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01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23.2mm"/>
    </style:style>
    <style:style style:name="co4" style:family="table-column">
      <style:table-column-properties fo:break-before="auto" style:column-width="15.08mm"/>
    </style:style>
    <style:style style:name="co5" style:family="table-column">
      <style:table-column-properties fo:break-before="auto" style:column-width="24.59mm"/>
    </style:style>
    <style:style style:name="co6" style:family="table-column">
      <style:table-column-properties fo:break-before="auto" style:column-width="19mm"/>
    </style:style>
    <style:style style:name="co7" style:family="table-column">
      <style:table-column-properties fo:break-before="auto" style:column-width="20.39mm"/>
    </style:style>
    <style:style style:name="co8" style:family="table-column">
      <style:table-column-properties fo:break-before="auto" style:column-width="26.55mm"/>
    </style:style>
    <style:style style:name="co9" style:family="table-column">
      <style:table-column-properties fo:break-before="auto" style:column-width="21.52mm"/>
    </style:style>
    <style:style style:name="co10" style:family="table-column">
      <style:table-column-properties fo:break-before="auto" style:column-width="18.71mm"/>
    </style:style>
    <style:style style:name="co11" style:family="table-column">
      <style:table-column-properties fo:break-before="auto" style:column-width="19.84mm"/>
    </style:style>
    <style:style style:name="co12" style:family="table-column">
      <style:table-column-properties fo:break-before="auto" style:column-width="22.35mm"/>
    </style:style>
    <style:style style:name="co13" style:family="table-column">
      <style:table-column-properties fo:break-before="auto" style:column-width="26.26mm"/>
    </style:style>
    <style:style style:name="co14" style:family="table-column">
      <style:table-column-properties fo:break-before="auto" style:column-width="24.31mm"/>
    </style:style>
    <style:style style:name="co15" style:family="table-column">
      <style:table-column-properties fo:break-before="auto" style:column-width="17.73mm"/>
    </style:style>
    <style:style style:name="co16" style:family="table-column">
      <style:table-column-properties fo:break-before="auto" style:column-width="20.96mm"/>
    </style:style>
    <style:style style:name="co17" style:family="table-column">
      <style:table-column-properties fo:break-before="auto" style:column-width="20.67mm"/>
    </style:style>
    <style:style style:name="co18" style:family="table-column">
      <style:table-column-properties fo:break-before="auto" style:column-width="17.89mm"/>
    </style:style>
    <style:style style:name="co19" style:family="table-column">
      <style:table-column-properties fo:break-before="auto" style:column-width="23.76mm"/>
    </style:style>
    <style:style style:name="co20" style:family="table-column">
      <style:table-column-properties fo:break-before="auto" style:column-width="22.91mm"/>
    </style:style>
    <style:style style:name="co21" style:family="table-column">
      <style:table-column-properties fo:break-before="auto" style:column-width="23.48mm"/>
    </style:style>
    <style:style style:name="co22" style:family="table-column">
      <style:table-column-properties fo:break-before="auto" style:column-width="17.04mm"/>
    </style:style>
    <style:style style:name="co23" style:family="table-column">
      <style:table-column-properties fo:break-before="auto" style:column-width="33.27mm"/>
    </style:style>
    <style:style style:name="co24" style:family="table-column">
      <style:table-column-properties fo:break-before="auto" style:column-width="14.25mm"/>
    </style:style>
    <style:style style:name="co25" style:family="table-column">
      <style:table-column-properties fo:break-before="auto" style:column-width="28.22mm"/>
    </style:style>
    <style:style style:name="co26" style:family="table-column">
      <style:table-column-properties fo:break-before="auto" style:column-width="27.11mm"/>
    </style:style>
    <style:style style:name="co27" style:family="table-column">
      <style:table-column-properties fo:break-before="auto" style:column-width="25.72mm"/>
    </style:style>
    <style:style style:name="co28" style:family="table-column">
      <style:table-column-properties fo:break-before="auto" style:column-width="27.68mm"/>
    </style:style>
    <style:style style:name="co29" style:family="table-column">
      <style:table-column-properties fo:break-before="auto" style:column-width="19.56mm"/>
    </style:style>
    <style:style style:name="co30" style:family="table-column">
      <style:table-column-properties fo:break-before="auto" style:column-width="17.6mm"/>
    </style:style>
    <style:style style:name="co31" style:family="table-column">
      <style:table-column-properties fo:break-before="auto" style:column-width="21.8mm"/>
    </style:style>
    <style:style style:name="co32" style:family="table-column">
      <style:table-column-properties fo:break-before="auto" style:column-width="16.47mm"/>
    </style:style>
    <style:style style:name="co33" style:family="table-column">
      <style:table-column-properties fo:break-before="auto" style:column-width="7.53mm"/>
    </style:style>
    <style:style style:name="co34" style:family="table-column">
      <style:table-column-properties fo:break-before="auto" style:column-width="22.63mm"/>
    </style:style>
    <style:style style:name="co35" style:family="table-column">
      <style:table-column-properties fo:break-before="auto" style:column-width="22.08mm"/>
    </style:style>
    <style:style style:name="co36" style:family="table-column">
      <style:table-column-properties fo:break-before="auto" style:column-width="32.14mm"/>
    </style:style>
    <style:style style:name="co37" style:family="table-column">
      <style:table-column-properties fo:break-before="auto" style:column-width="8.1mm"/>
    </style:style>
    <style:style style:name="co38" style:family="table-column">
      <style:table-column-properties fo:break-before="auto" style:column-width="32.42mm"/>
    </style:style>
    <style:style style:name="co39" style:family="table-column">
      <style:table-column-properties fo:break-before="auto" style:column-width="5.86mm"/>
    </style:style>
    <style:style style:name="co40" style:family="table-column">
      <style:table-column-properties fo:break-before="auto" style:column-width="27.96mm"/>
    </style:style>
    <style:style style:name="co41" style:family="table-column">
      <style:table-column-properties fo:break-before="auto" style:column-width="10.88mm"/>
    </style:style>
    <style:style style:name="co42" style:family="table-column">
      <style:table-column-properties fo:break-before="auto" style:column-width="35.7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PageStyle_5f_Balance_20_Sheet">
      <style:table-properties table:display="true" style:writing-mode="lr-tb"/>
    </style:style>
    <style:style style:name="ta2" style:family="table" style:master-page-name="PageStyle_5f_Capital_20_1">
      <style:table-properties table:display="true" style:writing-mode="lr-tb"/>
    </style:style>
    <style:style style:name="ta3" style:family="table" style:master-page-name="PageStyle_5f_Smile">
      <style:table-properties table:display="true" style:writing-mode="lr-tb"/>
    </style:style>
    <style:style style:name="ta4" style:family="table" style:master-page-name="PageStyle_5f_College_20_Fund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534" style:family="table-cell" style:parent-style-name="Default">
      <style:table-cell-properties fo:border-bottom="none" fo:background-color="#dee7e5" style:diagonal-bl-tr="none" style:diagonal-tl-br="none" fo:border-left="0.74pt solid #000000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4" style:family="table-cell" style:parent-style-name="Default">
      <style:table-cell-properties fo:border-bottom="none" fo:background-color="#dee7e5" style:diagonal-bl-tr="none" style:diagonal-tl-br="none" fo:border-left="0.74pt solid #000000" fo:padding="0.71mm" fo:border-right="none" style:rotation-align="none" fo:border-top="none"/>
      <style:text-properties fo:color="#224b12" style:font-name="Ubuntu"/>
    </style:style>
    <style:style style:name="ce629" style:family="table-cell" style:parent-style-name="Default">
      <style:table-cell-properties fo:border-bottom="0.74pt solid #000000" fo:background-color="#dee7e5" style:diagonal-bl-tr="none" style:diagonal-tl-br="none" fo:border-left="0.74pt soli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4" style:family="table-cell" style:parent-style-name="Default">
      <style:table-cell-properties fo:background-color="#ffffff" fo:padding="0.71mm"/>
      <style:text-properties style:font-name="Ubuntu"/>
    </style:style>
    <style:style style:name="ce638" style:family="table-cell" style:parent-style-name="Default">
      <style:table-cell-properties fo:border-bottom="none" fo:background-color="#ffffd7" style:diagonal-bl-tr="none" style:diagonal-tl-br="none" fo:border-left="0.74pt solid #000000" fo:padding="0.71m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2" style:family="table-cell" style:parent-style-name="Default">
      <style:table-cell-properties fo:border-bottom="none" fo:background-color="#ffffd7" style:diagonal-bl-tr="none" style:diagonal-tl-br="none" fo:border-left="0.74pt solid #000000" fo:padding="0.71mm" fo:border-right="none" style:rotation-align="none" fo:border-top="none"/>
      <style:text-properties fo:color="#7b3d00" style:font-name="Ubuntu"/>
    </style:style>
    <style:style style:name="ce658" style:family="table-cell" style:parent-style-name="Default">
      <style:table-cell-properties fo:border-bottom="0.74pt solid #000000" fo:background-color="#ffffd7" style:diagonal-bl-tr="none" style:diagonal-tl-br="none" fo:border-left="0.74pt solid #000000" fo:padding="0.71m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9" style:family="table-cell" style:parent-style-name="Default">
      <style:table-cell-properties fo:border-bottom="none" fo:background-color="#eeeeee" style:diagonal-bl-tr="none" style:diagonal-tl-br="none" fo:border-left="0.74pt solid #000000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3" style:family="table-cell" style:parent-style-name="Default">
      <style:table-cell-properties fo:border-bottom="none" fo:background-color="#eeeeee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674" style:family="table-cell" style:parent-style-name="Default">
      <style:table-cell-properties fo:border-bottom="0.74pt solid #000000" fo:background-color="#eeeeee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675" style:family="table-cell" style:parent-style-name="Default">
      <style:table-cell-properties fo:border-bottom="none" fo:background-color="#ffdbb6" style:diagonal-bl-tr="none" style:diagonal-tl-br="none" fo:border-left="0.74pt solid #000000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6" style:family="table-cell" style:parent-style-name="Default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677" style:family="table-cell" style:parent-style-name="Default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678" style:family="table-cell" style:parent-style-name="Default">
      <style:table-cell-properties fo:border-bottom="2.49pt double-thin #000000" style:border-line-width-bottom="0.18mm 0.53mm 0.18mm" fo:background-color="#ffffd7" style:diagonal-bl-tr="none" style:diagonal-tl-br="none" fo:border-left="none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4" style:family="table-cell" style:parent-style-name="Default">
      <style:table-cell-properties fo:padding="0.71mm"/>
      <style:text-properties style:font-name="Ubuntu"/>
    </style:style>
    <style:style style:name="ce690" style:family="table-cell" style:parent-style-name="Default">
      <style:table-cell-properties fo:border-bottom="none" fo:background-color="#dee7e5" style:diagonal-bl-tr="none" style:diagonal-tl-br="none" fo:border-left="none" fo:padding="0.71mm" fo:border-right="none" style:rotation-align="none" fo:border-top="0.74pt solid #000000"/>
      <style:text-properties fo:color="#224b12" style:font-name="Ubuntu"/>
    </style:style>
    <style:style style:name="ce691" style:family="table-cell" style:parent-style-name="Default" style:data-style-name="N2">
      <style:table-cell-properties fo:background-color="#dee7e5" style:diagonal-bl-tr="none" style:diagonal-tl-br="none" fo:border="none" fo:padding="0.71mm" style:rotation-align="none"/>
      <style:text-properties fo:color="#224b12" style:font-name="Ubuntu"/>
    </style:style>
    <style:style style:name="ce692" style:family="table-cell" style:parent-style-name="Default" style:data-style-name="N0">
      <style:table-cell-properties fo:background-color="#dee7e5" style:diagonal-bl-tr="none" style:diagonal-tl-br="none" fo:border="none" fo:padding="0.71mm" style:rotation-align="none"/>
      <style:text-properties fo:color="#224b12" style:font-name="Ubuntu"/>
    </style:style>
    <style:style style:name="ce693" style:family="table-cell" style:parent-style-name="Default">
      <style:table-cell-properties fo:background-color="#dee7e5" style:diagonal-bl-tr="none" style:diagonal-tl-br="none" fo:border="none" fo:padding="0.71mm" style:rotation-align="none"/>
      <style:text-properties fo:color="#224b12" style:font-name="Ubuntu"/>
    </style:style>
    <style:style style:name="ce694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5" style:family="table-cell" style:parent-style-name="Default">
      <style:table-cell-properties fo:border-bottom="none" fo:background-color="#ffffd7" style:diagonal-bl-tr="none" style:diagonal-tl-br="none" fo:border-left="none" fo:padding="0.71mm" fo:border-right="none" style:rotation-align="none" fo:border-top="0.74pt solid #000000"/>
      <style:text-properties fo:color="#7b3d00" style:font-name="Ubuntu"/>
    </style:style>
    <style:style style:name="ce696" style:family="table-cell" style:parent-style-name="Default">
      <style:table-cell-properties fo:background-color="#ffffd7" style:diagonal-bl-tr="none" style:diagonal-tl-br="none" fo:border="none" fo:padding="0.71mm" style:rotation-align="none"/>
      <style:text-properties fo:color="#7b3d00" style:font-name="Ubuntu"/>
    </style:style>
    <style:style style:name="ce697" style:family="table-cell" style:parent-style-name="Default">
      <style:table-cell-properties fo:border-bottom="0.74pt solid #000000" fo:background-color="#ffffd7" style:diagonal-bl-tr="none" style:diagonal-tl-br="none" fo:border-left="none" fo:padding="0.71mm" fo:border-right="none" style:rotation-align="none" fo:border-top="none"/>
      <style:text-properties fo:color="#7b3d00" style:font-name="Ubuntu"/>
    </style:style>
    <style:style style:name="ce698" style:family="table-cell" style:parent-style-name="Default">
      <style:table-cell-properties fo:border-bottom="none" fo:background-color="#eeeeee" style:diagonal-bl-tr="none" style:diagonal-tl-br="none" fo:border-left="none" fo:padding="0.71mm" fo:border-right="none" style:rotation-align="none" fo:border-top="0.74pt solid #000000"/>
      <style:text-properties fo:color="#355269" style:font-name="Ubuntu"/>
    </style:style>
    <style:style style:name="ce699" style:family="table-cell" style:parent-style-name="Default">
      <style:table-cell-properties fo:background-color="#eeeeee" style:diagonal-bl-tr="none" style:diagonal-tl-br="none" fo:border="none" fo:padding="0.71mm" style:rotation-align="none"/>
      <style:text-properties fo:color="#355269" style:font-name="Ubuntu"/>
    </style:style>
    <style:style style:name="ce700" style:family="table-cell" style:parent-style-name="Default" style:data-style-name="N0">
      <style:table-cell-properties fo:background-color="#eeeeee" style:diagonal-bl-tr="none" style:diagonal-tl-br="none" fo:border="none" fo:padding="0.71mm" style:rotation-align="none"/>
      <style:text-properties fo:color="#355269" style:font-name="Ubuntu"/>
    </style:style>
    <style:style style:name="ce701" style:family="table-cell" style:parent-style-name="Default">
      <style:table-cell-properties fo:border-bottom="0.74pt solid #000000" fo:background-color="#eeeeee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02" style:family="table-cell" style:parent-style-name="Default">
      <style:table-cell-properties fo:border-bottom="none" fo:background-color="#ffdbb6" style:diagonal-bl-tr="none" style:diagonal-tl-br="none" fo:border-left="none" fo:padding="0.71mm" fo:border-right="none" style:rotation-align="none" fo:border-top="0.74pt solid #000000"/>
      <style:text-properties fo:color="#355269" style:font-name="Ubuntu"/>
    </style:style>
    <style:style style:name="ce703" style:family="table-cell" style:parent-style-name="Default">
      <style:table-cell-properties fo:background-color="#ffdbb6" style:diagonal-bl-tr="none" style:diagonal-tl-br="none" fo:border="none" fo:padding="0.71mm" style:rotation-align="none"/>
      <style:text-properties fo:color="#355269" style:font-name="Ubuntu"/>
    </style:style>
    <style:style style:name="ce704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05" style:family="table-cell" style:parent-style-name="Default" style:data-style-name="N2">
      <style:table-cell-properties fo:border-bottom="2.49pt double-thin #000000" style:border-line-width-bottom="0.18mm 0.53mm 0.18mm" fo:background-color="#ffffd7" style:diagonal-bl-tr="none" style:diagonal-tl-br="none" fo:border-left="none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6" style:family="table-cell" style:parent-style-name="Default">
      <style:table-cell-properties fo:border-bottom="none" fo:background-color="#dddddd" style:diagonal-bl-tr="none" style:diagonal-tl-br="none" fo:border-left="0.74pt dotted #000000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7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8" style:family="table-cell" style:parent-style-name="Default">
      <style:table-cell-properties fo:border-bottom="none" fo:background-color="#dddddd" style:diagonal-bl-tr="none" style:diagonal-tl-br="none" fo:border-left="0.74pt dotte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>
      <style:table-cell-properties fo:border-bottom="0.74pt solid #000000" fo:background-color="#dddddd" style:diagonal-bl-tr="none" style:diagonal-tl-br="none" fo:border-left="0.74pt dotte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>
      <style:table-cell-properties fo:border-bottom="none" fo:background-color="#eeeeee" style:diagonal-bl-tr="none" style:diagonal-tl-br="none" fo:border-left="none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>
      <style:table-cell-properties fo:background-color="#eeeeee" style:diagonal-bl-tr="none" style:diagonal-tl-br="none" fo:border="none" fo:padding="0.71m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3">
      <style:table-cell-properties fo:background-color="#eeeeee" style:diagonal-bl-tr="none" style:diagonal-tl-br="none" fo:border="none" fo:padding="0.71mm" style:rotation-align="none"/>
      <style:text-properties fo:color="#355269" style:font-name="Ubuntu"/>
    </style:style>
    <style:style style:name="ce713" style:family="table-cell" style:parent-style-name="Default">
      <style:table-cell-properties fo:border-bottom="none" fo:background-color="#ffdbb6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714" style:family="table-cell" style:parent-style-name="Default">
      <style:table-cell-properties fo:background-color="#ffdbb6" style:diagonal-bl-tr="none" style:diagonal-tl-br="none" fo:border="none" fo:padding="0.71m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5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6" style:family="table-cell" style:parent-style-name="Default" style:data-style-name="N2">
      <style:table-cell-properties fo:background-color="#ffffff" fo:padding="0.71mm"/>
      <style:text-properties style:font-name="Ubuntu"/>
    </style:style>
    <style:style style:name="ce717" style:family="table-cell" style:parent-style-name="Default">
      <style:table-cell-properties fo:border-bottom="none" fo:background-color="#dddddd" style:diagonal-bl-tr="none" style:diagonal-tl-br="none" fo:border-left="none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4">
      <style:table-cell-properties fo:border-bottom="none" fo:background-color="#dddddd" style:diagonal-bl-tr="none" style:diagonal-tl-br="none" fo:border-left="none" fo:padding="0.71m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>
      <style:table-cell-properties fo:border-bottom="none" fo:background-color="#dddddd" style:diagonal-bl-tr="none" style:diagonal-tl-br="none" fo:border-left="none" fo:padding="0.71m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71m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>
      <style:table-cell-properties fo:border-bottom="none" fo:background-color="#ffffd7" style:diagonal-bl-tr="none" style:diagonal-tl-br="none" fo:border-left="none" fo:padding="0.71mm" fo:border-right="0.74pt solid #000000" style:rotation-align="none" fo:border-top="0.74pt solid #000000"/>
      <style:text-properties fo:color="#7b3d00" style:font-name="Ubuntu"/>
    </style:style>
    <style:style style:name="ce722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3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4" style:family="table-cell" style:parent-style-name="Default">
      <style:table-cell-properties fo:border-bottom="none" fo:background-color="#eeeeee" style:diagonal-bl-tr="none" style:diagonal-tl-br="none" fo:border-left="none" fo:padding="0.71mm" fo:border-right="0.74pt solid #000000" style:rotation-align="none" fo:border-top="0.74pt solid #000000"/>
      <style:text-properties fo:color="#355269" style:font-name="Ubuntu"/>
    </style:style>
    <style:style style:name="ce822" style:family="table-cell" style:parent-style-name="Default">
      <style:table-cell-properties fo:border-bottom="none" fo:background-color="#eeeeee" style:diagonal-bl-tr="none" style:diagonal-tl-br="none" fo:border-left="none" fo:padding="0.71mm" fo:border-right="0.74pt solid #000000" style:rotation-align="none" fo:border-top="none"/>
      <style:text-properties fo:color="#355269" style:font-name="Ubuntu"/>
    </style:style>
    <style:style style:name="ce823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24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5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71m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6" style:family="table-cell" style:parent-style-name="Default">
      <style:table-cell-properties fo:border-bottom="none" fo:background-color="#ffdbb6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225" style:family="table-cell" style:parent-style-name="Default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828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829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style:font-name="Ubuntu"/>
    </style:style>
    <style:style style:name="ce831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2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3" style:family="table-cell" style:parent-style-name="Default" style:data-style-name="N11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34" style:family="table-cell" style:parent-style-name="Default" style:data-style-name="N4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>
      <style:table-cell-properties fo:padding="0.71m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11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34">
      <style:table-cell-properties fo:background-color="#ffffff" style:diagonal-bl-tr="none" style:diagonal-tl-br="none" fo:border="none" fo:padding="0.71mm" style:rotation-align="none"/>
      <style:text-properties style:font-name="Ubuntu"/>
    </style:style>
    <style:style style:name="ce838" style:family="table-cell" style:parent-style-name="Default">
      <style:table-cell-properties fo:border-bottom="none" fo:background-color="#dedce6" fo:border-left="0.74pt solid #000000" fo:padding="0.71m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839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840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841" style:family="table-cell" style:parent-style-name="Default" style:data-style-name="N114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10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2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845" style:family="table-cell" style:parent-style-name="Default">
      <style:table-cell-properties fo:border-bottom="none" fo:background-color="#dedce6" fo:border-left="none" fo:padding="0.71mm" fo:border-right="none" fo:border-top="0.74pt solid #000000"/>
      <style:text-properties fo:color="#2a6099" style:font-name="Ubuntu"/>
    </style:style>
    <style:style style:name="ce846" style:family="table-cell" style:parent-style-name="Default" style:data-style-name="N39">
      <style:table-cell-properties fo:background-color="#dedce6" fo:padding="0.71mm"/>
      <style:text-properties fo:color="#2a6099" style:font-name="Ubuntu"/>
    </style:style>
    <style:style style:name="ce847" style:family="table-cell" style:parent-style-name="Default" style:data-style-name="N39">
      <style:table-cell-properties fo:border-bottom="0.74pt solid #000000" fo:background-color="#dedce6" fo:border-left="none" fo:padding="0.71mm" fo:border-right="none" fo:border-top="none"/>
      <style:text-properties fo:color="#2a6099" style:font-name="Ubuntu"/>
    </style:style>
    <style:style style:name="ce848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39">
      <style:table-cell-properties fo:border-bottom="none" fo:background-color="#dedce6" fo:border-left="none" fo:padding="0.71mm" fo:border-right="none" fo:border-top="0.74pt solid #000000"/>
      <style:text-properties fo:color="#2a6099" style:font-name="Ubuntu"/>
    </style:style>
    <style:style style:name="ce249" style:family="table-cell" style:parent-style-name="Default" style:data-style-name="N11">
      <style:table-cell-properties fo:padding="0.71mm"/>
      <style:text-properties style:font-name="Ubuntu"/>
    </style:style>
    <style:style style:name="ce852" style:family="table-cell" style:parent-style-name="Default">
      <style:table-cell-properties fo:border-bottom="none" fo:background-color="#dedce6" fo:border-left="none" fo:padding="0.71mm" fo:border-right="0.74pt solid #000000" fo:border-top="0.74pt solid #000000"/>
      <style:text-properties fo:color="#2a6099" style:font-name="Ubuntu"/>
    </style:style>
    <style:style style:name="ce853" style:family="table-cell" style:parent-style-name="Default">
      <style:table-cell-properties fo:border-bottom="none" fo:background-color="#dedce6" fo:border-left="none" fo:padding="0.71mm" fo:border-right="0.74pt solid #000000" fo:border-top="none"/>
      <style:text-properties fo:color="#2a6099" style:font-name="Ubuntu"/>
    </style:style>
    <style:style style:name="ce854" style:family="table-cell" style:parent-style-name="Default">
      <style:table-cell-properties fo:border-bottom="0.74pt solid #000000" fo:background-color="#dedce6" fo:border-left="none" fo:padding="0.71mm" fo:border-right="0.74pt solid #000000" fo:border-top="none"/>
      <style:text-properties fo:color="#2a6099" style:font-name="Ubuntu"/>
    </style:style>
    <style:style style:name="ce855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Default">
      <style:text-properties style:font-name="Ubuntu"/>
    </style:style>
    <style:style style:name="ce857" style:family="table-cell" style:parent-style-name="Default" style:data-style-name="N37">
      <style:table-cell-properties fo:padding="0.71mm"/>
      <style:text-properties style:font-name="Ubuntu"/>
    </style:style>
    <style:style style:name="ce8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9" style:family="table-cell" style:parent-style-name="Default" style:data-style-name="N10">
      <style:table-cell-properties fo:padding="0.71mm"/>
      <style:text-properties style:font-name="Ubuntu"/>
    </style:style>
    <style:style style:name="ce258" style:family="table-cell" style:parent-style-name="Default" style:data-style-name="N4">
      <style:table-cell-properties fo:padding="0.71mm"/>
      <style:text-properties style:font-name="Ubuntu"/>
    </style:style>
    <style:style style:name="ce566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71m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7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71mm" fo:border-right="none" style:rotation-align="none" fo:border-top="none"/>
      <style:text-properties fo:color="#481d32" style:font-name="Ubuntu"/>
    </style:style>
    <style:style style:name="ce568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71m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2" style:family="table-cell" style:parent-style-name="Default" style:data-style-name="N10112">
      <style:table-cell-properties fo:padding="0.71mm"/>
      <style:text-properties style:font-name="Ubuntu"/>
    </style:style>
    <style:style style:name="ce570" style:family="table-cell" style:parent-style-name="Default">
      <style:table-cell-properties fo:border-bottom="none" fo:background-color="#e0c2cd" style:diagonal-bl-tr="none" style:diagonal-tl-br="none" fo:border-left="none" fo:padding="0.71mm" fo:border-right="none" style:rotation-align="none" fo:border-top="0.74pt solid #000000"/>
      <style:text-properties fo:color="#481d32" style:font-name="Ubuntu"/>
    </style:style>
    <style:style style:name="ce571" style:family="table-cell" style:parent-style-name="Default">
      <style:table-cell-properties fo:background-color="#e0c2cd" style:diagonal-bl-tr="none" style:diagonal-tl-br="none" fo:border="none" fo:padding="0.71mm" style:rotation-align="none"/>
      <style:text-properties fo:color="#481d32" style:font-name="Ubuntu"/>
    </style:style>
    <style:style style:name="ce572" style:family="table-cell" style:parent-style-name="Default">
      <style:table-cell-properties fo:border-bottom="0.74pt solid #000000" fo:background-color="#e0c2cd" style:diagonal-bl-tr="none" style:diagonal-tl-br="none" fo:border-left="none" fo:padding="0.71mm" fo:border-right="none" style:rotation-align="none" fo:border-top="none"/>
      <style:text-properties fo:color="#481d32" style:font-name="Ubuntu"/>
    </style:style>
    <style:style style:name="ce573" style:family="table-cell" style:parent-style-name="Default" style:data-style-name="N0">
      <style:table-cell-properties fo:background-color="#e0c2cd" style:diagonal-bl-tr="none" style:diagonal-tl-br="none" fo:border="none" fo:padding="0.71mm" style:rotation-align="none"/>
      <style:text-properties fo:color="#481d32" style:font-name="Ubuntu"/>
    </style:style>
    <style:style style:name="ce574" style:family="table-cell" style:parent-style-name="Default">
      <style:table-cell-properties fo:background-color="#e0c2cd" style:diagonal-bl-tr="none" style:diagonal-tl-br="none" fo:border="none" fo:padding="0.71m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>
      <style:table-cell-properties fo:border-bottom="0.74pt solid #000000" fo:background-color="#e0c2cd" style:diagonal-bl-tr="none" style:diagonal-tl-br="none" fo:border-left="none" fo:padding="0.71m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6" style:family="table-cell" style:parent-style-name="Default">
      <style:table-cell-properties fo:border-bottom="none" fo:background-color="#e0c2cd" style:diagonal-bl-tr="none" style:diagonal-tl-br="none" fo:border-left="none" fo:padding="0.71mm" fo:border-right="0.74pt solid #000000" style:rotation-align="none" fo:border-top="0.74pt solid #000000"/>
      <style:text-properties fo:color="#481d32" style:font-name="Ubuntu"/>
    </style:style>
    <style:style style:name="ce577" style:family="table-cell" style:parent-style-name="Default">
      <style:table-cell-properties fo:border-bottom="none" fo:background-color="#e0c2cd" style:diagonal-bl-tr="none" style:diagonal-tl-br="none" fo:border-left="none" fo:padding="0.71mm" fo:border-right="0.74pt solid #000000" style:rotation-align="none" fo:border-top="none"/>
      <style:text-properties fo:color="#481d32" style:font-name="Ubuntu"/>
    </style:style>
    <style:style style:name="ce578" style:family="table-cell" style:parent-style-name="Default">
      <style:table-cell-properties fo:border-bottom="0.74pt solid #000000" fo:background-color="#e0c2cd" style:diagonal-bl-tr="none" style:diagonal-tl-br="none" fo:border-left="none" fo:padding="0.71mm" fo:border-right="0.74pt solid #000000" style:rotation-align="none" fo:border-top="none"/>
      <style:text-properties fo:color="#481d32" style:font-name="Ubuntu"/>
    </style:style>
    <style:style style:name="ce579" style:family="table-cell" style:parent-style-name="Default">
      <style:table-cell-properties fo:border-bottom="none" fo:background-color="#dde8cb" style:diagonal-bl-tr="none" style:diagonal-tl-br="none" fo:border-left="none" fo:padding="0.71m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0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82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font-name="Ubuntu"/>
    </style:style>
    <style:style style:name="ce583" style:family="table-cell" style:parent-style-name="Default">
      <style:table-cell-properties fo:padding="0.71m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4" style:family="table-cell" style:parent-style-name="Default">
      <style:table-cell-properties fo:border-bottom="none" fo:background-color="#dde8cb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278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586" style:family="table-cell" style:parent-style-name="Default" style:data-style-name="N10112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587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88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89" style:family="table-cell" style:parent-style-name="Default">
      <style:table-cell-properties fo:border-bottom="none" fo:background-color="#dde8cb" style:diagonal-bl-tr="none" style:diagonal-tl-br="none" fo:border-left="1.76pt solid #3d3d3d" fo:padding="0.71m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0" style:family="table-cell" style:parent-style-name="Default">
      <style:table-cell-properties fo:border-bottom="none" fo:background-color="#dde8cb" style:diagonal-bl-tr="none" style:diagonal-tl-br="none" fo:border-left="1.76pt solid #3d3d3d" fo:padding="0.71mm" fo:border-right="none" style:rotation-align="none" fo:border-top="none"/>
      <style:text-properties style:font-name="Ubuntu"/>
    </style:style>
    <style:style style:name="ce591" style:family="table-cell" style:parent-style-name="Default">
      <style:table-cell-properties fo:border-bottom="1.76pt solid #3d3d3d" fo:background-color="#dde8cb" style:diagonal-bl-tr="none" style:diagonal-tl-br="none" fo:border-left="1.76pt solid #3d3d3d" fo:padding="0.71mm" fo:border-right="none" style:rotation-align="none" fo:border-top="none"/>
      <style:text-properties style:font-name="Ubuntu"/>
    </style:style>
    <style:style style:name="ce592" style:family="table-cell" style:parent-style-name="Default">
      <style:table-cell-properties fo:border-bottom="none" fo:background-color="#ffdbb6" fo:border-left="0.74pt solid #000000" fo:padding="0.71mm" fo:border-right="none" fo:border-top="0.74pt solid #000000"/>
      <style:text-properties style:font-name="Ubuntu"/>
    </style:style>
    <style:style style:name="ce593" style:family="table-cell" style:parent-style-name="Default">
      <style:table-cell-properties fo:border-bottom="none" fo:background-color="#ffdbb6" fo:border-left="0.74pt solid #000000" fo:padding="0.71mm" fo:border-right="none" fo:border-top="none"/>
      <style:text-properties style:font-name="Ubuntu"/>
    </style:style>
    <style:style style:name="ce594" style:family="table-cell" style:parent-style-name="Default">
      <style:table-cell-properties fo:border-bottom="0.74pt solid #000000" fo:background-color="#ffdbb6" fo:border-left="0.74pt solid #000000" fo:padding="0.71mm" fo:border-right="none" fo:border-top="none"/>
      <style:text-properties style:font-name="Ubuntu"/>
    </style:style>
    <style:style style:name="ce595" style:family="table-cell" style:parent-style-name="Default">
      <style:table-cell-properties fo:border-bottom="none" fo:background-color="#dde8cb" style:diagonal-bl-tr="none" style:diagonal-tl-br="none" fo:border-left="none" fo:padding="0.71mm" fo:border-right="1.76pt solid #3d3d3d" style:rotation-align="none" fo:border-top="1.76pt solid #3d3d3d"/>
      <style:text-properties style:font-name="Ubuntu"/>
    </style:style>
    <style:style style:name="ce596" style:family="table-cell" style:parent-style-name="Default">
      <style:table-cell-properties fo:border-bottom="none" fo:background-color="#dde8cb" style:diagonal-bl-tr="none" style:diagonal-tl-br="none" fo:border-left="none" fo:padding="0.71mm" fo:border-right="1.76pt solid #3d3d3d" style:rotation-align="none" fo:border-top="none"/>
      <style:text-properties style:font-name="Ubuntu"/>
    </style:style>
    <style:style style:name="ce597" style:family="table-cell" style:parent-style-name="Default">
      <style:table-cell-properties fo:border-bottom="1.76pt solid #3d3d3d" fo:background-color="#dde8cb" style:diagonal-bl-tr="none" style:diagonal-tl-br="none" fo:border-left="none" fo:padding="0.71mm" fo:border-right="1.76pt solid #3d3d3d" style:rotation-align="none" fo:border-top="none"/>
      <style:text-properties style:font-name="Ubuntu"/>
    </style:style>
    <style:style style:name="ce598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599" style:family="table-cell" style:parent-style-name="Default">
      <style:table-cell-properties fo:background-color="#ffdbb6"/>
      <style:text-properties style:font-name="Ubuntu"/>
    </style:style>
    <style:style style:name="ce600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601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603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5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06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07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608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609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302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3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none"/>
      <style:text-properties fo:color="#2a6099" style:font-name="Ubuntu"/>
    </style:style>
    <style:style style:name="ce304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5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6" style:family="table-cell" style:parent-style-name="Default" style:data-style-name="N10112">
      <style:table-cell-properties fo:padding="0.71mm"/>
      <style:text-properties fo:color="#2a6099" style:font-name="Ubuntu"/>
    </style:style>
    <style:style style:name="ce307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71m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8" style:family="table-cell" style:parent-style-name="Default">
      <style:table-cell-properties fo:border-bottom="none" fo:background-color="#ffffff" style:diagonal-bl-tr="none" style:diagonal-tl-br="none" fo:border-left="0.74pt dotted #3d3d3d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9" style:family="table-cell" style:parent-style-name="Default">
      <style:table-cell-properties fo:border-bottom="0.74pt dotted #3d3d3d" fo:background-color="#ffffff" style:diagonal-bl-tr="none" style:diagonal-tl-br="none" fo:border-left="0.74pt dotted #3d3d3d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0" style:family="table-cell" style:parent-style-name="Default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2a6099" style:font-name="Ubuntu"/>
    </style:style>
    <style:style style:name="ce311" style:family="table-cell" style:parent-style-name="Default">
      <style:table-cell-properties fo:background-color="#ccccff" style:diagonal-bl-tr="none" style:diagonal-tl-br="none" fo:border="none" fo:padding="0.71mm" style:rotation-align="none"/>
      <style:text-properties fo:color="#2a6099" style:font-name="Ubuntu"/>
    </style:style>
    <style:style style:name="ce312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2a6099" style:font-name="Ubuntu"/>
    </style:style>
    <style:style style:name="ce313" style:family="table-cell" style:parent-style-name="Default">
      <style:text-properties fo:color="#2a6099" style:font-name="Ubuntu"/>
    </style:style>
    <style:style style:name="ce314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5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6" style:family="table-cell" style:parent-style-name="Default">
      <style:table-cell-properties fo:border-bottom="0.74pt dotted #3d3d3d" fo:background-color="#ffff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7" style:family="table-cell" style:parent-style-name="Default" style:data-style-name="N2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2a6099" style:font-name="Ubuntu"/>
    </style:style>
    <style:style style:name="ce318" style:family="table-cell" style:parent-style-name="Default" style:data-style-name="N2">
      <style:table-cell-properties fo:background-color="#ccccff" style:diagonal-bl-tr="none" style:diagonal-tl-br="none" fo:border="none" fo:padding="0.71mm" style:rotation-align="none"/>
      <style:text-properties fo:color="#2a6099" style:font-name="Ubuntu"/>
    </style:style>
    <style:style style:name="ce319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0" style:family="table-cell" style:parent-style-name="Default" style:data-style-name="N2">
      <style:table-cell-properties fo:padding="0.71mm"/>
      <style:text-properties fo:color="#2a6099" style:font-name="Ubuntu"/>
    </style:style>
    <style:style style:name="ce321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2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3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71m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4" style:family="table-cell" style:parent-style-name="Default" style:data-style-name="N2">
      <style:table-cell-properties fo:padding="0.71mm"/>
      <style:text-properties style:font-name="Ubuntu"/>
    </style:style>
    <style:style style:name="ce325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none"/>
      <style:text-properties fo:color="#2a6099" style:font-name="Ubuntu"/>
    </style:style>
    <style:style style:name="ce326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3d3d3d" style:rotation-align="none" fo:border-top="none"/>
      <style:text-properties fo:color="#2a6099" style:font-name="Ubuntu"/>
    </style:style>
    <style:style style:name="ce327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0.74pt solid #000000" style:rotation-align="none" fo:border-top="none"/>
      <style:text-properties fo:color="#2a6099" style:font-name="Ubuntu"/>
    </style:style>
    <style:style style:name="ce328" style:family="table-cell" style:parent-style-name="Default">
      <style:table-cell-properties fo:padding="0.71mm"/>
      <style:text-properties fo:color="#2a6099" style:font-name="Ubuntu"/>
    </style:style>
    <style:style style:name="ce329" style:family="table-cell" style:parent-style-name="Default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0" style:family="table-cell" style:parent-style-name="Default">
      <style:table-cell-properties fo:background-color="#ccccff" style:diagonal-bl-tr="none" style:diagonal-tl-br="none" fo:border="none" fo:padding="0.71m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1" style:family="table-cell" style:parent-style-name="Default" style:data-style-name="N10112">
      <style:table-cell-properties fo:background-color="#ccccff" style:diagonal-bl-tr="none" style:diagonal-tl-br="none" fo:border="none" fo:padding="0.71m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2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3" style:family="table-cell" style:parent-style-name="Default" style:data-style-name="N2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4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335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33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7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338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33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340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1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65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start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7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18mm 0.53mm 0.18mm" fo:padding="0.71m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2" style:family="table-cell" style:parent-style-name="Default">
      <style:table-cell-properties style:glyph-orientation-vertical="0" fo:border-bottom="2.49pt double-thin #000000" style:border-line-width-bottom="0.18mm 0.53mm 0.18mm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3" style:family="table-cell" style:parent-style-name="Default">
      <style:table-cell-properties fo:padding="0.71mm"/>
      <style:text-properties fo:color="#355269" style:font-name="Ubuntu"/>
    </style:style>
    <style:style style:name="ce66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5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6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355269" style:font-name="Ubuntu"/>
    </style:style>
    <style:style style:name="ce667" style:family="table-cell" style:parent-style-name="Default">
      <style:table-cell-properties fo:border-bottom="2.49pt double-thin #000000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668" style:family="table-cell" style:parent-style-name="Default" style:data-style-name="N38">
      <style:table-cell-properties fo:padding="0.71mm"/>
      <style:text-properties fo:color="#355269" style:font-name="Ubuntu"/>
    </style:style>
    <style:style style:name="ce670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1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672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6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680" style:family="table-cell" style:parent-style-name="Default">
      <style:table-cell-properties style:glyph-orientation-vertical="0" fo:border-bottom="2.49pt double-thin #000000" style:border-line-width-bottom="0.18mm 0.53mm 0.18mm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681" style:family="table-cell" style:parent-style-name="Default" style:data-style-name="N2">
      <style:table-cell-properties style:diagonal-bl-tr="none" style:diagonal-tl-br="none" fo:border="none" fo:padding="0.71mm" style:rotation-align="none"/>
      <style:text-properties fo:color="#355269" style:font-name="Ubuntu"/>
    </style:style>
    <style:style style:name="ce682" style:family="table-cell" style:parent-style-name="Default" style:data-style-name="N2">
      <style:table-cell-properties fo:padding="0.71mm"/>
      <style:text-properties fo:color="#355269" style:font-name="Ubuntu"/>
    </style:style>
    <style:style style:name="ce683" style:family="table-cell" style:parent-style-name="Default" style:data-style-name="N36">
      <style:table-cell-properties fo:padding="0.71mm"/>
      <style:text-properties fo:color="#355269" style:font-name="Ubuntu"/>
    </style:style>
    <style:style style:name="ce684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685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686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687" style:family="table-cell" style:parent-style-name="Default" style:data-style-name="N2">
      <style:table-cell-properties fo:border-bottom="2.49pt double-thin #3d3d3d" style:border-line-width-bottom="0.18mm 0.53mm 0.18mm" fo:background-color="#ffffcc" style:diagonal-bl-tr="none" style:diagonal-tl-br="none" fo:border-left="2.49pt double-thin #3d3d3d" style:border-line-width-left="0.18mm 0.53mm 0.18mm" fo:padding="0.71m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8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9" style:family="table-cell" style:parent-style-name="Default" style:data-style-name="N114">
      <style:table-cell-properties fo:background-color="#dee6ef" style:diagonal-bl-tr="none" style:diagonal-tl-br="none" fo:border="none" fo:padding="0.71mm" style:rotation-align="none"/>
      <style:text-properties fo:color="#355269" style:font-name="Ubuntu"/>
    </style:style>
    <style:style style:name="ce725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26" style:family="table-cell" style:parent-style-name="Default" style:data-style-name="N114">
      <style:table-cell-properties fo:background-color="#ffffff" style:diagonal-bl-tr="none" style:diagonal-tl-br="none" fo:border="none" fo:padding="0.71mm" style:rotation-align="none"/>
      <style:text-properties fo:color="#355269" style:font-name="Ubuntu"/>
    </style:style>
    <style:style style:name="ce727" style:family="table-cell" style:parent-style-name="Default" style:data-style-name="N114">
      <style:table-cell-properties fo:border-bottom="2.49pt double-thin #000000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28" style:family="table-cell" style:parent-style-name="Default">
      <style:table-cell-properties style:diagonal-bl-tr="none" style:diagonal-tl-br="none" fo:border="none" fo:padding="0.71mm" style:rotation-align="none"/>
      <style:text-properties fo:color="#355269" style:font-name="Ubuntu"/>
    </style:style>
    <style:style style:name="ce729" style:family="table-cell" style:parent-style-name="Default" style:data-style-name="N2">
      <style:table-cell-properties fo:border-bottom="none" fo:background-color="#ffffcc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730" style:family="table-cell" style:parent-style-name="Default" style:data-style-name="N2">
      <style:table-cell-properties fo:border-bottom="none" fo:background-color="#ffffcc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31" style:family="table-cell" style:parent-style-name="Default" style:data-style-name="N2">
      <style:table-cell-properties fo:border-bottom="2.49pt double-thin #3d3d3d" style:border-line-width-bottom="0.18mm 0.53mm 0.18mm" fo:background-color="#ffffcc" style:diagonal-bl-tr="none" style:diagonal-tl-br="none" fo:border-left="none" fo:padding="0.71mm" fo:border-right="2.49pt double-thin #3d3d3d" style:border-line-width-right="0.18mm 0.53mm 0.18m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2" style:family="table-cell" style:parent-style-name="Default" style:data-style-name="N114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33" style:family="table-cell" style:parent-style-name="Default" style:data-style-name="N3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5" style:family="table-cell" style:parent-style-name="Default" style:data-style-name="N114">
      <style:table-cell-properties fo:border-bottom="none" fo:background-color="#ffdbb6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36" style:family="table-cell" style:parent-style-name="Default" style:data-style-name="N2">
      <style:table-cell-properties fo:border-bottom="none" fo:background-color="#ffdbb6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37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38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39" style:family="table-cell" style:parent-style-name="Default" style:data-style-name="N2">
      <style:table-cell-properties fo:border-bottom="2.49pt double-thin #000000" style:border-line-width-bottom="0.18mm 0.53mm 0.18mm" fo:background-color="#ffffff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40" style:family="table-cell" style:parent-style-name="Default" style:data-style-name="N2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1" style:family="table-cell" style:parent-style-name="Default" style:data-style-name="N2">
      <style:table-cell-properties fo:padding="0.71m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42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43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44" style:family="table-cell" style:parent-style-name="Default" style:data-style-name="N2">
      <style:table-cell-properties fo:border-bottom="2.49pt double-thin #3d3d3d" style:border-line-width-bottom="0.18mm 0.53mm 0.18mm" fo:background-color="#cc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45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46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47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48" style:family="table-cell" style:parent-style-name="Default" style:data-style-name="N2">
      <style:table-cell-properties fo:border-bottom="2.49pt double-thin #3d3d3d" style:border-line-width-bottom="0.18mm 0.53mm 0.18mm" fo:background-color="#ffffd7" style:diagonal-bl-tr="none" style:diagonal-tl-br="none" fo:border-left="2.49pt double-thin #3d3d3d" style:border-line-width-left="0.18mm 0.53mm 0.18mm" fo:padding="0.71m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9" style:family="table-cell" style:parent-style-name="Default" style:data-style-name="N2">
      <style:table-cell-properties fo:border-bottom="none" fo:background-color="#ccfff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750" style:family="table-cell" style:parent-style-name="Default" style:data-style-name="N2">
      <style:table-cell-properties fo:border-bottom="none" fo:background-color="#cc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51" style:family="table-cell" style:parent-style-name="Default" style:data-style-name="N2">
      <style:table-cell-properties fo:border-bottom="2.49pt double-thin #3d3d3d" style:border-line-width-bottom="0.18mm 0.53mm 0.18mm" fo:background-color="#cc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52" style:family="table-cell" style:parent-style-name="Default" style:data-style-name="N2">
      <style:table-cell-properties fo:border-bottom="none" fo:background-color="#ffffd7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753" style:family="table-cell" style:parent-style-name="Default" style:data-style-name="N2">
      <style:table-cell-properties fo:border-bottom="none" fo:background-color="#ffffd7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54" style:family="table-cell" style:parent-style-name="Default" style:data-style-name="N2">
      <style:table-cell-properties fo:border-bottom="2.49pt double-thin #3d3d3d" style:border-line-width-bottom="0.18mm 0.53mm 0.18mm" fo:background-color="#ffffd7" style:diagonal-bl-tr="none" style:diagonal-tl-br="none" fo:border-left="none" fo:padding="0.71mm" fo:border-right="2.49pt double-thin #3d3d3d" style:border-line-width-right="0.18mm 0.53mm 0.18m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5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56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57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58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59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55269" style:font-name="Ubuntu"/>
    </style:style>
    <style:style style:name="ce760" style:family="table-cell" style:parent-style-name="Default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1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62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fo:color="#355269" style:font-name="Ubuntu"/>
    </style:style>
    <style:style style:name="ce763" style:family="table-cell" style:parent-style-name="Default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64" style:family="table-cell" style:parent-style-name="Default" style:data-style-name="N4">
      <style:table-cell-properties fo:padding="0.71mm"/>
      <style:text-properties fo:color="#355269" style:font-name="Ubuntu"/>
    </style:style>
    <style:style style:name="ce765" style:family="table-cell" style:parent-style-name="Default">
      <style:text-properties fo:color="#355269" style:font-name="Ubuntu"/>
    </style:style>
    <style:style style:name="ce766" style:family="table-cell" style:parent-style-name="Default">
      <style:table-cell-properties fo:border-bottom="2.49pt double-thin #3d3d3d" style:border-line-width-bottom="0.18mm 0.53mm 0.18mm" fo:background-color="#fffff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67" style:family="table-cell" style:parent-style-name="Default" style:data-style-name="N114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8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69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70" style:family="table-cell" style:parent-style-name="Default">
      <style:table-cell-properties fo:border-bottom="2.49pt double-thin #3d3d3d" style:border-line-width-bottom="0.18mm 0.53mm 0.18mm" fo:background-color="#dee6e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71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2" style:family="table-cell" style:parent-style-name="Default" style:data-style-name="N1">
      <style:table-cell-properties fo:background-color="#dedce6" style:diagonal-bl-tr="none" style:diagonal-tl-br="none" fo:border="none" fo:padding="0.71m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3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74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75" style:family="table-cell" style:parent-style-name="Default" style:data-style-name="N2">
      <style:table-cell-properties fo:border-bottom="none" fo:background-color="#dee6e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76" style:family="table-cell" style:parent-style-name="Default" style:data-style-name="N2">
      <style:table-cell-properties fo:background-color="#dee6ef" style:diagonal-bl-tr="none" style:diagonal-tl-br="none" fo:border="none" fo:padding="0.71mm" style:rotation-align="none"/>
      <style:text-properties fo:color="#355269" style:font-name="Ubuntu"/>
    </style:style>
    <style:style style:name="ce777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fo:color="#355269" style:font-name="Ubuntu"/>
    </style:style>
    <style:style style:name="ce778" style:family="table-cell" style:parent-style-name="Default" style:data-style-name="N2">
      <style:table-cell-properties fo:border-bottom="2.49pt double-thin #3d3d3d" style:border-line-width-bottom="0.18mm 0.53mm 0.18mm" fo:background-color="#dee6e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79" style:family="table-cell" style:parent-style-name="Default" style:data-style-name="N1">
      <style:table-cell-properties fo:background-color="#dedce6" style:diagonal-bl-tr="none" style:diagonal-tl-br="none" fo:border="none" fo:padding="0.71mm" style:rotation-align="none"/>
      <style:text-properties fo:color="#355269" style:font-name="Ubuntu"/>
    </style:style>
    <style:style style:name="ce780" style:family="table-cell" style:parent-style-name="Default" style:data-style-name="N2">
      <style:table-cell-properties fo:background-color="#dedce6" style:diagonal-bl-tr="none" style:diagonal-tl-br="none" fo:border="none" fo:padding="0.71mm" style:rotation-align="none"/>
      <style:text-properties fo:color="#355269" style:font-name="Ubuntu"/>
    </style:style>
    <style:style style:name="ce781" style:family="table-cell" style:parent-style-name="Default" style:data-style-name="N2">
      <style:table-cell-properties fo:background-color="#ffffff" style:diagonal-bl-tr="none" style:diagonal-tl-br="none" fo:border="none" fo:padding="0.71mm" style:rotation-align="none"/>
      <style:text-properties fo:color="#355269" style:font-name="Ubuntu"/>
    </style:style>
    <style:style style:name="ce782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4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784" style:family="table-cell" style:parent-style-name="Default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85" style:family="table-cell" style:parent-style-name="Default" style:data-style-name="N11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86" style:family="table-cell" style:parent-style-name="Default" style:data-style-name="N2">
      <style:table-cell-properties fo:border-bottom="2.49pt double-thin #3d3d3d" style:border-line-width-bottom="0.18mm 0.53mm 0.18mm" fo:background-color="#dee6ef" style:diagonal-bl-tr="none" style:diagonal-tl-br="none" fo:border-left="none" fo:padding="0.71mm" fo:border-right="2.49pt double-thin #3d3d3d" style:border-line-width-right="0.18mm 0.53mm 0.18mm" style:rotation-align="none" fo:border-top="1.76pt solid #3d3d3d"/>
      <style:text-properties fo:color="#355269" style:font-name="Ubuntu"/>
    </style:style>
    <style:style style:name="ce787" style:family="table-cell" style:parent-style-name="Default" style:data-style-name="N173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88" style:family="table-cell" style:parent-style-name="Default">
      <style:table-cell-properties fo:border-bottom="2.49pt double-thin #3d3d3d" style:border-line-width-bottom="0.18mm 0.53mm 0.18mm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89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0" style:family="table-cell" style:parent-style-name="Default" style:data-style-name="N1">
      <style:table-cell-properties fo:background-color="#dedce6" style:diagonal-bl-tr="none" style:diagonal-tl-br="none" fo:border="none" fo:padding="0.71m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1" style:family="table-cell" style:parent-style-name="Default">
      <style:table-cell-properties fo:border-bottom="none" fo:background-color="#fffff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2" style:family="table-cell" style:parent-style-name="Default" style:data-style-name="N1">
      <style:table-cell-properties fo:border-bottom="none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3" style:family="table-cell" style:parent-style-name="Default" style:data-style-name="N2">
      <style:table-cell-properties fo:border-bottom="none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94" style:family="table-cell" style:parent-style-name="Default">
      <style:table-cell-properties fo:border-bottom="none" fo:background-color="#ff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95" style:family="table-cell" style:parent-style-name="Default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444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3.53mm" style:writing-mode="page"/>
      <style:text-properties style:font-name="Ubuntu"/>
    </style:style>
    <style:style style:name="ce445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446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447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8" style:family="table-cell" style:parent-style-name="Default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449" style:family="table-cell" style:parent-style-name="Default">
      <style:table-cell-properties fo:border-bottom="0.74pt solid #3d3d3d" fo:background-color="#dee6ef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0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1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4" style:family="table-cell" style:parent-style-name="Default">
      <style:table-cell-properties fo:border-bottom="0.74pt fine-dashed #3d3d3d" fo:background-color="#dee6ef" style:diagonal-bl-tr="none" style:diagonal-tl-br="none" fo:border-left="none" fo:padding="0.71mm" fo:border-right="none" style:rotation-align="none" fo:border-top="0.74pt solid #3d3d3d"/>
      <style:text-properties style:font-name="Ubuntu"/>
    </style:style>
    <style:style style:name="ce455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456" style:family="table-cell" style:parent-style-name="Default" style:data-style-name="N11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457" style:family="table-cell" style:parent-style-name="Default" style:data-style-name="N10117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458" style:family="table-cell" style:parent-style-name="Default">
      <style:table-cell-properties fo:border-bottom="0.74pt solid #3d3d3d" fo:background-color="#dee6ef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9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460" style:family="table-cell" style:parent-style-name="Default">
      <style:table-cell-properties fo:background-color="#ffdbb6" style:diagonal-bl-tr="none" style:diagonal-tl-br="none" fo:border="none" fo:padding="0.71mm" style:rotation-align="none"/>
      <style:text-properties style:font-name="Ubuntu"/>
    </style:style>
    <style:style style:name="ce461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2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3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464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5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6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467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8" style:family="table-cell" style:parent-style-name="Default">
      <style:table-cell-properties fo:border-bottom="0.74pt fine-dashed #3d3d3d" fo:background-color="#dee6ef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469" style:family="table-cell" style:parent-style-name="Default">
      <style:table-cell-properties fo:border-bottom="none" fo:background-color="#dee6ef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470" style:family="table-cell" style:parent-style-name="Default">
      <style:table-cell-properties fo:border-bottom="0.74pt solid #3d3d3d" fo:background-color="#dee6ef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471" style:family="table-cell" style:parent-style-name="Default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2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473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5" style:family="table-cell" style:parent-style-name="Default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476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477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>
      <style:table-cell-properties fo:border-bottom="0.74pt solid #000000" fo:background-color="#dde8cb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0" style:family="table-cell" style:parent-style-name="Default">
      <style:table-cell-properties fo:border-bottom="0.74pt solid #000000" fo:background-color="#ffffcc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1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482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483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4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6" style:family="table-cell" style:parent-style-name="Default" style:data-style-name="N10112">
      <style:table-cell-properties fo:background-color="#ffdbb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 style:data-style-name="N2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10112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 style:data-style-name="N2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492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3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494" style:family="table-cell" style:parent-style-name="Default">
      <style:table-cell-properties fo:background-color="#ffffcc" style:diagonal-bl-tr="none" style:diagonal-tl-br="none" fo:border="none" fo:padding="0.71mm" style:rotation-align="none"/>
      <style:text-properties style:font-name="Ubuntu"/>
    </style:style>
    <style:style style:name="ce495" style:family="table-cell" style:parent-style-name="Default" style:data-style-name="N10112">
      <style:table-cell-properties fo:background-color="#ffffcc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7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8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0" style:family="table-cell" style:parent-style-name="Default" style:data-style-name="N1">
      <style:table-cell-properties fo:background-color="#ffffcc" style:diagonal-bl-tr="none" style:diagonal-tl-br="none" fo:border="none" fo:padding="0.71mm" style:rotation-align="none"/>
      <style:text-properties style:font-name="Ubuntu"/>
    </style:style>
    <style:style style:name="ce501" style:family="table-cell" style:parent-style-name="Default" style:data-style-name="N2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502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3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5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6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507" style:family="table-cell" style:parent-style-name="Default">
      <style:table-cell-properties fo:border-bottom="none" fo:background-color="#ffffcc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508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9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0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18mm 0.53mm 0.18mm" style:direction="ltr" fo:padding="0.71mm" fo:border-right="none" style:rotation-angle="0" style:rotation-align="none" style:shrink-to-fit="false" fo:border-top="2.49pt double-thin #3d3d3d" style:border-line-width-top="0.18mm 0.53mm 0.18mm" style:vertical-align="automatic" loext:vertical-justify="auto"/>
      <style:paragraph-properties fo:text-align="start" css3t:text-justify="auto" fo:margin-left="3.53mm" style:writing-mode="page"/>
      <style:text-properties style:font-name="Ubuntu"/>
    </style:style>
    <style:style style:name="ce511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512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513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4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515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516" style:family="table-cell" style:parent-style-name="Default" style:data-style-name="N10112">
      <style:table-cell-properties fo:border-bottom="none" fo:background-color="#dde8cb" style:diagonal-bl-tr="none" style:diagonal-tl-br="none" fo:border-left="none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>
      <style:table-cell-properties fo:border-bottom="0.74pt fine-dashed #3d3d3d" fo:background-color="#dedce6" style:diagonal-bl-tr="none" style:diagonal-tl-br="none" fo:border-left="none" fo:padding="0.71mm" fo:border-right="none" style:rotation-align="none" fo:border-top="2.49pt double-thin #3d3d3d" style:border-line-width-top="0.18mm 0.53mm 0.18mm"/>
      <style:text-properties style:font-name="Ubuntu"/>
    </style:style>
    <style:style style:name="ce518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519" style:family="table-cell" style:parent-style-name="Default" style:data-style-name="N11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520" style:family="table-cell" style:parent-style-name="Default" style:data-style-name="N10117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521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522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4" style:family="table-cell" style:parent-style-name="Default" style:data-style-name="N36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525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526" style:family="table-cell" style:parent-style-name="Default" style:data-style-name="N116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527" style:family="table-cell" style:parent-style-name="Default">
      <style:table-cell-properties fo:border-bottom="none" fo:background-color="#dde8cb" style:diagonal-bl-tr="none" style:diagonal-tl-br="none" fo:border-left="none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8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 style:data-style-name="N0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530" style:family="table-cell" style:parent-style-name="Default" style:data-style-name="N0">
      <style:table-cell-properties fo:background-color="#dedce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1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2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3" style:family="table-cell" style:parent-style-name="Default">
      <style:table-cell-properties fo:border-bottom="0.74pt fine-dashed #3d3d3d" fo:background-color="#dedce6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style:font-name="Ubuntu"/>
    </style:style>
    <style:style style:name="ce535" style:family="table-cell" style:parent-style-name="Default">
      <style:table-cell-properties fo:border-bottom="none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style:font-name="Ubuntu"/>
    </style:style>
    <style:style style:name="ce536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style:font-name="Ubuntu"/>
    </style:style>
    <style:style style:name="ce537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0.74pt solid #3d3d3d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8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9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0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541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542" style:family="table-cell" style:parent-style-name="Default">
      <style:table-cell-properties fo:border-bottom="0.74pt solid #3d3d3d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3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4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6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547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548" style:family="table-cell" style:parent-style-name="Default">
      <style:table-cell-properties fo:background-color="#ffffd7" style:diagonal-bl-tr="none" style:diagonal-tl-br="none" fo:border="none" fo:padding="0.71mm" style:rotation-align="none"/>
      <style:text-properties style:font-name="Ubuntu"/>
    </style:style>
    <style:style style:name="ce549" style:family="table-cell" style:parent-style-name="Default">
      <style:table-cell-properties fo:border-bottom="0.74pt solid #3d3d3d" fo:background-color="#ffffd7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550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1" style:family="table-cell" style:parent-style-name="Default" style:data-style-name="N10112">
      <style:table-cell-properties fo:background-color="#ffffd7" style:diagonal-bl-tr="none" style:diagonal-tl-br="none" fo:border="none" fo:padding="0.71mm" style:rotation-align="none"/>
      <style:text-properties style:font-name="Ubuntu"/>
    </style:style>
    <style:style style:name="ce552" style:family="table-cell" style:parent-style-name="Default" style:data-style-name="N10112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114">
      <style:table-cell-properties fo:padding="0.71mm"/>
      <style:text-properties style:font-name="Ubuntu"/>
    </style:style>
    <style:style style:name="ce554" style:family="table-cell" style:parent-style-name="Default" style:data-style-name="N114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5" style:family="table-cell" style:parent-style-name="Default" style:data-style-name="N114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556" style:family="table-cell" style:parent-style-name="Default" style:data-style-name="N114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558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>
      <style:table-cell-properties style:glyph-orientation-vertical="0" fo:border-bottom="2.49pt double-thin #3d3d3d" style:border-line-width-bottom="0.18mm 0.53mm 0.18mm" fo:background-color="#ffffff" style:diagonal-bl-tr="none" style:diagonal-tl-br="none" style:text-align-source="fix" style:repeat-content="false" fo:wrap-option="no-wrap" fo:border-left="none" style:direction="ltr" fo:padding="0.71m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0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71mm" fo:border-right="0.74pt solid #3d3d3d" style:rotation-align="none" fo:border-top="none"/>
      <style:text-properties style:font-name="Ubuntu"/>
    </style:style>
    <style:style style:name="ce562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563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564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1">
        <office:forms form:automatic-focus="false" form:apply-design-mode="false"/>
        <table:table-column table:style-name="co1" table:default-cell-style-name="ce184"/>
        <table:table-column table:style-name="co2" table:default-cell-style-name="ce184"/>
        <table:table-column table:style-name="co3" table:default-cell-style-name="ce184"/>
        <table:table-column table:style-name="co4" table:default-cell-style-name="ce184"/>
        <table:table-column table:style-name="co5" table:default-cell-style-name="ce184"/>
        <table:table-column table:style-name="co6" table:default-cell-style-name="ce184"/>
        <table:table-column table:style-name="co7" table:default-cell-style-name="ce184"/>
        <table:table-column table:style-name="co8" table:default-cell-style-name="ce184"/>
        <table:table-column table:style-name="co9" table:default-cell-style-name="ce184"/>
        <table:table-column table:style-name="co10" table:default-cell-style-name="ce184"/>
        <table:table-column table:style-name="co11" table:default-cell-style-name="ce184"/>
        <table:table-column table:style-name="co12" table:default-cell-style-name="ce184"/>
        <table:table-column table:style-name="co13" table:default-cell-style-name="ce184"/>
        <table:table-column table:style-name="co14" table:default-cell-style-name="ce184"/>
        <table:table-column table:style-name="co15" table:number-columns-repeated="50" table:default-cell-style-name="ce254"/>
        <table:table-row table:style-name="ro1">
          <table:table-cell table:style-name="ce534" office:value-type="string" calcext:value-type="string">
            <text:p>Accounts</text:p>
          </table:table-cell>
          <table:table-cell table:style-name="ce690"/>
          <table:table-cell table:style-name="ce706" office:value-type="string" calcext:value-type="string">
            <text:p>Interest Rates</text:p>
          </table:table-cell>
          <table:table-cell table:style-name="ce717"/>
          <table:table-cell table:style-name="ce831" table:formula="of:=TODAY()" office:value-type="date" office:date-value="2019-10-29" calcext:value-type="date">
            <text:p>October</text:p>
          </table:table-cell>
          <table:table-cell table:style-name="ce837"/>
          <table:table-cell table:style-name="ce830" table:number-columns-repeated="2"/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Smile</text:p>
          </table:table-cell>
          <table:table-cell table:style-name="ce691" table:formula="of:=[$Smile.D45]" office:value-type="float" office:value="7189.74" calcext:value-type="float">
            <text:p>7189.74</text:p>
          </table:table-cell>
          <table:table-cell table:style-name="ce707"/>
          <table:table-cell table:style-name="ce718" table:formula="of:=([.B2]*[.C2])/12" office:value-type="float" office:value="0" calcext:value-type="float">
            <text:p>0.00</text:p>
          </table:table-cell>
          <table:table-cell table:style-name="ce832"/>
          <table:table-cell table:style-name="ce829" table:number-columns-repeated="3"/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Virgin MG e-ISA</text:p>
          </table:table-cell>
          <table:table-cell table:style-name="ce692" table:formula="of:=[$Savings.D10]" office:value-type="float" office:value="28758.45" calcext:value-type="float">
            <text:p>28758.45</text:p>
          </table:table-cell>
          <table:table-cell table:style-name="ce707" office:value-type="percentage" office:value="0.0125" calcext:value-type="percentage">
            <text:p>1.25%</text:p>
          </table:table-cell>
          <table:table-cell table:style-name="ce718" table:formula="of:=([.B3]*[.C3])/12" office:value-type="float" office:value="29.95671875" calcext:value-type="float">
            <text:p>29.96</text:p>
          </table:table-cell>
          <table:table-cell table:style-name="ce829"/>
          <table:table-cell table:style-name="ce838" office:value-type="string" calcext:value-type="string">
            <text:p>Payment Schedule </text:p>
          </table:table-cell>
          <table:table-cell table:style-name="ce845"/>
          <table:table-cell table:style-name="ce852"/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Virgin LW e-ISA</text:p>
          </table:table-cell>
          <table:table-cell table:style-name="ce692" table:formula="of:=[$Savings.D24]" office:value-type="float" office:value="15602.75" calcext:value-type="float">
            <text:p>15602.75</text:p>
          </table:table-cell>
          <table:table-cell table:style-name="ce707" office:value-type="percentage" office:value="0.0125" calcext:value-type="percentage">
            <text:p>1.25%</text:p>
          </table:table-cell>
          <table:table-cell table:style-name="ce718" table:formula="of:=([.B4]*[.C4])/12" office:value-type="float" office:value="16.2528645833333" calcext:value-type="float">
            <text:p>16.25</text:p>
          </table:table-cell>
          <table:table-cell table:style-name="ce829"/>
          <table:table-cell table:style-name="ce839" office:value-type="float" office:value="1" calcext:value-type="float">
            <text:p>1</text:p>
          </table:table-cell>
          <table:table-cell table:style-name="ce846" office:value-type="date" office:date-value="2019-10-15" calcext:value-type="date">
            <text:p>15 Oct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oventry</text:p>
          </table:table-cell>
          <table:table-cell table:style-name="ce691" table:formula="of:=[$Savings.N29]+[$Savings.I26]" office:value-type="float" office:value="2109.88" calcext:value-type="float">
            <text:p>2109.88</text:p>
          </table:table-cell>
          <table:table-cell table:style-name="ce707" office:value-type="percentage" office:value="0.0105" calcext:value-type="percentage">
            <text:p>1.05%</text:p>
          </table:table-cell>
          <table:table-cell table:style-name="ce718" table:formula="of:=([.B5]*[.C5])/12" office:value-type="float" office:value="1.846145" calcext:value-type="float">
            <text:p>1.85</text:p>
          </table:table-cell>
          <table:table-cell table:style-name="ce829"/>
          <table:table-cell table:style-name="ce839" office:value-type="float" office:value="2" calcext:value-type="float">
            <text:p>2</text:p>
          </table:table-cell>
          <table:table-cell table:style-name="ce846" office:value-type="date" office:date-value="2019-11-01" calcext:value-type="date">
            <text:p>1 Nov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Virgin LW e-ISA</text:p>
          </table:table-cell>
          <table:table-cell table:style-name="ce691" table:formula="of:=[$Savings.D39]" office:value-type="float" office:value="6184.36" calcext:value-type="float">
            <text:p>6184.36</text:p>
          </table:table-cell>
          <table:table-cell table:style-name="ce707" office:value-type="percentage" office:value="0.0125" calcext:value-type="percentage">
            <text:p>1.25%</text:p>
          </table:table-cell>
          <table:table-cell table:style-name="ce718" table:formula="of:=([.B6]*[.C6])/12" office:value-type="float" office:value="6.44204166666667" calcext:value-type="float">
            <text:p>6.44</text:p>
          </table:table-cell>
          <table:table-cell table:style-name="ce829"/>
          <table:table-cell table:style-name="ce839" office:value-type="float" office:value="3" calcext:value-type="float">
            <text:p>3</text:p>
          </table:table-cell>
          <table:table-cell table:style-name="ce846" office:value-type="date" office:date-value="2019-12-01" calcext:value-type="date">
            <text:p>1 Dec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West </text:p>
          </table:table-cell>
          <table:table-cell table:style-name="ce692" office:value-type="float" office:value="3.68" calcext:value-type="float">
            <text:p>3.68</text:p>
          </table:table-cell>
          <table:table-cell table:style-name="ce707"/>
          <table:table-cell table:style-name="ce718" table:formula="of:=([.B7]*[.C7])/12" office:value-type="float" office:value="0" calcext:value-type="float">
            <text:p>0.00</text:p>
          </table:table-cell>
          <table:table-cell table:style-name="ce829"/>
          <table:table-cell table:style-name="ce839" office:value-type="float" office:value="4" calcext:value-type="float">
            <text:p>4</text:p>
          </table:table-cell>
          <table:table-cell table:style-name="ce846" office:value-type="date" office:date-value="2020-01-01" calcext:value-type="date">
            <text:p>1 Jan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ionwide Flex</text:p>
          </table:table-cell>
          <table:table-cell table:style-name="ce692" table:formula="of:=[$Savings.O43]" office:value-type="float" office:value="9.94" calcext:value-type="float">
            <text:p>9.94</text:p>
          </table:table-cell>
          <table:table-cell table:style-name="ce707" office:value-type="percentage" office:value="0.001" calcext:value-type="percentage">
            <text:p>0.10%</text:p>
          </table:table-cell>
          <table:table-cell table:style-name="ce718" table:formula="of:=([.B8]*[.C8])/12" office:value-type="float" office:value="0.000828333333333333" calcext:value-type="float">
            <text:p>0.00</text:p>
          </table:table-cell>
          <table:table-cell table:style-name="ce829"/>
          <table:table-cell table:style-name="ce839" office:value-type="float" office:value="5" calcext:value-type="float">
            <text:p>5</text:p>
          </table:table-cell>
          <table:table-cell table:style-name="ce846" office:value-type="date" office:date-value="2020-02-01" calcext:value-type="date">
            <text:p>1 Feb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ionwide Save</text:p>
          </table:table-cell>
          <table:table-cell table:style-name="ce692" table:formula="of:=[$Savings.I41]" office:value-type="float" office:value="201.22" calcext:value-type="float">
            <text:p>201.22</text:p>
          </table:table-cell>
          <table:table-cell table:style-name="ce707" office:value-type="percentage" office:value="0.002" calcext:value-type="percentage">
            <text:p>0.20%</text:p>
          </table:table-cell>
          <table:table-cell table:style-name="ce718" table:formula="of:=([.B9]*[.C9])/12" office:value-type="float" office:value="0.0335366666666667" calcext:value-type="float">
            <text:p>0.03</text:p>
          </table:table-cell>
          <table:table-cell table:style-name="ce829"/>
          <table:table-cell table:style-name="ce839" office:value-type="float" office:value="6" calcext:value-type="float">
            <text:p>6</text:p>
          </table:table-cell>
          <table:table-cell table:style-name="ce846" office:value-type="date" office:date-value="2020-03-01" calcext:value-type="date">
            <text:p>1 Mar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oventry MG ISA</text:p>
          </table:table-cell>
          <table:table-cell table:style-name="ce692" table:formula="of:=[$Savings.N55]" office:value-type="float" office:value="12870.2" calcext:value-type="float">
            <text:p>12870.2</text:p>
          </table:table-cell>
          <table:table-cell table:style-name="ce707" office:value-type="percentage" office:value="0.014" calcext:value-type="percentage">
            <text:p>1.40%</text:p>
          </table:table-cell>
          <table:table-cell table:style-name="ce718" table:formula="of:=([.B10]*[.C10])/12" office:value-type="float" office:value="15.0152333333333" calcext:value-type="float">
            <text:p>15.02</text:p>
          </table:table-cell>
          <table:table-cell table:style-name="ce829"/>
          <table:table-cell table:style-name="ce839" office:value-type="float" office:value="7" calcext:value-type="float">
            <text:p>7</text:p>
          </table:table-cell>
          <table:table-cell table:style-name="ce846" office:value-type="date" office:date-value="2020-04-01" calcext:value-type="date">
            <text:p>1 Apr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apital One</text:p>
          </table:table-cell>
          <table:table-cell table:style-name="ce692" table:formula="of:=[$'Capital 1'.D45]" office:value-type="float" office:value="-472.41" calcext:value-type="float">
            <text:p>-472.41</text:p>
          </table:table-cell>
          <table:table-cell table:style-name="ce707"/>
          <table:table-cell table:style-name="ce718"/>
          <table:table-cell table:style-name="ce829"/>
          <table:table-cell table:style-name="ce839" office:value-type="float" office:value="8" calcext:value-type="float">
            <text:p>8</text:p>
          </table:table-cell>
          <table:table-cell table:style-name="ce846" office:value-type="date" office:date-value="2020-05-01" calcext:value-type="date">
            <text:p>1 May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04"/>
          <table:table-cell table:style-name="ce693"/>
          <table:table-cell table:style-name="ce708"/>
          <table:table-cell table:style-name="ce719"/>
          <table:table-cell table:style-name="ce829"/>
          <table:table-cell table:style-name="ce839" office:value-type="float" office:value="9" calcext:value-type="float">
            <text:p>9</text:p>
          </table:table-cell>
          <table:table-cell table:style-name="ce846" office:value-type="date" office:date-value="2020-06-01" calcext:value-type="date">
            <text:p>1 Jun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29" office:value-type="string" calcext:value-type="string">
            <text:p>Total</text:p>
          </table:table-cell>
          <table:table-cell table:style-name="ce694" table:formula="of:=SUM([.B2:.B12])" office:value-type="float" office:value="72457.81" calcext:value-type="float">
            <text:p>72457.81</text:p>
          </table:table-cell>
          <table:table-cell table:style-name="ce709"/>
          <table:table-cell table:style-name="ce720" table:formula="of:=SUM([.D2:.D11])" office:value-type="float" office:value="69.5473683333333" calcext:value-type="float">
            <text:p>69.55</text:p>
          </table:table-cell>
          <table:table-cell table:style-name="ce829"/>
          <table:table-cell table:style-name="ce840" office:value-type="float" office:value="10" calcext:value-type="float">
            <text:p>10</text:p>
          </table:table-cell>
          <table:table-cell table:style-name="ce847" office:value-type="date" office:date-value="2020-07-01" calcext:value-type="date">
            <text:p>1 Jul 20</text:p>
          </table:table-cell>
          <table:table-cell table:style-name="ce854" office:value-type="float" office:value="2800" calcext:value-type="float">
            <text:p>2800</text:p>
          </table:table-cell>
          <table:table-cell table:style-name="ce254"/>
          <table:table-cell table:style-name="ce857"/>
          <table:table-cell table:number-columns-repeated="54"/>
        </table:table-row>
        <table:table-row table:style-name="ro1">
          <table:table-cell table:style-name="ce634" table:number-columns-repeated="4"/>
          <table:table-cell table:style-name="ce833" table:formula="of:=[.D13]/[.B13]*12" office:value-type="percentage" office:value="0.0115179912282748" calcext:value-type="percentage">
            <text:p>1.15%</text:p>
          </table:table-cell>
          <table:table-cell table:style-name="ce841" table:formula="of:=([.D13]*12)" office:value-type="float" office:value="834.568419999999" calcext:value-type="float">
            <text:p>£834.57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2"/>
          <table:table-cell/>
          <table:table-cell table:style-name="ce829"/>
          <table:table-cell table:number-columns-repeated="56"/>
        </table:table-row>
        <table:table-row table:style-name="ro1">
          <table:table-cell table:style-name="ce638" office:value-type="string" calcext:value-type="string">
            <text:p>Credits</text:p>
          </table:table-cell>
          <table:table-cell table:style-name="ce695"/>
          <table:table-cell table:style-name="ce695" office:value-type="string" calcext:value-type="string">
            <text:p>Monthly Estimates</text:p>
          </table:table-cell>
          <table:table-cell table:style-name="ce721"/>
          <table:table-cell table:style-name="ce829"/>
          <table:table-cell table:style-name="ce842" table:formula="of:=[.D13]/[.E19]" office:value-type="percentage" office:value="0.0120464902846196" calcext:value-type="percentage">
            <text:p>1%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42" office:value-type="string" calcext:value-type="string">
            <text:p>British Computer Society</text:p>
          </table:table-cell>
          <table:table-cell table:style-name="ce696"/>
          <table:table-cell table:style-name="ce696" office:value-type="float" office:value="2800" calcext:value-type="float">
            <text:p>2800</text:p>
          </table:table-cell>
          <table:table-cell table:style-name="ce722" table:formula="of:=[.B17]-[.C17]" office:value-type="float" office:value="-2800" calcext:value-type="float">
            <text:p>-2800</text:p>
          </table:table-cell>
          <table:table-cell table:style-name="ce829"/>
          <table:table-cell table:style-name="ce842" table:formula="of:=[.C17]/[.E19]" office:value-type="percentage" office:value="0.484995674247079" calcext:value-type="percentage">
            <text:p>48%</text:p>
          </table:table-cell>
          <table:table-cell table:style-name="ce830"/>
          <table:table-cell table:style-name="ce841"/>
          <table:table-cell table:number-columns-repeated="56"/>
        </table:table-row>
        <table:table-row table:style-name="ro1">
          <table:table-cell table:style-name="ce642" office:value-type="string" calcext:value-type="string">
            <text:p>West Sussex</text:p>
          </table:table-cell>
          <table:table-cell table:style-name="ce696"/>
          <table:table-cell table:style-name="ce696" table:formula="of:=2779+35" office:value-type="float" office:value="2814" calcext:value-type="float">
            <text:p>2814</text:p>
          </table:table-cell>
          <table:table-cell table:style-name="ce722" table:formula="of:=[.B18]-[.C18]" office:value-type="float" office:value="-2814" calcext:value-type="float">
            <text:p>-2814</text:p>
          </table:table-cell>
          <table:table-cell table:style-name="ce829"/>
          <table:table-cell table:style-name="ce842" table:formula="of:=[.C18]/[.E$19]" office:value-type="percentage" office:value="0.487420652618315" calcext:value-type="percentage">
            <text:p>49%</text:p>
          </table:table-cell>
          <table:table-cell table:style-name="ce848" office:value-type="string" calcext:value-type="string">
            <text:p>Year</text:p>
          </table:table-cell>
          <table:table-cell table:style-name="ce855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658" office:value-type="string" calcext:value-type="string">
            <text:p>Family Benefit</text:p>
          </table:table-cell>
          <table:table-cell table:style-name="ce697"/>
          <table:table-cell table:style-name="ce697" office:value-type="float" office:value="89.7" calcext:value-type="float">
            <text:p>89.7</text:p>
          </table:table-cell>
          <table:table-cell table:style-name="ce723" table:formula="of:=[.B19]-[.C19]" office:value-type="float" office:value="-89.7" calcext:value-type="float">
            <text:p>-89.7</text:p>
          </table:table-cell>
          <table:table-cell table:style-name="ce834" table:formula="of:=SUM([.C17:.C19])+[.D13]" office:value-type="float" office:value="5773.24736833333" calcext:value-type="float">
            <text:p>5,773.25</text:p>
          </table:table-cell>
          <table:table-cell table:style-name="ce842" table:formula="of:=[.C19]/[.E$19]" office:value-type="percentage" office:value="0.0155371828499868" calcext:value-type="percentage">
            <text:p>2%</text:p>
          </table:table-cell>
          <table:table-cell table:style-name="ce849" table:formula="of:=[.E19]*12" office:value-type="float" office:value="69278.96842" calcext:value-type="float">
            <text:p>£69,279</text:p>
          </table:table-cell>
          <table:table-cell table:style-name="ce855" table:formula="of:=[.G19]/52" office:value-type="float" office:value="1332.28785423077" calcext:value-type="float">
            <text:p>£1,332.29</text:p>
          </table:table-cell>
          <table:table-cell table:number-columns-repeated="2"/>
          <table:table-cell table:style-name="ce859"/>
          <table:table-cell table:number-columns-repeated="2"/>
          <table:table-cell table:style-name="ce859"/>
          <table:table-cell table:number-columns-repeated="50"/>
        </table:table-row>
        <table:table-row table:style-name="ro1">
          <table:table-cell table:style-name="ce634" table:number-columns-repeated="4"/>
          <table:table-cell table:style-name="ce835"/>
          <table:table-cell table:style-name="ce829" table:number-columns-repeated="2"/>
          <table:table-cell table:style-name="ce841"/>
          <table:table-cell table:number-columns-repeated="2"/>
          <table:table-cell table:style-name="ce859"/>
          <table:table-cell table:number-columns-repeated="2"/>
          <table:table-cell table:style-name="ce859"/>
          <table:table-cell table:number-columns-repeated="50"/>
        </table:table-row>
        <table:table-row table:style-name="ro1">
          <table:table-cell table:style-name="ce669" office:value-type="string" calcext:value-type="string">
            <text:p>Budgets</text:p>
          </table:table-cell>
          <table:table-cell table:style-name="ce698"/>
          <table:table-cell table:style-name="ce710" office:value-type="string" calcext:value-type="string">
            <text:p>Target Allowances</text:p>
          </table:table-cell>
          <table:table-cell table:style-name="ce724"/>
          <table:table-cell table:style-name="ce829" table:number-columns-repeated="3"/>
          <table:table-cell table:style-name="ce855" office:value-type="string" calcext:value-type="string">
            <text:p>Day</text:p>
          </table:table-cell>
          <table:table-cell table:number-columns-repeated="56"/>
        </table:table-row>
        <table:table-row table:style-name="ro1">
          <table:table-cell table:style-name="ce673" office:value-type="string" calcext:value-type="string">
            <text:p>Savings</text:p>
          </table:table-cell>
          <table:table-cell table:style-name="ce699" office:value-type="float" office:value="65500" calcext:value-type="float">
            <text:p>65500</text:p>
          </table:table-cell>
          <table:table-cell table:style-name="ce699" office:value-type="float" office:value="2000" calcext:value-type="float">
            <text:p>2000</text:p>
          </table:table-cell>
          <table:table-cell table:style-name="ce822"/>
          <table:table-cell table:style-name="ce836" table:formula="of:=[.C22]/[.$E$19]" office:value-type="percentage" office:value="0.346425481605057" calcext:value-type="percentage">
            <text:p>34.64%</text:p>
          </table:table-cell>
          <table:table-cell table:style-name="ce836"/>
          <table:table-cell table:style-name="ce829"/>
          <table:table-cell table:style-name="ce855" table:formula="of:=[.G19]/365" office:value-type="float" office:value="189.805392931507" calcext:value-type="float">
            <text:p>£189.81</text:p>
          </table:table-cell>
          <table:table-cell table:number-columns-repeated="56"/>
        </table:table-row>
        <table:table-row table:style-name="ro1">
          <table:table-cell table:style-name="ce673" office:value-type="string" calcext:value-type="string">
            <text:p>Current year interest</text:p>
          </table:table-cell>
          <table:table-cell table:number-columns-repeated="2" table:style-name="ce699" office:value-type="float" office:value="0" calcext:value-type="float">
            <text:p>0</text:p>
          </table:table-cell>
          <table:table-cell table:style-name="ce822"/>
          <table:table-cell/>
          <table:table-cell table:style-name="ce843"/>
          <table:table-cell table:style-name="ce829"/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House</text:p>
          </table:table-cell>
          <table:table-cell table:style-name="ce699" table:formula="of:=2250-80" office:value-type="float" office:value="2170" calcext:value-type="float">
            <text:p>2170</text:p>
          </table:table-cell>
          <table:table-cell table:style-name="ce711" office:value-type="float" office:value="250" calcext:value-type="float">
            <text:p>250</text:p>
          </table:table-cell>
          <table:table-cell table:style-name="ce823"/>
          <table:table-cell table:style-name="ce836" table:formula="of:=[.C24]/[.$E$19]" office:value-type="percentage" office:value="0.0433031852006321" calcext:value-type="percentage">
            <text:p>4.33%</text:p>
          </table:table-cell>
          <table:table-cell table:style-name="ce844" office:value-type="string" calcext:value-type="string">
            <text:p>August 2019 and August 2020 no saving</text:p>
          </table:table-cell>
          <table:table-cell table:style-name="ce850"/>
          <table:table-cell table:style-name="ce852"/>
          <table:table-cell table:number-columns-repeated="56"/>
        </table:table-row>
        <table:table-row table:style-name="ro1">
          <table:table-cell table:style-name="ce673" office:value-type="string" calcext:value-type="string">
            <text:p>Bills</text:p>
          </table:table-cell>
          <table:table-cell table:style-name="ce699" table:formula="of:=171+466" office:value-type="float" office:value="637" calcext:value-type="float">
            <text:p>637</text:p>
          </table:table-cell>
          <table:table-cell table:style-name="ce712" table:formula="of:=[$Bills.E85]" office:value-type="float" office:value="465.693333333333" calcext:value-type="float">
            <text:p>466</text:p>
          </table:table-cell>
          <table:table-cell table:style-name="ce822"/>
          <table:table-cell table:style-name="ce836" table:formula="of:=[.C25]/[.$E$19]" office:value-type="percentage" office:value="0.080664018640132" calcext:value-type="percentage">
            <text:p>8.07%</text:p>
          </table:table-cell>
          <table:table-cell table:style-name="ce839" office:value-type="string" calcext:value-type="string">
            <text:p>and 300 from House and Holiday</text:p>
          </table:table-cell>
          <table:table-cell table:style-name="ce846"/>
          <table:table-cell table:style-name="ce853"/>
          <table:table-cell table:number-columns-repeated="56"/>
        </table:table-row>
        <table:table-row table:style-name="ro1">
          <table:table-cell table:style-name="ce673" office:value-type="string" calcext:value-type="string">
            <text:p>Bills War Chest</text:p>
          </table:table-cell>
          <table:table-cell table:style-name="ce699" office:value-type="float" office:value="145" calcext:value-type="float">
            <text:p>145</text:p>
          </table:table-cell>
          <table:table-cell table:style-name="ce712" office:value-type="float" office:value="0" calcext:value-type="float">
            <text:p>0</text:p>
          </table:table-cell>
          <table:table-cell table:style-name="ce822"/>
          <table:table-cell/>
          <table:table-cell table:style-name="ce840"/>
          <table:table-cell table:style-name="ce847"/>
          <table:table-cell table:style-name="ce854"/>
          <table:table-cell table:number-columns-repeated="56"/>
        </table:table-row>
        <table:table-row table:style-name="ro1">
          <table:table-cell table:style-name="ce673" office:value-type="string" calcext:value-type="string">
            <text:p>Cash  - <text:span text:style-name="T1">(220 week)</text:span></text:p>
          </table:table-cell>
          <table:table-cell table:style-name="ce699" office:value-type="float" office:value="1020" calcext:value-type="float">
            <text:p>1020</text:p>
          </table:table-cell>
          <table:table-cell table:style-name="ce699" table:formula="of:=954" office:value-type="float" office:value="954" calcext:value-type="float">
            <text:p>954</text:p>
          </table:table-cell>
          <table:table-cell table:style-name="ce824" table:formula="of:=[.B27]-(4*220)" office:value-type="float" office:value="140" calcext:value-type="float">
            <text:p>140</text:p>
          </table:table-cell>
          <table:table-cell table:style-name="ce836" table:formula="of:=[.C27]/[.$E$19]" office:value-type="percentage" office:value="0.165244954725612" calcext:value-type="percentage">
            <text:p>16.52%</text:p>
          </table:table-cell>
          <table:table-cell table:style-name="ce829" table:number-columns-repeated="2"/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Holiday</text:p>
          </table:table-cell>
          <table:table-cell table:style-name="ce699" office:value-type="float" office:value="400" calcext:value-type="float">
            <text:p>400</text:p>
          </table:table-cell>
          <table:table-cell table:style-name="ce711" office:value-type="float" office:value="200" calcext:value-type="float">
            <text:p>200</text:p>
          </table:table-cell>
          <table:table-cell table:style-name="ce823"/>
          <table:table-cell table:style-name="ce836" table:formula="of:=[.C28]/[.$E$19]" office:value-type="percentage" office:value="0.0346425481605057" calcext:value-type="percentage">
            <text:p>3.46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Present / Christmas</text:p>
          </table:table-cell>
          <table:table-cell table:style-name="ce699" office:value-type="float" office:value="120" calcext:value-type="float">
            <text:p>120</text:p>
          </table:table-cell>
          <table:table-cell table:style-name="ce699" office:value-type="float" office:value="100" calcext:value-type="float">
            <text:p>100</text:p>
          </table:table-cell>
          <table:table-cell table:style-name="ce823"/>
          <table:table-cell table:style-name="ce836" table:formula="of:=[.C29]/[.$E$19]" office:value-type="percentage" office:value="0.0173212740802528" calcext:value-type="percentage">
            <text:p>1.73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Vehicle Maintenance</text:p>
          </table:table-cell>
          <table:table-cell table:style-name="ce699" office:value-type="float" office:value="170" calcext:value-type="float">
            <text:p>170</text:p>
          </table:table-cell>
          <table:table-cell table:style-name="ce699" office:value-type="float" office:value="20" calcext:value-type="float">
            <text:p>20</text:p>
          </table:table-cell>
          <table:table-cell table:style-name="ce822"/>
          <table:table-cell table:style-name="ce836" table:formula="of:=[.C30]/[.$E$19]" office:value-type="percentage" office:value="0.00346425481605057" calcext:value-type="percentage">
            <text:p>0.35%</text:p>
          </table:table-cell>
          <table:table-cell table:style-name="ce829"/>
          <table:table-cell table:style-name="ce829" office:value-type="string" calcext:value-type="string">
            <text:p>`</text:p>
          </table:table-cell>
          <table:table-cell table:style-name="ce829"/>
          <table:table-cell table:number-columns-repeated="56"/>
        </table:table-row>
        <table:table-row table:style-name="ro1">
          <table:table-cell table:style-name="ce673" office:value-type="string" calcext:value-type="string">
            <text:p>LW</text:p>
          </table:table-cell>
          <table:table-cell table:number-columns-repeated="2" table:style-name="ce699" office:value-type="float" office:value="260" calcext:value-type="float">
            <text:p>260</text:p>
          </table:table-cell>
          <table:table-cell table:style-name="ce822"/>
          <table:table-cell table:style-name="ce836" table:formula="of:=[.C31]/[.$E$19]" office:value-type="percentage" office:value="0.0450353126086574" calcext:value-type="percentage">
            <text:p>4.50%</text:p>
          </table:table-cell>
          <table:table-cell table:style-name="ce829"/>
          <table:table-cell table:style-name="ce829" office:value-type="string" calcext:value-type="string">
            <text:p><text:s/></text:p>
          </table:table-cell>
          <table:table-cell table:style-name="ce841"/>
          <table:table-cell/>
          <table:table-cell table:style-name="ce858"/>
          <table:table-cell table:number-columns-repeated="54"/>
        </table:table-row>
        <table:table-row table:style-name="ro1">
          <table:table-cell table:style-name="ce673" office:value-type="string" calcext:value-type="string">
            <text:p>MG</text:p>
          </table:table-cell>
          <table:table-cell table:style-name="ce700" office:value-type="float" office:value="82.81" calcext:value-type="float">
            <text:p>82.81</text:p>
          </table:table-cell>
          <table:table-cell table:style-name="ce711" office:value-type="float" office:value="144.01" calcext:value-type="float">
            <text:p>144.01</text:p>
          </table:table-cell>
          <table:table-cell table:style-name="ce822"/>
          <table:table-cell table:style-name="ce836" table:formula="of:=[.C32]/[.$E$19]" office:value-type="percentage" office:value="0.0249443668029721" calcext:value-type="percentage">
            <text:p>2.49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Travel </text:p>
          </table:table-cell>
          <table:table-cell table:style-name="ce699" table:formula="of:=475" office:value-type="float" office:value="475" calcext:value-type="float">
            <text:p>475</text:p>
          </table:table-cell>
          <table:table-cell table:style-name="ce699" office:value-type="float" office:value="275" calcext:value-type="float">
            <text:p>275</text:p>
          </table:table-cell>
          <table:table-cell table:style-name="ce822"/>
          <table:table-cell table:style-name="ce836" table:formula="of:=[.C33]/[.$E$19]" office:value-type="percentage" office:value="0.0476335037206953" calcext:value-type="percentage">
            <text:p>4.76%</text:p>
          </table:table-cell>
          <table:table-cell table:style-name="ce829"/>
          <table:table-cell table:style-name="ce829" office:value-type="string" calcext:value-type="string">
            <text:p>(200 float)</text:p>
          </table:table-cell>
          <table:table-cell table:style-name="ce829"/>
          <table:table-cell table:number-columns-repeated="56"/>
        </table:table-row>
        <table:table-row table:style-name="ro1">
          <table:table-cell table:style-name="ce673" office:value-type="string" calcext:value-type="string">
            <text:p>Florence</text:p>
          </table:table-cell>
          <table:table-cell table:number-columns-repeated="2"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4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arlie</text:p>
          </table:table-cell>
          <table:table-cell table:style-name="ce699" table:formula="of:=65+9+6+11+7+5+3+9" office:value-type="float" office:value="115" calcext:value-type="float">
            <text:p>115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5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Rob</text:p>
          </table:table-cell>
          <table:table-cell table:style-name="ce699" office:value-type="float" office:value="130" calcext:value-type="float">
            <text:p>130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6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Mum</text:p>
          </table:table-cell>
          <table:table-cell table:style-name="ce699" office:value-type="float" office:value="-102" calcext:value-type="float">
            <text:p>-102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3" office:value-type="string" calcext:value-type="string">
            <text:p>Molly</text:p>
          </table:table-cell>
          <table:table-cell table:number-columns-repeated="2" table:style-name="ce699" office:value-type="float" office:value="25" calcext:value-type="float">
            <text:p>25</text:p>
          </table:table-cell>
          <table:table-cell table:style-name="ce822"/>
          <table:table-cell table:style-name="ce836" table:formula="of:=[.C38]/[.$E$19]" office:value-type="percentage" office:value="0.00433031852006321" calcext:value-type="percentage">
            <text:p>0.43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ildren General </text:p>
          </table:table-cell>
          <table:table-cell table:style-name="ce699" office:value-type="float" office:value="750" calcext:value-type="float">
            <text:p>750</text:p>
          </table:table-cell>
          <table:table-cell table:style-name="ce711" office:value-type="float" office:value="300" calcext:value-type="float">
            <text:p>300</text:p>
          </table:table-cell>
          <table:table-cell table:style-name="ce822"/>
          <table:table-cell table:style-name="ce836" table:formula="of:=[.C39]/[.$E$19]" office:value-type="percentage" office:value="0.0519638222407585" calcext:value-type="percentage">
            <text:p>5.2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ildren Music</text:p>
          </table:table-cell>
          <table:table-cell table:style-name="ce699" office:value-type="float" office:value="100" calcext:value-type="float">
            <text:p>100</text:p>
          </table:table-cell>
          <table:table-cell table:style-name="ce699" office:value-type="float" office:value="50" calcext:value-type="float">
            <text:p>50</text:p>
          </table:table-cell>
          <table:table-cell table:style-name="ce822"/>
          <table:table-cell table:style-name="ce836" table:formula="of:=[.C40]/[.$E$19]" office:value-type="percentage" office:value="0.00866063704012641" calcext:value-type="percentage">
            <text:p>0.87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arity</text:p>
          </table:table-cell>
          <table:table-cell table:style-name="ce699" office:value-type="float" office:value="-20" calcext:value-type="float">
            <text:p>-20</text:p>
          </table:table-cell>
          <table:table-cell table:style-name="ce699" office:value-type="float" office:value="30" calcext:value-type="float">
            <text:p>30</text:p>
          </table:table-cell>
          <table:table-cell table:style-name="ce822"/>
          <table:table-cell table:style-name="ce836" table:formula="of:=[.C41]/[.$E$19]" office:value-type="percentage" office:value="0.00519638222407585" calcext:value-type="percentage">
            <text:p>0.52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UNICEF</text:p>
          </table:table-cell>
          <table:table-cell table:number-columns-repeated="2" table:style-name="ce699" office:value-type="float" office:value="30" calcext:value-type="float">
            <text:p>30</text:p>
          </table:table-cell>
          <table:table-cell table:style-name="ce822"/>
          <table:table-cell table:style-name="ce836" table:formula="of:=[.C42]/[.$E$19]" office:value-type="percentage" office:value="0.00519638222407585" calcext:value-type="percentage">
            <text:p>0.52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ontingency</text:p>
          </table:table-cell>
          <table:table-cell table:style-name="ce699" office:value-type="float" office:value="150" calcext:value-type="float">
            <text:p>150</text:p>
          </table:table-cell>
          <table:table-cell table:style-name="ce699" office:value-type="float" office:value="100" calcext:value-type="float">
            <text:p>100</text:p>
          </table:table-cell>
          <table:table-cell table:style-name="ce822"/>
          <table:table-cell table:style-name="ce836" table:formula="of:=[.C43]/[.$E$19]" office:value-type="percentage" office:value="0.0173212740802528" calcext:value-type="percentage">
            <text:p>1.73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4"/>
          <table:table-cell table:style-name="ce701" table:number-columns-repeated="2"/>
          <table:table-cell table:style-name="ce825" table:formula="of:=SUM([.C17:.C19])-SUM([.C22:.C43])" office:value-type="float" office:value="499.996666666667" calcext:value-type="float">
            <text:p>500.00</text:p>
          </table:table-cell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5" office:value-type="string" calcext:value-type="string">
            <text:p>Monthly Adjustments</text:p>
          </table:table-cell>
          <table:table-cell table:style-name="ce702"/>
          <table:table-cell table:style-name="ce713"/>
          <table:table-cell table:style-name="ce826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6" office:value-type="string" calcext:value-type="string">
            <text:p>Cash <text:s/>-150 +75</text:p>
          </table:table-cell>
          <table:table-cell table:style-name="ce703" table:formula="of:=225+75" office:value-type="float" office:value="300" calcext:value-type="float">
            <text:p>300</text:p>
          </table:table-cell>
          <table:table-cell table:style-name="ce714" office:value-type="string" calcext:value-type="string">
            <text:p><text:s text:c="3"/>(keep 2 in hand)</text:p>
          </table:table-cell>
          <table:table-cell table:style-name="ce225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7" office:value-type="string" calcext:value-type="string">
            <text:p>FB <text:s/></text:p>
          </table:table-cell>
          <table:table-cell table:style-name="ce704" office:value-type="float" office:value="0" calcext:value-type="float">
            <text:p>0</text:p>
          </table:table-cell>
          <table:table-cell table:style-name="ce715" office:value-type="float" office:value="-6.9" calcext:value-type="float">
            <text:p>-6.9</text:p>
          </table:table-cell>
          <table:table-cell table:style-name="ce828"/>
          <table:table-cell table:style-name="ce634"/>
          <table:table-cell table:style-name="ce830"/>
          <table:table-cell table:style-name="ce829"/>
          <table:table-cell table:style-name="ce830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34" table:number-columns-repeated="3"/>
          <table:table-cell table:style-name="ce829"/>
          <table:table-cell table:style-name="ce836" table:formula="of:=[.E41]+[.E42]" office:value-type="percentage" office:value="0.0103927644481517" calcext:value-type="percentage">
            <text:p>1.04%</text:p>
          </table:table-cell>
          <table:table-cell table:style-name="ce829" office:value-type="string" calcext:value-type="string">
            <text:p>charity as percentage of GDP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78" office:value-type="string" calcext:value-type="string">
            <text:p>Balance </text:p>
          </table:table-cell>
          <table:table-cell table:style-name="ce705" table:formula="of:=[.B13]-SUM([.B17:.B49])" office:value-type="float" office:value="0" calcext:value-type="float">
            <text:p>0.00</text:p>
          </table:table-cell>
          <table:table-cell table:style-name="ce716"/>
          <table:table-cell table:style-name="ce830"/>
          <table:table-cell table:style-name="ce829"/>
          <table:table-cell table:style-name="ce830" table:number-columns-repeated="3"/>
          <table:table-cell table:number-columns-repeated="56"/>
        </table:table-row>
        <table:table-row table:style-name="ro1">
          <table:table-cell table:style-name="ce634" table:number-columns-repeated="5"/>
          <table:table-cell table:style-name="ce830" table:number-columns-repeated="3"/>
          <table:table-cell table:number-columns-repeated="2"/>
          <table:table-cell table:style-name="ce258"/>
          <table:table-cell table:number-columns-repeated="2"/>
          <table:table-cell table:style-name="ce258"/>
          <table:table-cell table:number-columns-repeated="50"/>
        </table:table-row>
        <table:table-row table:style-name="ro1">
          <table:table-cell table:style-name="ce634" table:number-columns-repeated="5"/>
          <table:table-cell table:style-name="ce830" table:number-columns-repeated="3"/>
          <table:table-cell table:number-columns-repeated="56"/>
        </table:table-row>
        <table:table-row table:style-name="ro2">
          <table:table-cell table:style-name="Default" table:number-columns-repeated="8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249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 1" table:style-name="ta2">
        <office:forms form:automatic-focus="false" form:apply-design-mode="false"/>
        <table:table-column table:style-name="co16" table:default-cell-style-name="ce262"/>
        <table:table-column table:style-name="co15" table:number-columns-repeated="4" table:default-cell-style-name="ce254"/>
        <table:table-column table:style-name="co17" table:default-cell-style-name="ce184"/>
        <table:table-column table:style-name="co14" table:default-cell-style-name="ce184"/>
        <table:table-column table:style-name="co15" table:number-columns-repeated="57" table:default-cell-style-name="ce254"/>
        <table:table-row table:style-name="ro1">
          <table:table-cell table:style-name="ce566" office:value-type="string" calcext:value-type="string">
            <text:p>Capital One</text:p>
          </table:table-cell>
          <table:table-cell table:style-name="ce570" table:number-columns-repeated="2"/>
          <table:table-cell table:style-name="ce570" office:value-type="float" office:value="-465.02" calcext:value-type="float">
            <text:p>-465.02</text:p>
          </table:table-cell>
          <table:table-cell table:style-name="ce576"/>
          <table:table-cell table:number-columns-repeated="59"/>
        </table:table-row>
        <table:table-row table:style-name="ro1">
          <table:table-cell table:style-name="ce567" office:value-type="date" office:date-value="2019-10-27" calcext:value-type="date">
            <text:p>27-Oct</text:p>
          </table:table-cell>
          <table:table-cell table:style-name="ce571" office:value-type="float" office:value="7.39" calcext:value-type="float">
            <text:p>7.39</text:p>
          </table:table-cell>
          <table:table-cell table:style-name="ce573"/>
          <table:table-cell table:style-name="ce571" table:formula="of:=[.D1]-[.B2]+[.C2]" office:value-type="float" office:value="-472.41" calcext:value-type="float">
            <text:p>-472.41</text:p>
          </table:table-cell>
          <table:table-cell table:style-name="ce571" office:value-type="string" calcext:value-type="string">
            <text:p>cash</text:p>
          </table:table-cell>
          <table:table-cell table:style-name="ce579" office:value-type="string" calcext:value-type="string">
            <text:p>No.:</text:p>
          </table:table-cell>
          <table:table-cell table:style-name="ce584" office:value-type="string" calcext:value-type="string">
            <text:p>5312 0088 4657 1573</text:p>
          </table:table-cell>
          <table:table-cell table:style-name="ce579"/>
          <table:table-cell table:style-name="ce601"/>
          <table:table-cell/>
          <table:table-cell table:style-name="ce262"/>
          <table:table-cell table:number-columns-repeated="53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]-[.B3]+[.C3]" office:value-type="float" office:value="-472.41" calcext:value-type="float">
            <text:p>-472.41</text:p>
          </table:table-cell>
          <table:table-cell table:style-name="ce571"/>
          <table:table-cell table:style-name="ce580" office:value-type="string" calcext:value-type="string">
            <text:p>No.:</text:p>
          </table:table-cell>
          <table:table-cell table:style-name="ce278" office:value-type="string" calcext:value-type="string">
            <text:p>5312008846571573</text:p>
          </table:table-cell>
          <table:table-cell table:style-name="ce580"/>
          <table:table-cell table:style-name="ce295" office:value-type="float" office:value="205" calcext:value-type="float">
            <text:p>205</text:p>
          </table:table-cell>
          <table:table-cell table:number-columns-repeated="55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]-[.B4]+[.C4]" office:value-type="float" office:value="-472.41" calcext:value-type="float">
            <text:p>-472.41</text:p>
          </table:table-cell>
          <table:table-cell table:style-name="ce571"/>
          <table:table-cell table:style-name="ce580" office:value-type="string" calcext:value-type="string">
            <text:p>Type:</text:p>
          </table:table-cell>
          <table:table-cell table:style-name="ce580" office:value-type="string" calcext:value-type="string">
            <text:p>MasterCard</text:p>
          </table:table-cell>
          <table:table-cell table:style-name="ce580"/>
          <table:table-cell table:style-name="ce603"/>
          <table:table-cell table:number-columns-repeated="55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4]-[.B5]+[.C5]" office:value-type="float" office:value="-472.41" calcext:value-type="float">
            <text:p>-472.41</text:p>
          </table:table-cell>
          <table:table-cell table:style-name="ce571"/>
          <table:table-cell table:style-name="ce580" office:value-type="string" calcext:value-type="string">
            <text:p><text:s/></text:p>
          </table:table-cell>
          <table:table-cell table:style-name="ce278" office:value-type="string" calcext:value-type="string">
            <text:p>MARK R GADSBY</text:p>
          </table:table-cell>
          <table:table-cell table:style-name="ce580"/>
          <table:table-cell table:style-name="ce603"/>
          <table:table-cell table:number-columns-repeated="55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5]-[.B6]+[.C6]" office:value-type="float" office:value="-472.41" calcext:value-type="float">
            <text:p>-472.41</text:p>
          </table:table-cell>
          <table:table-cell table:style-name="ce571"/>
          <table:table-cell table:style-name="ce580" office:value-type="string" calcext:value-type="string">
            <text:p>From:</text:p>
          </table:table-cell>
          <table:table-cell table:style-name="ce586" office:value-type="string" calcext:value-type="string">
            <text:p>8/19</text:p>
          </table:table-cell>
          <table:table-cell table:style-name="ce580"/>
          <table:table-cell table:style-name="ce603"/>
          <table:table-cell table:number-columns-repeated="55"/>
        </table:table-row>
        <table:table-row table:style-name="ro1">
          <table:table-cell table:style-name="ce567"/>
          <table:table-cell table:style-name="ce571" table:number-columns-repeated="2"/>
          <table:table-cell table:style-name="ce574" table:formula="of:=[.D6]-[.B7]+[.C7]" office:value-type="float" office:value="-472.41" calcext:value-type="float">
            <text:p>-472.41</text:p>
          </table:table-cell>
          <table:table-cell table:style-name="ce571"/>
          <table:table-cell table:style-name="ce580" office:value-type="string" calcext:value-type="string">
            <text:p>To:</text:p>
          </table:table-cell>
          <table:table-cell table:style-name="ce586" office:value-type="string" calcext:value-type="string">
            <text:p>9/23</text:p>
          </table:table-cell>
          <table:table-cell table:style-name="ce580"/>
          <table:table-cell table:style-name="ce603"/>
          <table:table-cell table:number-columns-repeated="55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7]-[.B8]+[.C8]" office:value-type="float" office:value="-472.41" calcext:value-type="float">
            <text:p>-472.41</text:p>
          </table:table-cell>
          <table:table-cell table:style-name="ce571"/>
          <table:table-cell table:style-name="ce580" office:value-type="string" calcext:value-type="string">
            <text:p>secure code</text:p>
          </table:table-cell>
          <table:table-cell table:style-name="ce587" office:value-type="string" calcext:value-type="string">
            <text:p>Florence98111</text:p>
          </table:table-cell>
          <table:table-cell table:style-name="ce588"/>
          <table:table-cell table:style-name="ce605"/>
          <table:table-cell table:number-columns-repeated="55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8]-[.B9]+[.C9]" office:value-type="float" office:value="-472.41" calcext:value-type="float">
            <text:p>-472.41</text:p>
          </table:table-cell>
          <table:table-cell table:style-name="ce571"/>
          <table:table-cell table:style-name="ce580" office:value-type="string" calcext:value-type="string">
            <text:p>user id</text:p>
          </table:table-cell>
          <table:table-cell table:style-name="ce588" office:value-type="string" calcext:value-type="string">
            <text:p>MARKGADSBY</text:p>
          </table:table-cell>
          <table:table-cell table:style-name="ce588"/>
          <table:table-cell table:style-name="ce605"/>
          <table:table-cell table:number-columns-repeated="55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9]-[.B10]+[.C10]" office:value-type="float" office:value="-472.41" calcext:value-type="float">
            <text:p>-472.41</text:p>
          </table:table-cell>
          <table:table-cell table:style-name="ce571"/>
          <table:table-cell table:style-name="ce581" table:number-columns-repeated="3"/>
          <table:table-cell table:style-name="ce606"/>
          <table:table-cell table:number-columns-repeated="55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0]-[.B11]+[.C11]" office:value-type="float" office:value="-472.41" calcext:value-type="float">
            <text:p>-472.41</text:p>
          </table:table-cell>
          <table:table-cell table:style-name="ce571"/>
          <table:table-cell table:style-name="ce582"/>
          <table:table-cell table:number-columns-repeated="58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1]-[.B12]+[.C12]" office:value-type="float" office:value="-472.41" calcext:value-type="float">
            <text:p>-472.41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2]-[.B13]+[.C13]" office:value-type="float" office:value="-472.41" calcext:value-type="float">
            <text:p>-472.41</text:p>
          </table:table-cell>
          <table:table-cell table:style-name="ce577"/>
          <table:table-cell/>
          <table:table-cell table:style-name="ce589" office:value-type="string" calcext:value-type="string">
            <text:p>New Card:</text:p>
          </table:table-cell>
          <table:table-cell table:style-name="ce595"/>
          <table:table-cell table:number-columns-repeated="56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3]-[.B14]+[.C14]" office:value-type="float" office:value="-472.41" calcext:value-type="float">
            <text:p>-472.41</text:p>
          </table:table-cell>
          <table:table-cell table:style-name="ce577"/>
          <table:table-cell/>
          <table:table-cell table:style-name="ce590" office:value-type="string" calcext:value-type="string">
            <text:p>Update Oysters</text:p>
          </table:table-cell>
          <table:table-cell table:style-name="ce596"/>
          <table:table-cell table:number-columns-repeated="56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4]-[.B15]+[.C15]" office:value-type="float" office:value="-472.41" calcext:value-type="float">
            <text:p>-472.41</text:p>
          </table:table-cell>
          <table:table-cell table:style-name="ce577"/>
          <table:table-cell/>
          <table:table-cell table:style-name="ce591" office:value-type="string" calcext:value-type="string">
            <text:p>Update Film Club</text:p>
          </table:table-cell>
          <table:table-cell table:style-name="ce597"/>
          <table:table-cell table:number-columns-repeated="56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5]-[.B16]+[.C16]" office:value-type="float" office:value="-472.41" calcext:value-type="float">
            <text:p>-472.41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6]-[.B17]+[.C17]" office:value-type="float" office:value="-472.41" calcext:value-type="float">
            <text:p>-472.41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7]-[.B18]+[.C18]" office:value-type="float" office:value="-472.41" calcext:value-type="float">
            <text:p>-472.41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8]-[.B19]+[.C19]" office:value-type="float" office:value="-472.41" calcext:value-type="float">
            <text:p>-472.41</text:p>
          </table:table-cell>
          <table:table-cell table:style-name="ce577"/>
          <table:table-cell/>
          <table:table-cell table:style-name="ce592" office:value-type="string" calcext:value-type="string">
            <text:p>CPC </text:p>
          </table:table-cell>
          <table:table-cell table:style-name="ce598" office:value-type="string" calcext:value-type="string">
            <text:p>MarkGadsby</text:p>
          </table:table-cell>
          <table:table-cell table:style-name="ce598"/>
          <table:table-cell table:style-name="ce598" office:value-type="string" calcext:value-type="string">
            <text:p>Florence98?</text:p>
          </table:table-cell>
          <table:table-cell table:style-name="ce607"/>
          <table:table-cell table:number-columns-repeated="53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9]-[.B20]+[.C20]" office:value-type="float" office:value="-472.41" calcext:value-type="float">
            <text:p>-472.41</text:p>
          </table:table-cell>
          <table:table-cell table:style-name="ce577"/>
          <table:table-cell/>
          <table:table-cell table:style-name="ce593"/>
          <table:table-cell table:style-name="ce599" table:number-columns-repeated="3"/>
          <table:table-cell table:style-name="ce608"/>
          <table:table-cell table:number-columns-repeated="53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0]-[.B21]+[.C21]" office:value-type="float" office:value="-472.41" calcext:value-type="float">
            <text:p>-472.41</text:p>
          </table:table-cell>
          <table:table-cell table:style-name="ce577"/>
          <table:table-cell/>
          <table:table-cell table:style-name="ce593"/>
          <table:table-cell table:style-name="ce599" table:number-columns-repeated="3"/>
          <table:table-cell table:style-name="ce608"/>
          <table:table-cell table:number-columns-repeated="53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1]-[.B22]+[.C22]" office:value-type="float" office:value="-472.41" calcext:value-type="float">
            <text:p>-472.41</text:p>
          </table:table-cell>
          <table:table-cell table:style-name="ce577"/>
          <table:table-cell/>
          <table:table-cell table:style-name="ce593"/>
          <table:table-cell table:style-name="ce599" table:number-columns-repeated="3"/>
          <table:table-cell table:style-name="ce608"/>
          <table:table-cell table:number-columns-repeated="53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2]-[.B23]+[.C23]" office:value-type="float" office:value="-472.41" calcext:value-type="float">
            <text:p>-472.41</text:p>
          </table:table-cell>
          <table:table-cell table:style-name="ce577"/>
          <table:table-cell/>
          <table:table-cell table:style-name="ce593"/>
          <table:table-cell table:style-name="ce599" table:number-columns-repeated="3"/>
          <table:table-cell table:style-name="ce608"/>
          <table:table-cell table:number-columns-repeated="53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3]-[.B24]+[.C24]" office:value-type="float" office:value="-472.41" calcext:value-type="float">
            <text:p>-472.41</text:p>
          </table:table-cell>
          <table:table-cell table:style-name="ce577"/>
          <table:table-cell/>
          <table:table-cell table:style-name="ce594"/>
          <table:table-cell table:style-name="ce600" table:number-columns-repeated="3"/>
          <table:table-cell table:style-name="ce609"/>
          <table:table-cell table:number-columns-repeated="53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4]-[.B25]+[.C25]" office:value-type="float" office:value="-472.41" calcext:value-type="float">
            <text:p>-472.41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5]-[.B26]+[.C26]" office:value-type="float" office:value="-472.41" calcext:value-type="float">
            <text:p>-472.41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6]-[.B27]+[.C27]" office:value-type="float" office:value="-472.41" calcext:value-type="float">
            <text:p>-472.41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7]-[.B28]+[.C28]" office:value-type="float" office:value="-472.41" calcext:value-type="float">
            <text:p>-472.41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8]-[.B29]+[.C29]" office:value-type="float" office:value="-472.41" calcext:value-type="float">
            <text:p>-472.41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9]-[.B30]+[.C30]" office:value-type="float" office:value="-472.41" calcext:value-type="float">
            <text:p>-472.41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0]-[.B31]+[.C31]" office:value-type="float" office:value="-472.41" calcext:value-type="float">
            <text:p>-472.41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1]-[.B32]+[.C32]" office:value-type="float" office:value="-472.41" calcext:value-type="float">
            <text:p>-472.41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2]-[.B33]+[.C33]" office:value-type="float" office:value="-472.41" calcext:value-type="float">
            <text:p>-472.41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3]-[.B34]+[.C34]" office:value-type="float" office:value="-472.41" calcext:value-type="float">
            <text:p>-472.41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4]-[.B35]+[.C35]" office:value-type="float" office:value="-472.41" calcext:value-type="float">
            <text:p>-472.41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5]-[.B36]+[.C36]" office:value-type="float" office:value="-472.41" calcext:value-type="float">
            <text:p>-472.41</text:p>
          </table:table-cell>
          <table:table-cell table:style-name="ce577"/>
          <table:table-cell table:number-columns-repeated="59"/>
        </table:table-row>
        <table:table-row table:style-name="ro3">
          <table:table-cell table:style-name="ce567"/>
          <table:table-cell table:style-name="ce571" table:number-columns-repeated="2"/>
          <table:table-cell table:style-name="ce571" table:formula="of:=[.D36]-[.B37]+[.C37]" office:value-type="float" office:value="-472.41" calcext:value-type="float">
            <text:p>-472.41</text:p>
          </table:table-cell>
          <table:table-cell table:style-name="ce577"/>
          <table:table-cell table:style-name="ce583"/>
          <table:table-cell table:number-columns-repeated="58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7]-[.B38]+[.C38]" office:value-type="float" office:value="-472.41" calcext:value-type="float">
            <text:p>-472.41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8]-[.B39]+[.C39]" office:value-type="float" office:value="-472.41" calcext:value-type="float">
            <text:p>-472.41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9]-[.B40]+[.C40]" office:value-type="float" office:value="-472.41" calcext:value-type="float">
            <text:p>-472.41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40]-[.B41]+[.C41]" office:value-type="float" office:value="-472.41" calcext:value-type="float">
            <text:p>-472.41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41]-[.B42]+[.C42]" office:value-type="float" office:value="-472.41" calcext:value-type="float">
            <text:p>-472.41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42]-[.B43]+[.C43]" office:value-type="float" office:value="-472.41" calcext:value-type="float">
            <text:p>-472.41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43]-[.B44]+[.C44]" office:value-type="float" office:value="-472.41" calcext:value-type="float">
            <text:p>-472.41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8" office:value-type="string" calcext:value-type="string">
            <text:p>Total</text:p>
          </table:table-cell>
          <table:table-cell table:style-name="ce572" table:number-columns-repeated="2"/>
          <table:table-cell table:style-name="ce575" table:formula="of:=[.D44]-[.B45]+[.C45]" office:value-type="float" office:value="-472.41" calcext:value-type="float">
            <text:p>-472.41</text:p>
          </table:table-cell>
          <table:table-cell table:style-name="ce578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3">
        <office:forms form:automatic-focus="false" form:apply-design-mode="false"/>
        <table:table-column table:style-name="co11" table:default-cell-style-name="ce262"/>
        <table:table-column table:style-name="co15" table:number-columns-repeated="2" table:default-cell-style-name="ce254"/>
        <table:table-column table:style-name="co18" table:default-cell-style-name="ce324"/>
        <table:table-column table:style-name="co19" table:default-cell-style-name="ce184"/>
        <table:table-column table:style-name="co14" table:default-cell-style-name="ce184"/>
        <table:table-column table:style-name="co20" table:default-cell-style-name="ce184"/>
        <table:table-column table:style-name="co21" table:default-cell-style-name="ce184"/>
        <table:table-column table:style-name="co15" table:number-columns-repeated="56" table:default-cell-style-name="ce254"/>
        <table:table-row table:style-name="ro1">
          <table:table-cell table:style-name="ce302" office:value-type="string" calcext:value-type="string">
            <text:p>SMILE</text:p>
          </table:table-cell>
          <table:table-cell table:style-name="ce310" table:number-columns-repeated="2"/>
          <table:table-cell table:style-name="ce317" office:value-type="float" office:value="7341.6" calcext:value-type="float">
            <text:p>7341.60</text:p>
          </table:table-cell>
          <table:table-cell table:style-name="ce325"/>
          <table:table-cell table:number-columns-repeated="59"/>
        </table:table-row>
        <table:table-row table:style-name="ro1">
          <table:table-cell table:style-name="ce303" office:value-type="date" office:date-value="2019-10-29" calcext:value-type="date">
            <text:p>29-Oct</text:p>
          </table:table-cell>
          <table:table-cell table:style-name="ce311" office:value-type="float" office:value="40" calcext:value-type="float">
            <text:p>40</text:p>
          </table:table-cell>
          <table:table-cell table:style-name="ce311"/>
          <table:table-cell table:style-name="ce318" table:formula="of:=[.D1]-[.B2]+[.C2]" office:value-type="float" office:value="7301.6" calcext:value-type="float">
            <text:p>7301.60</text:p>
          </table:table-cell>
          <table:table-cell table:style-name="ce311" office:value-type="string" calcext:value-type="string">
            <text:p>cash</text:p>
          </table:table-cell>
          <table:table-cell table:style-name="ce329" office:value-type="string" calcext:value-type="string">
            <text:p>10001112</text:p>
          </table:table-cell>
          <table:table-cell table:style-name="ce329" table:number-columns-repeated="2"/>
          <table:table-cell table:style-name="ce340"/>
          <table:table-cell table:number-columns-repeated="55"/>
        </table:table-row>
        <table:table-row table:style-name="ro1">
          <table:table-cell table:style-name="ce303" office:value-type="date" office:date-value="2019-10-29" calcext:value-type="date">
            <text:p>29-Oct</text:p>
          </table:table-cell>
          <table:table-cell table:style-name="ce311" office:value-type="float" office:value="80" calcext:value-type="float">
            <text:p>80</text:p>
          </table:table-cell>
          <table:table-cell table:style-name="ce311"/>
          <table:table-cell table:style-name="ce318" table:formula="of:=[.D2]-[.B3]+[.C3]" office:value-type="float" office:value="7221.6" calcext:value-type="float">
            <text:p>7221.60</text:p>
          </table:table-cell>
          <table:table-cell table:style-name="ce311" office:value-type="string" calcext:value-type="string">
            <text:p>house</text:p>
          </table:table-cell>
          <table:table-cell table:style-name="ce330" office:value-type="string" calcext:value-type="string">
            <text:p>08 92 86</text:p>
          </table:table-cell>
          <table:table-cell table:style-name="ce330" table:number-columns-repeated="2"/>
          <table:table-cell table:style-name="ce341"/>
          <table:table-cell table:number-columns-repeated="55"/>
        </table:table-row>
        <table:table-row table:style-name="ro1">
          <table:table-cell table:style-name="ce303" office:value-type="date" office:date-value="2019-10-29" calcext:value-type="date">
            <text:p>29-Oct</text:p>
          </table:table-cell>
          <table:table-cell table:style-name="ce311" office:value-type="float" office:value="18.73" calcext:value-type="float">
            <text:p>18.73</text:p>
          </table:table-cell>
          <table:table-cell table:style-name="ce311"/>
          <table:table-cell table:style-name="ce318" table:formula="of:=[.D3]-[.B4]+[.C4]" office:value-type="float" office:value="7202.87" calcext:value-type="float">
            <text:p>7202.87</text:p>
          </table:table-cell>
          <table:table-cell table:style-name="ce311" office:value-type="string" calcext:value-type="string">
            <text:p>cash</text:p>
          </table:table-cell>
          <table:table-cell table:style-name="ce330" office:value-type="string" calcext:value-type="string">
            <text:p>4988245723003140</text:p>
          </table:table-cell>
          <table:table-cell table:style-name="ce330" table:number-columns-repeated="2"/>
          <table:table-cell table:style-name="ce341"/>
          <table:table-cell table:number-columns-repeated="55"/>
        </table:table-row>
        <table:table-row table:style-name="ro1">
          <table:table-cell table:style-name="ce303" office:value-type="date" office:date-value="2019-10-29" calcext:value-type="date">
            <text:p>29-Oct</text:p>
          </table:table-cell>
          <table:table-cell table:style-name="ce311" office:value-type="float" office:value="13.13" calcext:value-type="float">
            <text:p>13.13</text:p>
          </table:table-cell>
          <table:table-cell table:style-name="ce311"/>
          <table:table-cell table:style-name="ce318" table:formula="of:=[.D4]-[.B5]+[.C5]" office:value-type="float" office:value="7189.74" calcext:value-type="float">
            <text:p>7189.74</text:p>
          </table:table-cell>
          <table:table-cell table:style-name="ce311" office:value-type="string" calcext:value-type="string">
            <text:p>cash</text:p>
          </table:table-cell>
          <table:table-cell table:style-name="ce330" office:value-type="string" calcext:value-type="string">
            <text:p>4988 2457 2300 3140</text:p>
          </table:table-cell>
          <table:table-cell table:style-name="ce330"/>
          <table:table-cell table:style-name="ce330" office:value-type="float" office:value="154" calcext:value-type="float">
            <text:p>154</text:p>
          </table:table-cell>
          <table:table-cell table:style-name="ce341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5]-[.B6]+[.C6]" office:value-type="float" office:value="7189.74" calcext:value-type="float">
            <text:p>7189.74</text:p>
          </table:table-cell>
          <table:table-cell table:style-name="ce311"/>
          <table:table-cell table:style-name="ce331" office:value-type="string" calcext:value-type="string">
            <text:p>05/17</text:p>
          </table:table-cell>
          <table:table-cell table:style-name="ce330" table:number-columns-repeated="2"/>
          <table:table-cell table:style-name="ce341"/>
          <table:table-cell table:number-columns-repeated="55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6]-[.B7]+[.C7]" office:value-type="float" office:value="7189.74" calcext:value-type="float">
            <text:p>7189.74</text:p>
          </table:table-cell>
          <table:table-cell table:style-name="ce311"/>
          <table:table-cell table:style-name="ce330" office:value-type="string" calcext:value-type="string">
            <text:p>06/20</text:p>
          </table:table-cell>
          <table:table-cell table:style-name="ce330" table:number-columns-repeated="2"/>
          <table:table-cell table:style-name="ce341"/>
          <table:table-cell table:number-columns-repeated="55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7]-[.B8]+[.C8]" office:value-type="float" office:value="7189.74" calcext:value-type="float">
            <text:p>7189.74</text:p>
          </table:table-cell>
          <table:table-cell table:style-name="ce311"/>
          <table:table-cell table:style-name="ce332" office:value-type="string" calcext:value-type="string">
            <text:p>MR MARK R GADSBY</text:p>
          </table:table-cell>
          <table:table-cell table:style-name="ce332" table:number-columns-repeated="2"/>
          <table:table-cell table:style-name="ce342"/>
          <table:table-cell table:number-columns-repeated="55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8]-[.B9]+[.C9]" office:value-type="float" office:value="7189.74" calcext:value-type="float">
            <text:p>7189.74</text:p>
          </table:table-cell>
          <table:table-cell table:style-name="ce326"/>
          <table:table-cell table:number-columns-repeated="59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9]-[.B10]+[.C10]" office:value-type="float" office:value="7189.74" calcext:value-type="float">
            <text:p>7189.74</text:p>
          </table:table-cell>
          <table:table-cell table:style-name="ce326"/>
          <table:table-cell/>
          <table:table-cell table:style-name="ce324"/>
          <table:table-cell table:number-columns-repeated="57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0]-[.B11]+[.C11]" office:value-type="float" office:value="7189.74" calcext:value-type="float">
            <text:p>7189.74</text:p>
          </table:table-cell>
          <table:table-cell table:style-name="ce326"/>
          <table:table-cell/>
          <table:table-cell table:style-name="ce324"/>
          <table:table-cell table:number-columns-repeated="57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1]-[.B12]+[.C12]" office:value-type="float" office:value="7189.74" calcext:value-type="float">
            <text:p>7189.74</text:p>
          </table:table-cell>
          <table:table-cell table:style-name="ce326"/>
          <table:table-cell/>
          <table:table-cell table:style-name="ce258"/>
          <table:table-cell table:number-columns-repeated="57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2]-[.B13]+[.C13]" office:value-type="float" office:value="7189.74" calcext:value-type="float">
            <text:p>7189.74</text:p>
          </table:table-cell>
          <table:table-cell table:style-name="ce326"/>
          <table:table-cell table:number-columns-repeated="59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3]-[.B14]+[.C14]" office:value-type="float" office:value="7189.74" calcext:value-type="float">
            <text:p>7189.74</text:p>
          </table:table-cell>
          <table:table-cell table:style-name="ce326"/>
          <table:table-cell/>
          <table:table-cell table:style-name="ce324" office:value-type="string" calcext:value-type="string">
            <text:p>MUM</text:p>
          </table:table-cell>
          <table:table-cell table:style-name="ce258"/>
          <table:table-cell/>
          <table:table-cell table:style-name="ce258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4]-[.B15]+[.C15]" office:value-type="float" office:value="7189.74" calcext:value-type="float">
            <text:p>7189.74</text:p>
          </table:table-cell>
          <table:table-cell table:style-name="ce326"/>
          <table:table-cell/>
          <table:table-cell table:style-name="ce333" office:value-type="float" office:value="42" calcext:value-type="float">
            <text:p>42.00</text:p>
          </table:table-cell>
          <table:table-cell table:number-columns-repeated="2"/>
          <table:table-cell table:style-name="ce258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5]-[.B16]+[.C16]" office:value-type="float" office:value="7189.74" calcext:value-type="float">
            <text:p>7189.74</text:p>
          </table:table-cell>
          <table:table-cell table:style-name="ce326"/>
          <table:table-cell/>
          <table:table-cell table:style-name="ce333" office:value-type="float" office:value="25" calcext:value-type="float">
            <text:p>25.00</text:p>
          </table:table-cell>
          <table:table-cell table:style-name="ce324"/>
          <table:table-cell/>
          <table:table-cell table:style-name="ce258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6]-[.B17]+[.C17]" office:value-type="float" office:value="7189.74" calcext:value-type="float">
            <text:p>7189.74</text:p>
          </table:table-cell>
          <table:table-cell table:style-name="ce326"/>
          <table:table-cell/>
          <table:table-cell table:style-name="ce333" office:value-type="float" office:value="35" calcext:value-type="float">
            <text:p>35.00</text:p>
          </table:table-cell>
          <table:table-cell table:style-name="ce339"/>
          <table:table-cell table:style-name="ce334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7]-[.B18]+[.C18]" office:value-type="float" office:value="7189.74" calcext:value-type="float">
            <text:p>7189.74</text:p>
          </table:table-cell>
          <table:table-cell table:style-name="ce326"/>
          <table:table-cell/>
          <table:table-cell table:style-name="ce334" table:number-columns-repeated="2"/>
          <table:table-cell table:style-name="ce339"/>
          <table:table-cell table:style-name="ce343"/>
          <table:table-cell table:number-columns-repeated="54"/>
        </table:table-row>
        <table:table-row table:style-name="ro4">
          <table:table-cell table:style-name="ce303"/>
          <table:table-cell table:style-name="ce311" table:number-columns-repeated="2"/>
          <table:table-cell table:style-name="ce318" table:formula="of:=[.D18]-[.B19]+[.C19]" office:value-type="float" office:value="7189.74" calcext:value-type="float">
            <text:p>7189.74</text:p>
          </table:table-cell>
          <table:table-cell table:style-name="ce326"/>
          <table:table-cell/>
          <table:table-cell table:style-name="ce324" table:formula="of:=SUM([.G15:.G17])" office:value-type="float" office:value="102" calcext:value-type="float">
            <text:p>102.00</text:p>
          </table:table-cell>
          <table:table-cell table:style-name="ce334"/>
          <table:table-cell table:style-name="ce343"/>
          <table:table-cell table:style-name="ce339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9]-[.B20]+[.C20]" office:value-type="float" office:value="7189.74" calcext:value-type="float">
            <text:p>7189.74</text:p>
          </table:table-cell>
          <table:table-cell table:style-name="ce326"/>
          <table:table-cell/>
          <table:table-cell table:style-name="ce335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0]-[.B21]+[.C21]" office:value-type="float" office:value="7189.74" calcext:value-type="float">
            <text:p>7189.74</text:p>
          </table:table-cell>
          <table:table-cell table:style-name="ce326"/>
          <table:table-cell/>
          <table:table-cell table:style-name="ce334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4"/>
          <table:table-cell table:style-name="ce311" table:number-columns-repeated="2"/>
          <table:table-cell table:style-name="ce318" table:formula="of:=[.D21]-[.B22]+[.C22]" office:value-type="float" office:value="7189.74" calcext:value-type="float">
            <text:p>7189.74</text:p>
          </table:table-cell>
          <table:table-cell table:style-name="ce326"/>
          <table:table-cell/>
          <table:table-cell table:style-name="ce324"/>
          <table:table-cell/>
          <table:table-cell table:style-name="ce339"/>
          <table:table-cell table:number-columns-repeated="55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2]-[.B23]+[.C23]" office:value-type="float" office:value="7189.74" calcext:value-type="float">
            <text:p>7189.74</text:p>
          </table:table-cell>
          <table:table-cell table:style-name="ce326"/>
          <table:table-cell/>
          <table:table-cell table:style-name="ce336" table:number-columns-repeated="4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3]-[.B24]+[.C24]" office:value-type="float" office:value="7189.74" calcext:value-type="float">
            <text:p>7189.74</text:p>
          </table:table-cell>
          <table:table-cell table:style-name="ce326"/>
          <table:table-cell/>
          <table:table-cell table:style-name="ce334"/>
          <table:table-cell table:style-name="ce339"/>
          <table:table-cell table:style-name="ce343" table:number-columns-repeated="2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4]-[.B25]+[.C25]" office:value-type="float" office:value="7189.74" calcext:value-type="float">
            <text:p>7189.74</text:p>
          </table:table-cell>
          <table:table-cell table:style-name="ce326"/>
          <table:table-cell/>
          <table:table-cell table:style-name="ce334"/>
          <table:table-cell table:style-name="ce339"/>
          <table:table-cell table:style-name="ce334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5]-[.B26]+[.C26]" office:value-type="float" office:value="7189.74" calcext:value-type="float">
            <text:p>7189.74</text:p>
          </table:table-cell>
          <table:table-cell table:style-name="ce326"/>
          <table:table-cell/>
          <table:table-cell table:style-name="ce337"/>
          <table:table-cell table:style-name="ce339"/>
          <table:table-cell table:style-name="ce343"/>
          <table:table-cell table:style-name="ce339"/>
          <table:table-cell table:style-name="ce324"/>
          <table:table-cell table:number-columns-repeated="53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6]-[.B27]+[.C27]" office:value-type="float" office:value="7189.74" calcext:value-type="float">
            <text:p>7189.74</text:p>
          </table:table-cell>
          <table:table-cell table:style-name="ce326"/>
          <table:table-cell/>
          <table:table-cell table:style-name="ce335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7]-[.B28]+[.C28]" office:value-type="float" office:value="7189.74" calcext:value-type="float">
            <text:p>7189.74</text:p>
          </table:table-cell>
          <table:table-cell table:style-name="ce326"/>
          <table:table-cell/>
          <table:table-cell table:style-name="ce335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8]-[.B29]+[.C29]" office:value-type="float" office:value="7189.74" calcext:value-type="float">
            <text:p>7189.74</text:p>
          </table:table-cell>
          <table:table-cell table:style-name="ce326"/>
          <table:table-cell/>
          <table:table-cell table:style-name="ce337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9]-[.B30]+[.C30]" office:value-type="float" office:value="7189.74" calcext:value-type="float">
            <text:p>7189.74</text:p>
          </table:table-cell>
          <table:table-cell table:style-name="ce326"/>
          <table:table-cell/>
          <table:table-cell table:style-name="ce337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0]-[.B31]+[.C31]" office:value-type="float" office:value="7189.74" calcext:value-type="float">
            <text:p>7189.74</text:p>
          </table:table-cell>
          <table:table-cell table:style-name="ce326"/>
          <table:table-cell/>
          <table:table-cell table:style-name="ce337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1]-[.B32]+[.C32]" office:value-type="float" office:value="7189.74" calcext:value-type="float">
            <text:p>7189.74</text:p>
          </table:table-cell>
          <table:table-cell table:style-name="ce326"/>
          <table:table-cell/>
          <table:table-cell table:style-name="ce337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2]-[.B33]+[.C33]" office:value-type="float" office:value="7189.74" calcext:value-type="float">
            <text:p>7189.74</text:p>
          </table:table-cell>
          <table:table-cell table:style-name="ce326"/>
          <table:table-cell/>
          <table:table-cell table:style-name="ce338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3]-[.B34]+[.C34]" office:value-type="float" office:value="7189.74" calcext:value-type="float">
            <text:p>7189.74</text:p>
          </table:table-cell>
          <table:table-cell table:style-name="ce326"/>
          <table:table-cell/>
          <table:table-cell table:style-name="ce335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4]-[.B35]+[.C35]" office:value-type="float" office:value="7189.74" calcext:value-type="float">
            <text:p>7189.74</text:p>
          </table:table-cell>
          <table:table-cell table:style-name="ce325"/>
          <table:table-cell/>
          <table:table-cell table:style-name="ce337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5]-[.B36]+[.C36]" office:value-type="float" office:value="7189.74" calcext:value-type="float">
            <text:p>7189.74</text:p>
          </table:table-cell>
          <table:table-cell table:style-name="ce326"/>
          <table:table-cell/>
          <table:table-cell table:style-name="ce337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6]-[.B37]+[.C37]" office:value-type="float" office:value="7189.74" calcext:value-type="float">
            <text:p>7189.74</text:p>
          </table:table-cell>
          <table:table-cell table:style-name="ce325"/>
          <table:table-cell/>
          <table:table-cell table:style-name="ce337"/>
          <table:table-cell table:style-name="ce339"/>
          <table:table-cell table:number-columns-repeated="56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7]-[.B38]+[.C38]" office:value-type="float" office:value="7189.74" calcext:value-type="float">
            <text:p>7189.74</text:p>
          </table:table-cell>
          <table:table-cell table:style-name="ce325"/>
          <table:table-cell table:number-columns-repeated="59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8]-[.B39]+[.C39]" office:value-type="float" office:value="7189.74" calcext:value-type="float">
            <text:p>7189.74</text:p>
          </table:table-cell>
          <table:table-cell table:style-name="ce325"/>
          <table:table-cell table:number-columns-repeated="59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9]-[.B40]+[.C40]" office:value-type="float" office:value="7189.74" calcext:value-type="float">
            <text:p>7189.74</text:p>
          </table:table-cell>
          <table:table-cell table:style-name="ce325"/>
          <table:table-cell table:number-columns-repeated="59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40]-[.B41]+[.C41]" office:value-type="float" office:value="7189.74" calcext:value-type="float">
            <text:p>7189.74</text:p>
          </table:table-cell>
          <table:table-cell table:style-name="ce325"/>
          <table:table-cell table:number-columns-repeated="59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41]-[.B42]+[.C42]" office:value-type="float" office:value="7189.74" calcext:value-type="float">
            <text:p>7189.74</text:p>
          </table:table-cell>
          <table:table-cell table:style-name="ce325"/>
          <table:table-cell table:number-columns-repeated="59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42]-[.B43]+[.C43]" office:value-type="float" office:value="7189.74" calcext:value-type="float">
            <text:p>7189.74</text:p>
          </table:table-cell>
          <table:table-cell table:style-name="ce325"/>
          <table:table-cell table:number-columns-repeated="59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43]-[.B44]+[.C44]" office:value-type="float" office:value="7189.74" calcext:value-type="float">
            <text:p>7189.74</text:p>
          </table:table-cell>
          <table:table-cell table:style-name="ce325"/>
          <table:table-cell table:number-columns-repeated="59"/>
        </table:table-row>
        <table:table-row table:style-name="ro1">
          <table:table-cell table:style-name="ce305" office:value-type="string" calcext:value-type="string">
            <text:p>Total</text:p>
          </table:table-cell>
          <table:table-cell table:style-name="ce312" table:number-columns-repeated="2"/>
          <table:table-cell table:style-name="ce319" table:formula="of:=[.D44]-[.B45]+[.C45]" office:value-type="float" office:value="7189.74" calcext:value-type="float">
            <text:p>7189.74</text:p>
          </table:table-cell>
          <table:table-cell table:style-name="ce327"/>
          <table:table-cell table:number-columns-repeated="59"/>
        </table:table-row>
        <table:table-row table:style-name="ro1">
          <table:table-cell table:style-name="ce306"/>
          <table:table-cell table:style-name="ce313" table:number-columns-repeated="2"/>
          <table:table-cell table:style-name="ce320"/>
          <table:table-cell table:style-name="ce328"/>
          <table:table-cell table:number-columns-repeated="59"/>
        </table:table-row>
        <table:table-row table:style-name="ro1">
          <table:table-cell table:style-name="ce307" office:value-type="string" calcext:value-type="string">
            <text:p>Info:</text:p>
          </table:table-cell>
          <table:table-cell table:style-name="ce314" table:number-columns-repeated="2"/>
          <table:table-cell table:style-name="ce321"/>
          <table:table-cell table:style-name="ce328"/>
          <table:table-cell table:number-columns-repeated="59"/>
        </table:table-row>
        <table:table-row table:style-name="ro1">
          <table:table-cell table:style-name="ce308" office:value-type="string" calcext:value-type="string">
            <text:p>ICE Save Originator Identification 424430</text:p>
          </table:table-cell>
          <table:table-cell table:style-name="ce315" table:number-columns-repeated="2"/>
          <table:table-cell table:style-name="ce322"/>
          <table:table-cell table:style-name="ce328"/>
          <table:table-cell table:number-columns-repeated="59"/>
        </table:table-row>
        <table:table-row table:style-name="ro1">
          <table:table-cell table:style-name="ce309" office:value-type="string" calcext:value-type="string">
            <text:p>Ref: INV DD 000571060</text:p>
          </table:table-cell>
          <table:table-cell table:style-name="ce316" table:number-columns-repeated="2"/>
          <table:table-cell table:style-name="ce323"/>
          <table:table-cell table:style-name="ce328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4">
        <table:table-column table:style-name="co22" table:default-cell-style-name="ce663"/>
        <table:table-column table:style-name="co23" table:default-cell-style-name="ce663"/>
        <table:table-column table:style-name="co24" table:default-cell-style-name="ce663"/>
        <table:table-column table:style-name="co25" table:default-cell-style-name="ce663"/>
        <table:table-column table:style-name="co26" table:default-cell-style-name="ce682"/>
        <table:table-column table:style-name="co27" table:default-cell-style-name="ce663"/>
        <table:table-column table:style-name="co28" table:default-cell-style-name="ce682"/>
        <table:table-column table:style-name="co11" table:default-cell-style-name="ce682"/>
        <table:table-column table:style-name="co29" table:default-cell-style-name="ce682"/>
        <table:table-column table:style-name="co3" table:default-cell-style-name="ce663"/>
        <table:table-column table:style-name="co15" table:default-cell-style-name="ce765"/>
        <table:table-column table:style-name="co30" table:default-cell-style-name="ce682"/>
        <table:table-column table:style-name="co20" table:default-cell-style-name="ce663"/>
        <table:table-column table:style-name="co15" table:number-columns-repeated="2" table:default-cell-style-name="ce765"/>
        <table:table-column table:style-name="co10" table:default-cell-style-name="ce663"/>
        <table:table-column table:style-name="co31" table:default-cell-style-name="ce663"/>
        <table:table-column table:style-name="co15" table:number-columns-repeated="47" table:default-cell-style-name="ce765"/>
        <table:table-row table:style-name="ro1">
          <table:table-cell table:style-name="ce656" office:value-type="string" calcext:value-type="string">
            <text:p>From Apr 2019</text:p>
          </table:table-cell>
          <table:table-cell table:style-name="ce664"/>
          <table:table-cell table:style-name="ce670" office:value-type="string" calcext:value-type="string">
            <text:p>Date</text:p>
          </table:table-cell>
          <table:table-cell table:style-name="ce688" office:value-type="string" calcext:value-type="string">
            <text:p>Give aways</text:p>
          </table:table-cell>
          <table:table-cell table:style-name="ce688" office:value-type="string" calcext:value-type="string">
            <text:p>End March</text:p>
          </table:table-cell>
          <table:table-cell table:style-name="ce734" office:value-type="string" calcext:value-type="string">
            <text:p>Contribution</text:p>
          </table:table-cell>
          <table:table-cell/>
          <table:table-cell table:style-name="ce742" office:value-type="string" calcext:value-type="string">
            <text:p>Threshold</text:p>
          </table:table-cell>
          <table:table-cell table:style-name="ce749"/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7" office:value-type="string" calcext:value-type="string">
            <text:p>Interest</text:p>
          </table:table-cell>
          <table:table-cell table:style-name="ce665" table:formula="of:=[$'Balance Sheet'.E14]" office:value-type="percentage" office:value="0.0115179912282748" calcext:value-type="percentage">
            <text:p>1.15%</text:p>
          </table:table-cell>
          <table:table-cell table:style-name="ce671"/>
          <table:table-cell table:style-name="ce689" office:value-type="float" office:value="0" calcext:value-type="float">
            <text:p>£0.00</text:p>
          </table:table-cell>
          <table:table-cell table:style-name="ce689" table:formula="of:=51000" office:value-type="float" office:value="51000" calcext:value-type="float">
            <text:p>£51,000.00</text:p>
          </table:table-cell>
          <table:table-cell table:style-name="ce735" office:value-type="float" office:value="2500" calcext:value-type="float">
            <text:p>£2,500.00</text:p>
          </table:table-cell>
          <table:table-cell/>
          <table:table-cell table:style-name="ce743" office:value-type="float" office:value="550" calcext:value-type="float">
            <text:p>550.00</text:p>
          </table:table-cell>
          <table:table-cell table:style-name="ce750" office:value-type="string" calcext:value-type="string">
            <text:p>House</text:p>
          </table:table-cell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9" office:value-type="float" office:value="56" calcext:value-type="float">
            <text:p>56</text:p>
          </table:table-cell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Ap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]+([.$F$2])-[.D3]" office:value-type="float" office:value="53500" calcext:value-type="float">
            <text:p>£53,500.00</text:p>
          </table:table-cell>
          <table:table-cell table:style-name="ce735"/>
          <table:table-cell/>
          <table:table-cell table:style-name="ce744" table:formula="of:=650-[.H2]" office:value-type="float" office:value="100" calcext:value-type="float">
            <text:p>100.00</text:p>
          </table:table-cell>
          <table:table-cell table:style-name="ce751" office:value-type="string" calcext:value-type="string">
            <text:p>Cash</text:p>
          </table:table-cell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Ma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3]+([.$F$2])-[.D4]" office:value-type="float" office:value="56000" calcext:value-type="float">
            <text:p>£56,000.00</text:p>
          </table:table-cell>
          <table:table-cell table:style-name="ce735"/>
          <table:table-cell table:number-columns-repeated="58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June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4]+([.$F$2])-[.D5]" office:value-type="float" office:value="58500" calcext:value-type="float">
            <text:p>£58,500.00</text:p>
          </table:table-cell>
          <table:table-cell table:style-name="ce735"/>
          <table:table-cell table:style-name="ce740"/>
          <table:table-cell table:style-name="ce683" office:value-type="string" calcext:value-type="string">
            <text:p>Age 68</text:p>
          </table:table-cell>
          <table:table-cell table:number-columns-repeated="2"/>
          <table:table-cell table:style-name="ce766" office:value-type="string" calcext:value-type="string">
            <text:p>Equitable Life</text:p>
          </table:table-cell>
          <table:table-cell table:style-name="ce774"/>
          <table:table-cell table:style-name="ce782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Jul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5]+([.$F$2])-[.D6]" office:value-type="float" office:value="61000" calcext:value-type="float">
            <text:p>£61,000.00</text:p>
          </table:table-cell>
          <table:table-cell table:style-name="ce735"/>
          <table:table-cell table:style-name="ce740"/>
          <table:table-cell table:style-name="ce745" office:value-type="string" calcext:value-type="string">
            <text:p>Thermo</text:p>
          </table:table-cell>
          <table:table-cell table:style-name="ce752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Aug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6]+([.$F$2])-[.D7]" office:value-type="float" office:value="63500" calcext:value-type="float">
            <text:p>£63,500.00</text:p>
          </table:table-cell>
          <table:table-cell table:style-name="ce735"/>
          <table:table-cell table:style-name="ce740"/>
          <table:table-cell table:style-name="ce746" office:value-type="string" calcext:value-type="string">
            <text:p>State</text:p>
          </table:table-cell>
          <table:table-cell table:style-name="ce753" table:formula="of:=168.6*52" office:value-type="float" office:value="8767.2" calcext:value-type="float">
            <text:p>8767.20</text:p>
          </table:table-cell>
          <table:table-cell table:style-name="ce682"/>
          <table:table-cell table:number-columns-repeated="54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Sep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7]-[.D8]" office:value-type="float" office:value="63500" calcext:value-type="float">
            <text:p>£63,500.00</text:p>
          </table:table-cell>
          <table:table-cell table:style-name="ce735"/>
          <table:table-cell table:style-name="ce740"/>
          <table:table-cell table:style-name="ce746" office:value-type="string" calcext:value-type="string">
            <text:p>Lump</text:p>
          </table:table-cell>
          <table:table-cell table:style-name="ce753" table:formula="of:=((([.E31])/2)+[.M15]+[.M5])*[.B2]" office:value-type="float" office:value="3124.93103685797" calcext:value-type="float">
            <text:p>3124.93</text:p>
          </table:table-cell>
          <table:table-cell table:style-name="ce733" table:formula="of:=([.E32])+[.M15]+[.M5]" office:value-type="float" office:value="304501.489713163" calcext:value-type="float">
            <text:p>304,501</text:p>
          </table:table-cell>
          <table:table-cell table:style-name="ce767"/>
          <table:table-cell table:number-columns-repeated="53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Oct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8]+([.$F$9])-[.D9]" office:value-type="float" office:value="65500" calcext:value-type="float">
            <text:p>£65,500.00</text:p>
          </table:table-cell>
          <table:table-cell table:style-name="ce735" office:value-type="float" office:value="2000" calcext:value-type="float">
            <text:p>£2,000.00</text:p>
          </table:table-cell>
          <table:table-cell table:style-name="ce741"/>
          <table:table-cell table:style-name="ce746" office:value-type="string" calcext:value-type="string">
            <text:p>TP</text:p>
          </table:table-cell>
          <table:table-cell table:style-name="ce753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Nov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9]+([.$F$9])-[.D10]" office:value-type="float" office:value="67500" calcext:value-type="float">
            <text:p>£67,500.00</text:p>
          </table:table-cell>
          <table:table-cell table:style-name="ce735"/>
          <table:table-cell/>
          <table:table-cell table:style-name="ce746"/>
          <table:table-cell table:style-name="ce753"/>
          <table:table-cell/>
          <table:table-cell table:style-name="ce768"/>
          <table:table-cell table:style-name="ce775"/>
          <table:table-cell table:style-name="ce783" office:value-type="float" office:value="210000" calcext:value-type="float">
            <text:p>210,000.00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Dec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0]+([.$F$9])-[.D11]" office:value-type="float" office:value="69500" calcext:value-type="float">
            <text:p>£69,500.00</text:p>
          </table:table-cell>
          <table:table-cell table:style-name="ce735"/>
          <table:table-cell/>
          <table:table-cell table:style-name="ce746" office:value-type="string" calcext:value-type="string">
            <text:p>Gross</text:p>
          </table:table-cell>
          <table:table-cell table:style-name="ce753" table:formula="of:=SUM([.I6:.I9])" office:value-type="float" office:value="16492.131036858" calcext:value-type="float">
            <text:p>16492.13</text:p>
          </table:table-cell>
          <table:table-cell/>
          <table:table-cell table:style-name="ce769"/>
          <table:table-cell table:style-name="ce776"/>
          <table:table-cell table:style-name="ce784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an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1]+([.$F$9])-[.D12]" office:value-type="float" office:value="71500" calcext:value-type="float">
            <text:p>£71,500.00</text:p>
          </table:table-cell>
          <table:table-cell table:style-name="ce735"/>
          <table:table-cell/>
          <table:table-cell table:style-name="ce746"/>
          <table:table-cell table:style-name="ce753" office:value-type="string" calcext:value-type="string">
            <text:p><text:s/></text:p>
          </table:table-cell>
          <table:table-cell/>
          <table:table-cell table:style-name="ce769"/>
          <table:table-cell table:style-name="ce777" office:value-type="float" office:value="10" calcext:value-type="float">
            <text:p>10</text:p>
          </table:table-cell>
          <table:table-cell table:style-name="ce785" table:formula="of:=[.L12]*[.B2]+1" office:value-type="percentage" office:value="1.11517991228275" calcext:value-type="percentage">
            <text:p>111.52%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Feb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2]+([.$F$9])-[.D13]" office:value-type="float" office:value="73500" calcext:value-type="float">
            <text:p>£73,500.00</text:p>
          </table:table-cell>
          <table:table-cell table:style-name="ce735"/>
          <table:table-cell/>
          <table:table-cell table:style-name="ce746" office:value-type="string" calcext:value-type="string">
            <text:p>Net</text:p>
          </table:table-cell>
          <table:table-cell table:style-name="ce753" table:formula="of:=[.I11]*0.88" office:value-type="float" office:value="14513.075312435" calcext:value-type="float">
            <text:p>14513.08</text:p>
          </table:table-cell>
          <table:table-cell/>
          <table:table-cell table:style-name="ce769"/>
          <table:table-cell table:style-name="ce776"/>
          <table:table-cell table:style-name="ce786" table:formula="of:=([.M10]+[.M12])*[.M12]" office:value-type="float" office:value="234189.025205614" calcext:value-type="float">
            <text:p>234189.03</text:p>
          </table:table-cell>
          <table:table-cell table:number-columns-repeated="51"/>
        </table:table-row>
        <table:table-row table:style-name="ro1">
          <table:table-cell table:style-name="ce659" office:value-type="float" office:value="57" calcext:value-type="float">
            <text:p>57</text:p>
          </table:table-cell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Ma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3]+([.$F$9])-[.D14]" office:value-type="float" office:value="75500" calcext:value-type="float">
            <text:p>£75,500.00</text:p>
          </table:table-cell>
          <table:table-cell table:style-name="ce735"/>
          <table:table-cell/>
          <table:table-cell table:style-name="ce746" office:value-type="string" calcext:value-type="string">
            <text:p>Bills</text:p>
          </table:table-cell>
          <table:table-cell table:style-name="ce753" table:formula="of:=[$Bills.D85]/2" office:value-type="float" office:value="2794.16" calcext:value-type="float">
            <text:p>2794.16</text:p>
          </table:table-cell>
          <table:table-cell/>
          <table:table-cell table:style-name="ce769"/>
          <table:table-cell table:style-name="ce776"/>
          <table:table-cell table:style-name="ce784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Ap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4]+([.$F$9])-[.D15]" office:value-type="float" office:value="77500" calcext:value-type="float">
            <text:p>£77,500.00</text:p>
          </table:table-cell>
          <table:table-cell table:style-name="ce735"/>
          <table:table-cell/>
          <table:table-cell table:style-name="ce747"/>
          <table:table-cell table:style-name="ce753"/>
          <table:table-cell/>
          <table:table-cell table:style-name="ce769"/>
          <table:table-cell table:style-name="ce776" office:value-type="float" office:value="1" calcext:value-type="float">
            <text:p>1.00</text:p>
          </table:table-cell>
          <table:table-cell table:style-name="ce787" table:formula="of:=[.M13]*[.L15]" office:value-type="float" office:value="234189.025205614" calcext:value-type="float">
            <text:p>234,189 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Ma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5]+([.$F$9])-[.D16]" office:value-type="float" office:value="79500" calcext:value-type="float">
            <text:p>£79,500.00</text:p>
          </table:table-cell>
          <table:table-cell table:style-name="ce735"/>
          <table:table-cell/>
          <table:table-cell table:style-name="ce747" office:value-type="string" calcext:value-type="string">
            <text:p>Cash</text:p>
          </table:table-cell>
          <table:table-cell table:style-name="ce753" table:formula="of:=[.I13]-[.I14]" office:value-type="float" office:value="11718.915312435" calcext:value-type="float">
            <text:p>11718.92</text:p>
          </table:table-cell>
          <table:table-cell/>
          <table:table-cell table:style-name="ce769"/>
          <table:table-cell table:style-name="ce776" office:value-type="float" office:value="0" calcext:value-type="float">
            <text:p>0.00</text:p>
          </table:table-cell>
          <table:table-cell table:style-name="ce787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une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6]+([.$F$9])-[.D17]" office:value-type="float" office:value="81500" calcext:value-type="float">
            <text:p>£81,500.00</text:p>
          </table:table-cell>
          <table:table-cell table:style-name="ce735"/>
          <table:table-cell/>
          <table:table-cell table:style-name="ce748" office:value-type="string" calcext:value-type="string">
            <text:p>Week</text:p>
          </table:table-cell>
          <table:table-cell table:style-name="ce754" table:formula="of:=[.I16]/52" office:value-type="float" office:value="225.363756008366" calcext:value-type="float">
            <text:p>225.36</text:p>
          </table:table-cell>
          <table:table-cell/>
          <table:table-cell table:style-name="ce770"/>
          <table:table-cell table:style-name="ce778"/>
          <table:table-cell table:style-name="ce788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ul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7]+([.$F$9])-[.D18]" office:value-type="float" office:value="83500" calcext:value-type="float">
            <text:p>£83,500.00</text:p>
          </table:table-cell>
          <table:table-cell table:style-name="ce735"/>
          <table:table-cell table:number-columns-repeated="4"/>
          <table:table-cell table:style-name="ce770"/>
          <table:table-cell table:style-name="ce778"/>
          <table:table-cell table:style-name="ce788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Aug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8]+-[.D19]" office:value-type="float" office:value="83500" calcext:value-type="float">
            <text:p>£83,500.00</text:p>
          </table:table-cell>
          <table:table-cell table:style-name="ce735"/>
          <table:table-cell table:number-columns-repeated="2"/>
          <table:table-cell table:style-name="ce755"/>
          <table:table-cell table:style-name="ce761"/>
          <table:table-cell table:style-name="ce771" office:value-type="float" office:value="65" calcext:value-type="float">
            <text:p>65</text:p>
          </table:table-cell>
          <table:table-cell table:style-name="ce761" office:value-type="float" office:value="66" calcext:value-type="float">
            <text:p>66</text:p>
          </table:table-cell>
          <table:table-cell table:style-name="ce771" office:value-type="float" office:value="67" calcext:value-type="float">
            <text:p>67</text:p>
          </table:table-cell>
          <table:table-cell table:style-name="ce789" office:value-type="float" office:value="68" calcext:value-type="float">
            <text:p>68</text:p>
          </table:table-cell>
          <table:table-cell table:style-name="ce761" office:value-type="float" office:value="69" calcext:value-type="float">
            <text:p>69</text:p>
          </table:table-cell>
          <table:table-cell table:style-name="ce791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Sep</text:p>
          </table:table-cell>
          <table:table-cell table:style-name="ce689" office:value-type="float" office:value="4800" calcext:value-type="float">
            <text:p>£4,800.00</text:p>
          </table:table-cell>
          <table:table-cell table:style-name="ce689" table:formula="of:=[.E19]-[.D20]" office:value-type="float" office:value="78700" calcext:value-type="float">
            <text:p>£78,700.00</text:p>
          </table:table-cell>
          <table:table-cell table:style-name="ce735"/>
          <table:table-cell table:number-columns-repeated="2"/>
          <table:table-cell table:style-name="ce756" office:value-type="string" calcext:value-type="string">
            <text:p>Single life, level,</text:p>
          </table:table-cell>
          <table:table-cell table:style-name="ce762"/>
          <table:table-cell table:style-name="ce772" office:value-type="float" office:value="5250" calcext:value-type="float">
            <text:p>5250</text:p>
          </table:table-cell>
          <table:table-cell table:style-name="ce779" table:formula="of:=[.K20]+[.$K$23]" office:value-type="float" office:value="5392.4" calcext:value-type="float">
            <text:p>5392</text:p>
          </table:table-cell>
          <table:table-cell table:style-name="ce772" table:formula="of:=[.L20]+[.$K$23]" office:value-type="float" office:value="5534.8" calcext:value-type="float">
            <text:p>5535</text:p>
          </table:table-cell>
          <table:table-cell table:style-name="ce790" table:formula="of:=[.M20]+[.$K$23]" office:value-type="float" office:value="5677.2" calcext:value-type="float">
            <text:p>5677</text:p>
          </table:table-cell>
          <table:table-cell table:style-name="ce779" table:formula="of:=[.N20]+[.$K$23]" office:value-type="float" office:value="5819.6" calcext:value-type="float">
            <text:p>5820</text:p>
          </table:table-cell>
          <table:table-cell table:style-name="ce792" office:value-type="float" office:value="5962" calcext:value-type="float">
            <text:p>5962</text:p>
          </table:table-cell>
          <table:table-cell table:number-columns-repeated="48"/>
        </table:table-row>
        <table:table-row table:style-name="ro1">
          <table:table-cell table:style-name="ce660"/>
          <table:table-cell table:style-name="ce666"/>
          <table:table-cell table:style-name="ce671" office:value-type="float" office:value="2021" calcext:value-type="float">
            <text:p>2021</text:p>
          </table:table-cell>
          <table:table-cell table:style-name="ce689" office:value-type="float" office:value="4800" calcext:value-type="float">
            <text:p>£4,800.00</text:p>
          </table:table-cell>
          <table:table-cell table:style-name="ce689" table:formula="of:=[.E20]+([.$F$21]*12)-[.D21]+([.E20]*[.$B$2])" office:value-type="float" office:value="86806.4659096652" calcext:value-type="float">
            <text:p>£86,806.47</text:p>
          </table:table-cell>
          <table:table-cell table:style-name="ce735" office:value-type="float" office:value="1000" calcext:value-type="float">
            <text:p>£1,000.00</text:p>
          </table:table-cell>
          <table:table-cell table:style-name="ce741" office:value-type="string" calcext:value-type="string">
            <text:p>c 22,5k</text:p>
          </table:table-cell>
          <table:table-cell/>
          <table:table-cell table:style-name="ce756" office:value-type="string" calcext:value-type="string">
            <text:p>no guarantee</text:p>
          </table:table-cell>
          <table:table-cell table:style-name="ce762" table:number-columns-repeated="2"/>
          <table:table-cell table:style-name="ce780"/>
          <table:table-cell table:style-name="ce762" table:number-columns-repeated="3"/>
          <table:table-cell table:style-name="ce793"/>
          <table:table-cell table:number-columns-repeated="48"/>
        </table:table-row>
        <table:table-row table:style-name="ro1">
          <table:table-cell table:style-name="ce660" office:value-type="float" office:value="58" calcext:value-type="float">
            <text:p>58</text:p>
          </table:table-cell>
          <table:table-cell table:style-name="ce666" office:value-type="string" calcext:value-type="string">
            <text:p>24,22,20</text:p>
          </table:table-cell>
          <table:table-cell table:style-name="ce671" table:formula="of:=[.C21]+1" office:value-type="float" office:value="2022" calcext:value-type="float">
            <text:p>2022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1]+([.$F$21]*12)-[.D22]+([.E21]*[.$B$2])" office:value-type="float" office:value="99806.3020225703" calcext:value-type="float">
            <text:p>£99,806.30</text:p>
          </table:table-cell>
          <table:table-cell table:style-name="ce736"/>
          <table:table-cell table:number-columns-repeated="2"/>
          <table:table-cell table:style-name="ce757"/>
          <table:table-cell table:style-name="ce666" table:number-columns-repeated="2"/>
          <table:table-cell table:style-name="ce781" table:number-columns-repeated="2"/>
          <table:table-cell table:style-name="ce666" table:number-columns-repeated="2"/>
          <table:table-cell table:style-name="ce794"/>
          <table:table-cell table:number-columns-repeated="48"/>
        </table:table-row>
        <table:table-row table:style-name="ro1">
          <table:table-cell table:style-name="ce660" table:formula="of:=[.A22]+1" office:value-type="float" office:value="59" calcext:value-type="float">
            <text:p>59</text:p>
          </table:table-cell>
          <table:table-cell table:style-name="ce666" office:value-type="string" calcext:value-type="string">
            <text:p>25,23,21</text:p>
          </table:table-cell>
          <table:table-cell table:style-name="ce671" table:formula="of:=[.C22]+1" office:value-type="float" office:value="2023" calcext:value-type="float">
            <text:p>2023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2]+([.$F$21]*12)-[.D23]+([.E22]*[.$B$2])" office:value-type="float" office:value="82955.8701337928" calcext:value-type="float">
            <text:p>£82,955.87</text:p>
          </table:table-cell>
          <table:table-cell table:style-name="ce736"/>
          <table:table-cell table:number-columns-repeated="2"/>
          <table:table-cell table:style-name="ce758"/>
          <table:table-cell table:style-name="ce763"/>
          <table:table-cell table:style-name="ce773" table:formula="of:=([.P20]-[.K20])/5" office:value-type="float" office:value="142.4" calcext:value-type="float">
            <text:p>142.40</text:p>
          </table:table-cell>
          <table:table-cell table:style-name="ce773"/>
          <table:table-cell table:style-name="ce763" table:number-columns-repeated="3"/>
          <table:table-cell table:style-name="ce795"/>
          <table:table-cell table:number-columns-repeated="48"/>
        </table:table-row>
        <table:table-row table:style-name="ro1">
          <table:table-cell table:style-name="ce660" table:formula="of:=[.A23]+1" office:value-type="float" office:value="60" calcext:value-type="float">
            <text:p>60</text:p>
          </table:table-cell>
          <table:table-cell table:style-name="ce666" office:value-type="string" calcext:value-type="string">
            <text:p>26,24,22</text:p>
          </table:table-cell>
          <table:table-cell table:style-name="ce671" table:formula="of:=[.C23]+1" office:value-type="float" office:value="2024" calcext:value-type="float">
            <text:p>2024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3]+([.$F$21]*12)-[.D24]+([.E23]*[.$B$2])" office:value-type="float" office:value="95911.3551183277" calcext:value-type="float">
            <text:p>£95,911.36</text:p>
          </table:table-cell>
          <table:table-cell table:style-name="ce735" office:value-type="float" office:value="500" calcext:value-type="float">
            <text:p>£500.00</text:p>
          </table:table-cell>
          <table:table-cell table:number-columns-repeated="9"/>
          <table:table-cell table:style-name="ce682"/>
          <table:table-cell table:number-columns-repeated="48"/>
        </table:table-row>
        <table:table-row table:style-name="ro1">
          <table:table-cell table:style-name="ce660" table:formula="of:=[.A24]+1" office:value-type="float" office:value="61" calcext:value-type="float">
            <text:p>61</text:p>
          </table:table-cell>
          <table:table-cell table:style-name="ce666" office:value-type="string" calcext:value-type="string">
            <text:p>27,25,23</text:p>
          </table:table-cell>
          <table:table-cell table:style-name="ce671" table:formula="of:=[.C24]+1" office:value-type="float" office:value="2025" calcext:value-type="float">
            <text:p>2025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4]+([.$F$24]*12)-[.D25]+([.E24]*[.$B$2])" office:value-type="float" office:value="73016.0612652725" calcext:value-type="float">
            <text:p>£73,016.06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0" table:formula="of:=[.A25]+1" office:value-type="float" office:value="62" calcext:value-type="float">
            <text:p>62</text:p>
          </table:table-cell>
          <table:table-cell table:style-name="ce666" office:value-type="string" calcext:value-type="string">
            <text:p>28,26,24</text:p>
          </table:table-cell>
          <table:table-cell table:style-name="ce671" table:formula="of:=[.C25]+1" office:value-type="float" office:value="2026" calcext:value-type="float">
            <text:p>2026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5]+([.$F$24]*12)-[.D26]+([.E25]*[.$B$2])" office:value-type="float" office:value="79857.0596184491" calcext:value-type="float">
            <text:p>£79,857.06</text:p>
          </table:table-cell>
          <table:table-cell table:style-name="ce735"/>
          <table:table-cell table:style-name="ce741"/>
          <table:table-cell/>
          <table:table-cell table:style-name="ce759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660" table:formula="of:=[.A26]+1" office:value-type="float" office:value="63" calcext:value-type="float">
            <text:p>63</text:p>
          </table:table-cell>
          <table:table-cell table:style-name="ce666" office:value-type="string" calcext:value-type="string">
            <text:p>29,27,25</text:p>
          </table:table-cell>
          <table:table-cell table:style-name="ce671" table:formula="of:=[.C26]+1" office:value-type="float" office:value="2027" calcext:value-type="float">
            <text:p>2027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6]+([.$F$24]*12)-[.D27]+([.E26]*[.$B$2])" office:value-type="float" office:value="56776.8525306502" calcext:value-type="float">
            <text:p>£56,776.85</text:p>
          </table:table-cell>
          <table:table-cell table:style-name="ce735"/>
          <table:table-cell table:number-columns-repeated="58"/>
        </table:table-row>
        <table:table-row table:style-name="ro1">
          <table:table-cell table:style-name="ce660" table:formula="of:=[.A27]+1" office:value-type="float" office:value="64" calcext:value-type="float">
            <text:p>64</text:p>
          </table:table-cell>
          <table:table-cell table:style-name="ce666" office:value-type="string" calcext:value-type="string">
            <text:p>30,28,26</text:p>
          </table:table-cell>
          <table:table-cell table:style-name="ce671" table:formula="of:=[.C27]+1" office:value-type="float" office:value="2028" calcext:value-type="float">
            <text:p>2028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7]+([.$F$24]*12)-[.D28]+([.E27]*[.$B$2])" office:value-type="float" office:value="63430.8078200673" calcext:value-type="float">
            <text:p>£63,430.81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0" table:formula="of:=[.A28]+1" office:value-type="float" office:value="65" calcext:value-type="float">
            <text:p>65</text:p>
          </table:table-cell>
          <table:table-cell table:style-name="ce666" office:value-type="string" calcext:value-type="string">
            <text:p>31,29,27</text:p>
          </table:table-cell>
          <table:table-cell table:style-name="ce671" table:formula="of:=[.C28]+1" office:value-type="float" office:value="2029" calcext:value-type="float">
            <text:p>2029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8]+([.$F$24]*12)-[.D29]+([.E28]*[.$B$2])" office:value-type="float" office:value="40161.4033081412" calcext:value-type="float">
            <text:p>£40,161.40</text:p>
          </table:table-cell>
          <table:table-cell table:style-name="ce736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660" table:formula="of:=[.A29]+1" office:value-type="float" office:value="66" calcext:value-type="float">
            <text:p>66</text:p>
          </table:table-cell>
          <table:table-cell table:style-name="ce666" office:value-type="string" calcext:value-type="string">
            <text:p>32,30,28</text:p>
          </table:table-cell>
          <table:table-cell table:style-name="ce671" table:formula="of:=[.C29]+1" office:value-type="float" office:value="2030" calcext:value-type="float">
            <text:p>2030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9]+([.$F$24]*12)-[.D30]+([.E29]*[.$B$2])" office:value-type="float" office:value="46623.9819991596" calcext:value-type="float">
            <text:p>£46,623.98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1" table:formula="of:=[.A30]+1" office:value-type="float" office:value="67" calcext:value-type="float">
            <text:p>67</text:p>
          </table:table-cell>
          <table:table-cell table:style-name="ce666"/>
          <table:table-cell table:style-name="ce672" table:formula="of:=[.C30]+1" office:value-type="float" office:value="2031" calcext:value-type="float">
            <text:p>2031</text:p>
          </table:table-cell>
          <table:table-cell table:style-name="ce725" office:value-type="float" office:value="0" calcext:value-type="float">
            <text:p>£0.00</text:p>
          </table:table-cell>
          <table:table-cell table:style-name="ce725" table:formula="of:=[.E30]+([.$F$24]*12)-[.D31]+([.E30]*[.$B$2])" office:value-type="float" office:value="53160.9966148532" calcext:value-type="float">
            <text:p>£53,161.00</text:p>
          </table:table-cell>
          <table:table-cell table:style-name="ce737"/>
          <table:table-cell table:number-columns-repeated="58"/>
        </table:table-row>
        <table:table-row table:style-name="ro1">
          <table:table-cell table:style-name="ce660" table:formula="of:=[.A31]+1" office:value-type="float" office:value="68" calcext:value-type="float">
            <text:p>68</text:p>
          </table:table-cell>
          <table:table-cell table:style-name="ce666"/>
          <table:table-cell table:style-name="ce679" table:formula="of:=[.C31]+1" office:value-type="float" office:value="2032" calcext:value-type="float">
            <text:p>2032</text:p>
          </table:table-cell>
          <table:table-cell table:style-name="ce726" office:value-type="float" office:value="0" calcext:value-type="float">
            <text:p>£0.00</text:p>
          </table:table-cell>
          <table:table-cell table:style-name="ce726" table:formula="of:=[.E31]+([.$F$24]*12)-[.D32]+([.E31]*[.$B$2])" office:value-type="float" office:value="59773.3045075494" calcext:value-type="float">
            <text:p>£59,773.30</text:p>
          </table:table-cell>
          <table:table-cell table:style-name="ce738"/>
          <table:table-cell table:number-columns-repeated="58"/>
        </table:table-row>
        <table:table-row table:style-name="ro1">
          <table:table-cell table:style-name="ce660" table:formula="of:=[.A32]+1" office:value-type="float" office:value="69" calcext:value-type="float">
            <text:p>69</text:p>
          </table:table-cell>
          <table:table-cell table:style-name="ce666"/>
          <table:table-cell table:style-name="ce679" table:formula="of:=[.C32]+1" office:value-type="float" office:value="2033" calcext:value-type="float">
            <text:p>2033</text:p>
          </table:table-cell>
          <table:table-cell table:style-name="ce726" office:value-type="float" office:value="0" calcext:value-type="float">
            <text:p>£0.00</text:p>
          </table:table-cell>
          <table:table-cell table:style-name="ce726" table:formula="of:=[.E32]+([.$F$24]*12)-[.D33]+([.E32]*[.$B$2])" office:value-type="float" office:value="66461.7729045523" calcext:value-type="float">
            <text:p>£66,461.77</text:p>
          </table:table-cell>
          <table:table-cell table:style-name="ce738"/>
          <table:table-cell table:number-columns-repeated="58"/>
        </table:table-row>
        <table:table-row table:style-name="ro1">
          <table:table-cell table:style-name="ce662" table:formula="of:=[.A33]+1" office:value-type="float" office:value="70" calcext:value-type="float">
            <text:p>70</text:p>
          </table:table-cell>
          <table:table-cell table:style-name="ce667"/>
          <table:table-cell table:style-name="ce680" table:formula="of:=[.C33]+1" office:value-type="float" office:value="2034" calcext:value-type="float">
            <text:p>2034</text:p>
          </table:table-cell>
          <table:table-cell table:style-name="ce727" office:value-type="float" office:value="0" calcext:value-type="float">
            <text:p>£0.00</text:p>
          </table:table-cell>
          <table:table-cell table:style-name="ce732" table:formula="of:=[.E33]+([.$F$24]*12)-[.D34]+([.E33]*[.$B$2])" office:value-type="float" office:value="73227.2790218826" calcext:value-type="float">
            <text:p>£73,227.28</text:p>
          </table:table-cell>
          <table:table-cell table:style-name="ce739"/>
          <table:table-cell table:number-columns-repeated="2"/>
          <table:table-cell table:style-name="ce760"/>
          <table:table-cell table:style-name="ce764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668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668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68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668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668" office:value-type="date" office:date-value="2019-01-08" calcext:value-type="date">
            <text:p>08 January 2019</text:p>
          </table:table-cell>
          <table:table-cell table:style-name="ce681" office:value-type="string" calcext:value-type="string">
            <text:p>?</text:p>
          </table:table-cell>
          <table:table-cell table:style-name="ce728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668" office:value-type="date" office:date-value="2019-04-26" calcext:value-type="date">
            <text:p>26 April 2019</text:p>
          </table:table-cell>
          <table:table-cell table:style-name="ce682" office:value-type="string" calcext:value-type="string">
            <text:p>paid</text:p>
          </table:table-cell>
          <table:table-cell/>
          <table:table-cell table:style-name="ce663"/>
          <table:table-cell table:number-columns-repeated="59"/>
        </table:table-row>
        <table:table-row table:style-name="ro1">
          <table:table-cell table:number-columns-repeated="3"/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683" office:value-type="string" calcext:value-type="string">
            <text:p>Age 70</text:p>
          </table:table-cell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4" office:value-type="string" calcext:value-type="string">
            <text:p>Thermo</text:p>
          </table:table-cell>
          <table:table-cell table:style-name="ce729" table:formula="of:=([.M16]/100000)*[.P20]" office:value-type="float" office:value="0" calcext:value-type="float">
            <text:p>0.00</text:p>
          </table:table-cell>
          <table:table-cell/>
          <table:table-cell table:style-name="ce682"/>
          <table:table-cell table:number-columns-repeated="4"/>
          <table:table-cell table:style-name="ce682"/>
          <table:table-cell table:number-columns-repeated="53"/>
        </table:table-row>
        <table:table-row table:style-name="ro1">
          <table:table-cell table:number-columns-repeated="2"/>
          <table:table-cell table:style-name="ce685" office:value-type="string" calcext:value-type="string">
            <text:p>State</text:p>
          </table:table-cell>
          <table:table-cell table:style-name="ce730" table:formula="of:=164.35*52*1.17" office:value-type="float" office:value="9999.054" calcext:value-type="float">
            <text:p>9999.05</text:p>
          </table:table-cell>
          <table:table-cell/>
          <table:table-cell table:style-name="ce682"/>
          <table:table-cell table:number-columns-repeated="4"/>
          <table:table-cell table:style-name="ce682"/>
          <table:table-cell table:number-columns-repeated="53"/>
        </table:table-row>
        <table:table-row table:style-name="ro1">
          <table:table-cell table:number-columns-repeated="2"/>
          <table:table-cell table:style-name="ce685" office:value-type="string" calcext:value-type="string">
            <text:p>Lump</text:p>
          </table:table-cell>
          <table:table-cell table:style-name="ce730" table:formula="of:=(([.E34]/2)+[.M15]+[.M5])*[.B2]" office:value-type="float" office:value="3240.4926692321" calcext:value-type="float">
            <text:p>3240.49</text:p>
          </table:table-cell>
          <table:table-cell table:style-name="ce733" table:formula="of:=[.E34]+[.M15]+[.M5]" office:value-type="float" office:value="317955.464227496" calcext:value-type="float">
            <text:p>317,955</text:p>
          </table:table-cell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TP *</text:p>
          </table:table-cell>
          <table:table-cell table:style-name="ce730" office:value-type="float" office:value="5000" calcext:value-type="float">
            <text:p>5000.00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<text:s/></text:p>
          </table:table-cell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Gross</text:p>
          </table:table-cell>
          <table:table-cell table:style-name="ce730" table:formula="of:=SUM([.D44:.D47])" office:value-type="float" office:value="18239.5466692321" calcext:value-type="float">
            <text:p>18239.55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/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Net</text:p>
          </table:table-cell>
          <table:table-cell table:style-name="ce730" table:formula="of:=[.D49]*0.86" office:value-type="float" office:value="15686.0101355396" calcext:value-type="float">
            <text:p>15686.01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Bills</text:p>
          </table:table-cell>
          <table:table-cell table:style-name="ce730" table:formula="of:=[$Bills.D85]/2" office:value-type="float" office:value="2794.16" calcext:value-type="float">
            <text:p>2794.16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6"/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6" office:value-type="string" calcext:value-type="string">
            <text:p>Cash</text:p>
          </table:table-cell>
          <table:table-cell table:style-name="ce730" table:formula="of:=[.D51]-[.D52]" office:value-type="float" office:value="12891.8501355396" calcext:value-type="float">
            <text:p>12891.85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7" office:value-type="string" calcext:value-type="string">
            <text:p>Week</text:p>
          </table:table-cell>
          <table:table-cell table:style-name="ce731" table:formula="of:=[.D54]/52" office:value-type="float" office:value="247.920194914223" calcext:value-type="float">
            <text:p>247.92</text:p>
          </table:table-cell>
          <table:table-cell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82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table:table-column table:style-name="co3" table:default-cell-style-name="ce262"/>
        <table:table-column table:style-name="co20" table:default-cell-style-name="ce184"/>
        <table:table-column table:style-name="co15" table:default-cell-style-name="ce254"/>
        <table:table-column table:style-name="co14" table:default-cell-style-name="ce184"/>
        <table:table-column table:style-name="co32" table:default-cell-style-name="ce184"/>
        <table:table-column table:style-name="co17" table:number-columns-repeated="2" table:default-cell-style-name="ce184"/>
        <table:table-column table:style-name="co9" table:default-cell-style-name="ce184"/>
        <table:table-column table:style-name="co15" table:default-cell-style-name="ce254"/>
        <table:table-column table:style-name="co33" table:default-cell-style-name="ce324"/>
        <table:table-column table:style-name="co34" table:default-cell-style-name="ce184"/>
        <table:table-column table:style-name="co21" table:default-cell-style-name="ce184"/>
        <table:table-column table:style-name="co12" table:default-cell-style-name="ce184"/>
        <table:table-column table:style-name="co35" table:default-cell-style-name="ce184"/>
        <table:table-column table:style-name="co3" table:default-cell-style-name="ce184"/>
        <table:table-column table:style-name="co36" table:default-cell-style-name="ce184"/>
        <table:table-column table:style-name="co21" table:default-cell-style-name="ce184"/>
        <table:table-column table:style-name="co2" table:default-cell-style-name="ce184"/>
        <table:table-column table:style-name="co18" table:default-cell-style-name="ce184"/>
        <table:table-column table:style-name="co19" table:default-cell-style-name="ce184"/>
        <table:table-column table:style-name="co15" table:number-columns-repeated="2" table:default-cell-style-name="ce254"/>
        <table:table-column table:style-name="co37" table:default-cell-style-name="ce184"/>
        <table:table-column table:style-name="co15" table:number-columns-repeated="41" table:default-cell-style-name="ce254"/>
        <table:table-row table:style-name="ro1">
          <table:table-cell table:style-name="ce444" office:value-type="string" calcext:value-type="string">
            <text:p>Virgin Money 3 Year Fixed Rate E-ISA Issue 58 MG</text:p>
          </table:table-cell>
          <table:table-cell table:style-name="ce454" table:number-columns-repeated="3"/>
          <table:table-cell table:style-name="ce468"/>
          <table:table-cell table:style-name="ce471" office:value-type="string" calcext:value-type="string">
            <text:p>Coventry Family First </text:p>
          </table:table-cell>
          <table:table-cell table:style-name="ce459" table:number-columns-repeated="2"/>
          <table:table-cell table:style-name="ce466"/>
          <table:table-cell table:style-name="ce184"/>
          <table:table-cell table:style-name="ce471" office:value-type="string" calcext:value-type="string">
            <text:p>Coventry Family First </text:p>
          </table:table-cell>
          <table:table-cell table:style-name="ce459" table:number-columns-repeated="2"/>
          <table:table-cell table:style-name="ce466"/>
          <table:table-cell table:number-columns-repeated="50"/>
        </table:table-row>
        <table:table-row table:style-name="ro1">
          <table:table-cell table:style-name="ce445" office:value-type="string" calcext:value-type="string">
            <text:p>Account No:</text:p>
          </table:table-cell>
          <table:table-cell table:style-name="ce455" office:value-type="string" calcext:value-type="string">
            <text:p>60467113</text:p>
          </table:table-cell>
          <table:table-cell table:style-name="ce455" table:number-columns-repeated="2"/>
          <table:table-cell table:style-name="ce469"/>
          <table:table-cell table:style-name="ce472" office:value-type="string" calcext:value-type="string">
            <text:p>Account No:</text:p>
          </table:table-cell>
          <table:table-cell table:style-name="ce460"/>
          <table:table-cell table:style-name="ce460" office:value-type="string" calcext:value-type="string">
            <text:p>9 <text:s/>40837033</text:p>
          </table:table-cell>
          <table:table-cell table:style-name="ce225"/>
          <table:table-cell table:style-name="ce184"/>
          <table:table-cell table:style-name="ce472" office:value-type="string" calcext:value-type="string">
            <text:p>Account No:</text:p>
          </table:table-cell>
          <table:table-cell table:style-name="ce460"/>
          <table:table-cell table:style-name="ce460" office:value-type="string" calcext:value-type="string">
            <text:p>9 <text:s/>40837041</text:p>
          </table:table-cell>
          <table:table-cell table:style-name="ce225"/>
          <table:table-cell table:number-columns-repeated="50"/>
        </table:table-row>
        <table:table-row table:style-name="ro1">
          <table:table-cell table:style-name="ce445" office:value-type="string" calcext:value-type="string">
            <text:p>Rate</text:p>
          </table:table-cell>
          <table:table-cell table:style-name="ce456" office:value-type="percentage" office:value="0.0125" calcext:value-type="percentage">
            <text:p>1.25%</text:p>
          </table:table-cell>
          <table:table-cell table:style-name="ce455"/>
          <table:table-cell table:style-name="ce462" office:value-type="float" office:value="0" calcext:value-type="float">
            <text:p>0</text:p>
          </table:table-cell>
          <table:table-cell table:style-name="ce469"/>
          <table:table-cell table:style-name="ce472" office:value-type="string" calcext:value-type="string">
            <text:p>Sort Code:</text:p>
          </table:table-cell>
          <table:table-cell table:style-name="ce460"/>
          <table:table-cell table:style-name="ce460" office:value-type="string" calcext:value-type="string">
            <text:p>40 63 01</text:p>
          </table:table-cell>
          <table:table-cell table:style-name="ce225"/>
          <table:table-cell table:style-name="ce184"/>
          <table:table-cell table:style-name="ce472" office:value-type="string" calcext:value-type="string">
            <text:p>Sort Code:</text:p>
          </table:table-cell>
          <table:table-cell table:style-name="ce460"/>
          <table:table-cell table:style-name="ce460" office:value-type="string" calcext:value-type="string">
            <text:p>40 63 01</text:p>
          </table:table-cell>
          <table:table-cell table:style-name="ce526"/>
          <table:table-cell table:number-columns-repeated="50"/>
        </table:table-row>
        <table:table-row table:style-name="ro1">
          <table:table-cell table:style-name="ce446" office:value-type="date" office:date-value="2016-11-24" calcext:value-type="date">
            <text:p>24 Nov 2016</text:p>
          </table:table-cell>
          <table:table-cell table:style-name="ce455"/>
          <table:table-cell table:style-name="ce455" office:value-type="float" office:value="13758.45" calcext:value-type="float">
            <text:p>13758.45</text:p>
          </table:table-cell>
          <table:table-cell table:style-name="ce463" table:formula="of:=[.D3]-[.B4]+[.C4]" office:value-type="float" office:value="13758.45" calcext:value-type="float">
            <text:p>13758.45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225"/>
          <table:table-cell table:style-name="ce184"/>
          <table:table-cell table:style-name="ce472"/>
          <table:table-cell table:style-name="ce460" table:number-columns-repeated="2"/>
          <table:table-cell table:style-name="ce225"/>
          <table:table-cell table:number-columns-repeated="50"/>
        </table:table-row>
        <table:table-row table:style-name="ro1">
          <table:table-cell table:style-name="ce446" office:value-type="date" office:date-value="2016-12-07" calcext:value-type="date">
            <text:p>07 Dec 2016</text:p>
          </table:table-cell>
          <table:table-cell table:style-name="ce455"/>
          <table:table-cell table:style-name="ce455" office:value-type="float" office:value="15000" calcext:value-type="float">
            <text:p>15000</text:p>
          </table:table-cell>
          <table:table-cell table:style-name="ce463" table:formula="of:=[.D4]-[.B5]+[.C5]" office:value-type="float" office:value="28758.45" calcext:value-type="float">
            <text:p>28758.45</text:p>
          </table:table-cell>
          <table:table-cell table:style-name="ce469"/>
          <table:table-cell table:style-name="ce473" office:value-type="date" office:date-value="2014-07-01" calcext:value-type="date">
            <text:p>01-Jul</text:p>
          </table:table-cell>
          <table:table-cell table:style-name="ce486"/>
          <table:table-cell table:style-name="ce460"/>
          <table:table-cell table:style-name="ce501" office:value-type="float" office:value="4.51" calcext:value-type="float">
            <text:p>4.51</text:p>
          </table:table-cell>
          <table:table-cell table:style-name="ce184"/>
          <table:table-cell table:style-name="ce472" office:value-type="date" office:date-value="2019-09-06" calcext:value-type="date">
            <text:p>06-Sep</text:p>
          </table:table-cell>
          <table:table-cell table:style-name="ce460" table:number-columns-repeated="2"/>
          <table:table-cell table:style-name="ce225" office:value-type="float" office:value="7874.28" calcext:value-type="float">
            <text:p>7874.28</text:p>
          </table:table-cell>
          <table:table-cell table:number-columns-repeated="50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5]-[.B6]+[.C6]" office:value-type="float" office:value="28758.45" calcext:value-type="float">
            <text:p>28758.45</text:p>
          </table:table-cell>
          <table:table-cell table:style-name="ce469"/>
          <table:table-cell table:style-name="ce473" office:value-type="date" office:date-value="2014-07-03" calcext:value-type="date">
            <text:p>03-Jul</text:p>
          </table:table-cell>
          <table:table-cell table:style-name="ce460"/>
          <table:table-cell table:style-name="ce460" office:value-type="float" office:value="4000" calcext:value-type="float">
            <text:p>4000</text:p>
          </table:table-cell>
          <table:table-cell table:style-name="ce501" table:formula="of:=[.I5]-[.G6]+[.H6]" office:value-type="float" office:value="4004.51" calcext:value-type="float">
            <text:p>4004.51</text:p>
          </table:table-cell>
          <table:table-cell table:style-name="ce184"/>
          <table:table-cell table:style-name="ce472" office:value-type="date" office:date-value="2019-09-16" calcext:value-type="date">
            <text:p>16-Sep</text:p>
          </table:table-cell>
          <table:table-cell table:style-name="ce460" office:value-type="float" office:value="6000" calcext:value-type="float">
            <text:p>6000</text:p>
          </table:table-cell>
          <table:table-cell table:style-name="ce460" office:value-type="float" office:value="82.8" calcext:value-type="float">
            <text:p>82.8</text:p>
          </table:table-cell>
          <table:table-cell table:style-name="ce225" table:formula="of:=[.N5]-[.L6]+[.M6]" office:value-type="float" office:value="1957.08" calcext:value-type="float">
            <text:p>1957.08</text:p>
          </table:table-cell>
          <table:table-cell table:number-columns-repeated="50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6]-[.B7]+[.C7]" office:value-type="float" office:value="28758.45" calcext:value-type="float">
            <text:p>28758.45</text:p>
          </table:table-cell>
          <table:table-cell table:style-name="ce469"/>
          <table:table-cell table:style-name="ce451" office:value-type="date" office:date-value="2015-02-20" calcext:value-type="date">
            <text:p>20-Feb</text:p>
          </table:table-cell>
          <table:table-cell table:style-name="ce460"/>
          <table:table-cell table:style-name="ce460" office:value-type="float" office:value="49.21" calcext:value-type="float">
            <text:p>49.21</text:p>
          </table:table-cell>
          <table:table-cell table:style-name="ce501" table:formula="of:=[.I6]-[.G7]+[.H7]" office:value-type="float" office:value="4053.72" calcext:value-type="float">
            <text:p>4053.72</text:p>
          </table:table-cell>
          <table:table-cell table:style-name="ce184"/>
          <table:table-cell table:style-name="ce472" table:formula="of:=[.K6]+25" office:value-type="date" office:date-value="2019-10-11" calcext:value-type="date">
            <text:p>11-Oct</text:p>
          </table:table-cell>
          <table:table-cell table:style-name="ce460"/>
          <table:table-cell table:style-name="ce460" office:value-type="float" office:value="82.8" calcext:value-type="float">
            <text:p>82.8</text:p>
          </table:table-cell>
          <table:table-cell table:style-name="ce225" table:formula="of:=[.N6]-[.L7]+[.M7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7]-[.B8]+[.C8]" office:value-type="float" office:value="28758.45" calcext:value-type="float">
            <text:p>28758.45</text:p>
          </table:table-cell>
          <table:table-cell table:style-name="ce469"/>
          <table:table-cell table:style-name="ce451" office:value-type="date" office:date-value="2015-02-25" calcext:value-type="date">
            <text:p>25-Feb</text:p>
          </table:table-cell>
          <table:table-cell table:style-name="ce460"/>
          <table:table-cell table:style-name="ce460" office:value-type="float" office:value="7000" calcext:value-type="float">
            <text:p>7000</text:p>
          </table:table-cell>
          <table:table-cell table:style-name="ce501" table:formula="of:=[.I7]-[.G8]+[.H8]" office:value-type="float" office:value="11053.72" calcext:value-type="float">
            <text:p>11053.72</text:p>
          </table:table-cell>
          <table:table-cell table:style-name="ce184"/>
          <table:table-cell table:style-name="ce472" table:formula="of:=[.K7]+28" office:value-type="date" office:date-value="2019-11-08" calcext:value-type="date">
            <text:p>08-Nov</text:p>
          </table:table-cell>
          <table:table-cell table:style-name="ce460" table:number-columns-repeated="2"/>
          <table:table-cell table:style-name="ce225" table:formula="of:=[.N7]-[.L8]+[.M8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6"/>
          <table:table-cell table:style-name="ce455" table:number-columns-repeated="2"/>
          <table:table-cell table:style-name="ce464" table:formula="of:=[.D8]-[.B9]+[.C9]" office:value-type="float" office:value="28758.45" calcext:value-type="float">
            <text:p>28758.45</text:p>
          </table:table-cell>
          <table:table-cell table:style-name="ce469"/>
          <table:table-cell table:style-name="ce451" office:value-type="date" office:date-value="2015-03-13" calcext:value-type="date">
            <text:p>13-Mar</text:p>
          </table:table-cell>
          <table:table-cell table:style-name="ce460" office:value-type="float" office:value="2500" calcext:value-type="float">
            <text:p>2500</text:p>
          </table:table-cell>
          <table:table-cell table:style-name="ce460"/>
          <table:table-cell table:style-name="ce501" table:formula="of:=[.I8]-[.G9]+[.H9]" office:value-type="float" office:value="8553.72" calcext:value-type="float">
            <text:p>8553.72</text:p>
          </table:table-cell>
          <table:table-cell table:style-name="ce184"/>
          <table:table-cell table:style-name="ce472" table:formula="of:=[.K8]+28" office:value-type="date" office:date-value="2019-12-06" calcext:value-type="date">
            <text:p>06-Dec</text:p>
          </table:table-cell>
          <table:table-cell table:style-name="ce460" table:number-columns-repeated="2"/>
          <table:table-cell table:style-name="ce225" table:formula="of:=[.N8]-[.L9]+[.M9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9]-[.B10]+[.C10]" office:value-type="float" office:value="28758.45" calcext:value-type="float">
            <text:p>28758.45</text:p>
          </table:table-cell>
          <table:table-cell table:style-name="ce469"/>
          <table:table-cell table:style-name="ce451" office:value-type="date" office:date-value="2015-03-24" calcext:value-type="date">
            <text:p>24-Mar</text:p>
          </table:table-cell>
          <table:table-cell table:style-name="ce460" office:value-type="float" office:value="8500" calcext:value-type="float">
            <text:p>8500</text:p>
          </table:table-cell>
          <table:table-cell table:style-name="ce460"/>
          <table:table-cell table:style-name="ce501" table:formula="of:=[.I9]-[.G10]+[.H10]" office:value-type="float" office:value="53.7200000000012" calcext:value-type="float">
            <text:p>53.72</text:p>
          </table:table-cell>
          <table:table-cell table:style-name="ce184"/>
          <table:table-cell table:style-name="ce472" table:formula="of:=[.K9]+28" office:value-type="date" office:date-value="2020-01-03" calcext:value-type="date">
            <text:p>03-Jan</text:p>
          </table:table-cell>
          <table:table-cell table:style-name="ce460" table:number-columns-repeated="2"/>
          <table:table-cell table:style-name="ce225" table:formula="of:=[.N9]-[.L10]+[.M10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7" office:value-type="string" calcext:value-type="string">
            <text:p>Total</text:p>
          </table:table-cell>
          <table:table-cell table:style-name="ce455" table:number-columns-repeated="2"/>
          <table:table-cell table:style-name="ce465" table:formula="of:=[.D10]-[.B11]+[.C11]" office:value-type="float" office:value="28758.45" calcext:value-type="float">
            <text:p>28758.45</text:p>
          </table:table-cell>
          <table:table-cell table:style-name="ce469"/>
          <table:table-cell table:style-name="ce451"/>
          <table:table-cell table:style-name="ce460"/>
          <table:table-cell table:style-name="ce460" office:value-type="float" office:value="13.37" calcext:value-type="float">
            <text:p>13.37</text:p>
          </table:table-cell>
          <table:table-cell table:style-name="ce501" table:formula="of:=[.I10]-[.G11]+[.H11]" office:value-type="float" office:value="67.0900000000012" calcext:value-type="float">
            <text:p>67.09</text:p>
          </table:table-cell>
          <table:table-cell table:style-name="ce184"/>
          <table:table-cell table:style-name="ce472" table:formula="of:=[.K10]+28" office:value-type="date" office:date-value="2020-01-31" calcext:value-type="date">
            <text:p>31-Jan</text:p>
          </table:table-cell>
          <table:table-cell table:style-name="ce460" table:number-columns-repeated="2"/>
          <table:table-cell table:style-name="ce225" table:formula="of:=[.N10]-[.L11]+[.M11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8" office:value-type="string" calcext:value-type="string">
            <text:p>Matures </text:p>
          </table:table-cell>
          <table:table-cell table:style-name="ce457" office:value-type="date" office:date-value="2019-11-24" calcext:value-type="date">
            <text:p>24 Nov 2019</text:p>
          </table:table-cell>
          <table:table-cell table:style-name="ce455" table:number-columns-repeated="2"/>
          <table:table-cell table:style-name="ce469"/>
          <table:table-cell table:style-name="ce451"/>
          <table:table-cell table:style-name="ce460"/>
          <table:table-cell table:style-name="ce460" table:formula="of:=1.13+0.91" office:value-type="float" office:value="2.04" calcext:value-type="float">
            <text:p>2.04</text:p>
          </table:table-cell>
          <table:table-cell table:style-name="ce501" table:formula="of:=[.I11]-[.G12]+[.H12]" office:value-type="float" office:value="69.1300000000012" calcext:value-type="float">
            <text:p>69.13</text:p>
          </table:table-cell>
          <table:table-cell table:style-name="ce184"/>
          <table:table-cell table:style-name="ce472" table:formula="of:=[.K11]+28" office:value-type="date" office:date-value="2020-02-28" calcext:value-type="date">
            <text:p>28-Feb</text:p>
          </table:table-cell>
          <table:table-cell table:style-name="ce460" table:number-columns-repeated="2"/>
          <table:table-cell table:style-name="ce225" table:formula="of:=[.N11]-[.L12]+[.M12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9"/>
          <table:table-cell table:style-name="ce458" table:number-columns-repeated="3"/>
          <table:table-cell table:style-name="ce470"/>
          <table:table-cell table:style-name="ce451"/>
          <table:table-cell table:style-name="ce460"/>
          <table:table-cell table:style-name="ce460" office:value-type="float" office:value="0.87" calcext:value-type="float">
            <text:p>0.87</text:p>
          </table:table-cell>
          <table:table-cell table:style-name="ce501" table:formula="of:=[.I12]-[.G13]+[.H13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12]+28" office:value-type="date" office:date-value="2020-03-27" calcext:value-type="date">
            <text:p>27-Mar</text:p>
          </table:table-cell>
          <table:table-cell table:style-name="ce460" table:number-columns-repeated="2"/>
          <table:table-cell table:style-name="ce225" table:formula="of:=[.N12]-[.L13]+[.M13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number-columns-repeated="5"/>
          <table:table-cell table:style-name="ce451"/>
          <table:table-cell table:style-name="ce460" table:number-columns-repeated="2"/>
          <table:table-cell table:style-name="ce501" table:formula="of:=[.I13]-[.G14]+[.H14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13]+28" office:value-type="date" office:date-value="2020-04-24" calcext:value-type="date">
            <text:p>24-Apr</text:p>
          </table:table-cell>
          <table:table-cell table:style-name="ce460" table:number-columns-repeated="2"/>
          <table:table-cell table:style-name="ce225" table:formula="of:=[.N13]-[.L14]+[.M14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4" office:value-type="string" calcext:value-type="string">
            <text:p>Virgin Money 3 Year Fixed Rate E-ISA Issue 58 LW</text:p>
          </table:table-cell>
          <table:table-cell table:style-name="ce454" table:number-columns-repeated="3"/>
          <table:table-cell table:style-name="ce468"/>
          <table:table-cell table:style-name="ce451"/>
          <table:table-cell table:style-name="ce460" table:number-columns-repeated="2"/>
          <table:table-cell table:style-name="ce501" table:formula="of:=[.I14]-[.G15]+[.H15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14]+28" office:value-type="date" office:date-value="2020-05-22" calcext:value-type="date">
            <text:p>22-May</text:p>
          </table:table-cell>
          <table:table-cell table:style-name="ce460" table:number-columns-repeated="2"/>
          <table:table-cell table:style-name="ce225" table:formula="of:=[.N14]-[.L15]+[.M15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5" office:value-type="string" calcext:value-type="string">
            <text:p>Account No:</text:p>
          </table:table-cell>
          <table:table-cell table:style-name="ce455" office:value-type="string" calcext:value-type="string">
            <text:p>60505833</text:p>
          </table:table-cell>
          <table:table-cell table:style-name="ce455" table:number-columns-repeated="2"/>
          <table:table-cell table:style-name="ce469"/>
          <table:table-cell table:style-name="ce451"/>
          <table:table-cell table:style-name="ce460" table:number-columns-repeated="2"/>
          <table:table-cell table:style-name="ce501" table:formula="of:=[.I15]-[.G16]+[.H16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15]+28" office:value-type="date" office:date-value="2020-06-19" calcext:value-type="date">
            <text:p>19-Jun</text:p>
          </table:table-cell>
          <table:table-cell table:style-name="ce460" table:number-columns-repeated="2"/>
          <table:table-cell table:style-name="ce225" table:formula="of:=[.N15]-[.L16]+[.M16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5" office:value-type="string" calcext:value-type="string">
            <text:p>Rate</text:p>
          </table:table-cell>
          <table:table-cell table:style-name="ce456" office:value-type="percentage" office:value="0.0125" calcext:value-type="percentage">
            <text:p>1.25%</text:p>
          </table:table-cell>
          <table:table-cell table:style-name="ce455"/>
          <table:table-cell table:style-name="ce462" office:value-type="float" office:value="0" calcext:value-type="float">
            <text:p>0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501" table:formula="of:=[.I16]-[.G17]+[.H17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16]+28" office:value-type="date" office:date-value="2020-07-17" calcext:value-type="date">
            <text:p>17-Jul</text:p>
          </table:table-cell>
          <table:table-cell table:style-name="ce460" table:number-columns-repeated="2"/>
          <table:table-cell table:style-name="ce225" table:formula="of:=[.N16]-[.L17]+[.M17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6" office:value-type="date" office:date-value="2016-11-24" calcext:value-type="date">
            <text:p>24 Nov 2016</text:p>
          </table:table-cell>
          <table:table-cell table:style-name="ce455"/>
          <table:table-cell table:style-name="ce455" office:value-type="float" office:value="15602.75" calcext:value-type="float">
            <text:p>15602.75</text:p>
          </table:table-cell>
          <table:table-cell table:style-name="ce463" table:formula="of:=[.D17]-[.B18]+[.C18]" office:value-type="float" office:value="15602.75" calcext:value-type="float">
            <text:p>15602.75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501" table:formula="of:=[.I17]-[.G18]+[.H18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17]+28" office:value-type="date" office:date-value="2020-08-14" calcext:value-type="date">
            <text:p>14-Aug</text:p>
          </table:table-cell>
          <table:table-cell table:style-name="ce460" table:number-columns-repeated="2"/>
          <table:table-cell table:style-name="ce225" table:formula="of:=[.N17]-[.L18]+[.M18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18]-[.B19]+[.C19]" office:value-type="float" office:value="15602.75" calcext:value-type="float">
            <text:p>15602.75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501" table:formula="of:=[.I18]-[.G19]+[.H19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18]+28" office:value-type="date" office:date-value="2020-09-11" calcext:value-type="date">
            <text:p>11-Sep</text:p>
          </table:table-cell>
          <table:table-cell table:style-name="ce460" table:number-columns-repeated="2"/>
          <table:table-cell table:style-name="ce225" table:formula="of:=[.N18]-[.L19]+[.M19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19]-[.B20]+[.C20]" office:value-type="float" office:value="15602.75" calcext:value-type="float">
            <text:p>15602.75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501" table:formula="of:=[.I19]-[.G20]+[.H20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19]+28" office:value-type="date" office:date-value="2020-10-09" calcext:value-type="date">
            <text:p>09-Oct</text:p>
          </table:table-cell>
          <table:table-cell table:style-name="ce460" table:number-columns-repeated="2"/>
          <table:table-cell table:style-name="ce225" table:formula="of:=[.N19]-[.L20]+[.M20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20]-[.B21]+[.C21]" office:value-type="float" office:value="15602.75" calcext:value-type="float">
            <text:p>15602.75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501" table:formula="of:=[.I20]-[.G21]+[.H21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20]+28" office:value-type="date" office:date-value="2020-11-06" calcext:value-type="date">
            <text:p>06-Nov</text:p>
          </table:table-cell>
          <table:table-cell table:style-name="ce460" table:number-columns-repeated="2"/>
          <table:table-cell table:style-name="ce225" table:formula="of:=[.N20]-[.L21]+[.M21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21]-[.B22]+[.C22]" office:value-type="float" office:value="15602.75" calcext:value-type="float">
            <text:p>15602.75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501" table:formula="of:=[.I21]-[.G22]+[.H22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21]+28" office:value-type="date" office:date-value="2020-12-04" calcext:value-type="date">
            <text:p>04-Dec</text:p>
          </table:table-cell>
          <table:table-cell table:style-name="ce460" table:number-columns-repeated="2"/>
          <table:table-cell table:style-name="ce225" table:formula="of:=[.N21]-[.L22]+[.M22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22]-[.B23]+[.C23]" office:value-type="float" office:value="15602.75" calcext:value-type="float">
            <text:p>15602.75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501" table:formula="of:=[.I22]-[.G23]+[.H23]" office:value-type="float" office:value="70.0000000000012" calcext:value-type="float">
            <text:p>70.00</text:p>
          </table:table-cell>
          <table:table-cell table:style-name="ce184"/>
          <table:table-cell table:style-name="ce472"/>
          <table:table-cell table:style-name="ce460" table:number-columns-repeated="2"/>
          <table:table-cell table:style-name="ce225" table:formula="of:=[.N22]-[.L23]+[.M23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23]-[.B24]+[.C24]" office:value-type="float" office:value="15602.75" calcext:value-type="float">
            <text:p>15602.75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501" table:formula="of:=[.I23]-[.G24]+[.H24]" office:value-type="float" office:value="70.0000000000012" calcext:value-type="float">
            <text:p>70.00</text:p>
          </table:table-cell>
          <table:table-cell table:style-name="ce184"/>
          <table:table-cell table:style-name="ce472"/>
          <table:table-cell table:style-name="ce460" table:number-columns-repeated="2"/>
          <table:table-cell table:style-name="ce225" table:formula="of:=[.N23]-[.L24]+[.M24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7" office:value-type="string" calcext:value-type="string">
            <text:p>Total</text:p>
          </table:table-cell>
          <table:table-cell table:style-name="ce455" table:number-columns-repeated="2"/>
          <table:table-cell table:style-name="ce465" table:formula="of:=[.D24]-[.B25]+[.C25]" office:value-type="float" office:value="15602.75" calcext:value-type="float">
            <text:p>15602.75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501" table:formula="of:=[.I24]-[.G25]+[.H25]" office:value-type="float" office:value="70.0000000000012" calcext:value-type="float">
            <text:p>70.00</text:p>
          </table:table-cell>
          <table:table-cell table:style-name="ce184"/>
          <table:table-cell table:style-name="ce472"/>
          <table:table-cell table:style-name="ce460" table:number-columns-repeated="2"/>
          <table:table-cell table:style-name="ce225" table:formula="of:=[.N24]-[.L25]+[.M25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8" office:value-type="string" calcext:value-type="string">
            <text:p>Matures </text:p>
          </table:table-cell>
          <table:table-cell table:style-name="ce457" office:value-type="date" office:date-value="2019-11-24" calcext:value-type="date">
            <text:p>24 Nov 2019</text:p>
          </table:table-cell>
          <table:table-cell table:style-name="ce455" table:number-columns-repeated="2"/>
          <table:table-cell table:style-name="ce469"/>
          <table:table-cell table:style-name="ce453" office:value-type="string" calcext:value-type="string">
            <text:p>Total</text:p>
          </table:table-cell>
          <table:table-cell table:style-name="ce461" table:number-columns-repeated="2"/>
          <table:table-cell table:style-name="ce502" table:formula="of:=[.I25]-[.G26]+[.H26]" office:value-type="float" office:value="70.0000000000012" calcext:value-type="float">
            <text:p>70.00</text:p>
          </table:table-cell>
          <table:table-cell table:style-name="ce184"/>
          <table:table-cell table:style-name="ce472"/>
          <table:table-cell table:style-name="ce460" table:number-columns-repeated="2"/>
          <table:table-cell table:style-name="ce225" table:formula="of:=[.N25]-[.L26]+[.M26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9"/>
          <table:table-cell table:style-name="ce458" table:number-columns-repeated="3"/>
          <table:table-cell table:style-name="ce470"/>
          <table:table-cell table:number-columns-repeated="3"/>
          <table:table-cell table:style-name="ce324"/>
          <table:table-cell table:style-name="ce184"/>
          <table:table-cell table:style-name="ce472"/>
          <table:table-cell table:style-name="ce460" table:number-columns-repeated="2"/>
          <table:table-cell table:style-name="ce225" table:formula="of:=[.N26]-[.L27]+[.M27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184"/>
          <table:table-cell table:number-columns-repeated="4"/>
          <table:table-cell table:style-name="ce474" office:value-type="string" calcext:value-type="string">
            <text:p>Nationwide Invest Direct</text:p>
          </table:table-cell>
          <table:table-cell table:style-name="ce487"/>
          <table:table-cell table:style-name="ce497"/>
          <table:table-cell table:style-name="ce503"/>
          <table:table-cell table:style-name="ce184"/>
          <table:table-cell table:style-name="ce472"/>
          <table:table-cell table:style-name="ce460" table:number-columns-repeated="2"/>
          <table:table-cell table:style-name="ce225" table:formula="of:=[.N27]-[.L28]+[.M28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4" office:value-type="string" calcext:value-type="string">
            <text:p>Virgin Money 3 Year Fixed Rate E-ISA Issue 93 LW Legacy</text:p>
          </table:table-cell>
          <table:table-cell table:style-name="ce454" table:number-columns-repeated="3"/>
          <table:table-cell table:style-name="ce468"/>
          <table:table-cell table:style-name="ce475" office:value-type="string" calcext:value-type="string">
            <text:p>Ms Wikes &amp; Mr Gadsby</text:p>
          </table:table-cell>
          <table:table-cell table:style-name="ce488"/>
          <table:table-cell table:style-name="ce498"/>
          <table:table-cell table:style-name="ce504"/>
          <table:table-cell table:style-name="ce184"/>
          <table:table-cell table:style-name="ce472"/>
          <table:table-cell table:style-name="ce460" table:number-columns-repeated="2"/>
          <table:table-cell table:style-name="ce225" table:formula="of:=[.N28]-[.L29]+[.M29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5" office:value-type="string" calcext:value-type="string">
            <text:p>Account No:</text:p>
          </table:table-cell>
          <table:table-cell table:style-name="ce455" office:value-type="float" office:value="61356232" calcext:value-type="float">
            <text:p>61356232</text:p>
          </table:table-cell>
          <table:table-cell table:style-name="ce455" table:number-columns-repeated="2"/>
          <table:table-cell table:style-name="ce469"/>
          <table:table-cell table:style-name="ce475" office:value-type="string" calcext:value-type="string">
            <text:p>Account No:</text:p>
          </table:table-cell>
          <table:table-cell table:style-name="ce488"/>
          <table:table-cell table:style-name="ce491" office:value-type="string" calcext:value-type="string">
            <text:p>85430223</text:p>
          </table:table-cell>
          <table:table-cell table:style-name="ce504"/>
          <table:table-cell table:style-name="ce184"/>
          <table:table-cell table:style-name="ce453" office:value-type="string" calcext:value-type="string">
            <text:p>Total </text:p>
          </table:table-cell>
          <table:table-cell table:style-name="ce515" table:number-columns-repeated="2"/>
          <table:table-cell table:style-name="ce467" table:formula="of:=[.N29]-[.L30]+[.M30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5" office:value-type="string" calcext:value-type="string">
            <text:p>Rate</text:p>
          </table:table-cell>
          <table:table-cell table:style-name="ce456" office:value-type="percentage" office:value="0.0125" calcext:value-type="percentage">
            <text:p>1.25%</text:p>
          </table:table-cell>
          <table:table-cell table:style-name="ce455"/>
          <table:table-cell table:style-name="ce462"/>
          <table:table-cell table:style-name="ce469"/>
          <table:table-cell table:style-name="ce476" office:value-type="string" calcext:value-type="string">
            <text:p>Sort Code:</text:p>
          </table:table-cell>
          <table:table-cell table:style-name="ce488"/>
          <table:table-cell table:style-name="ce490" office:value-type="string" calcext:value-type="string">
            <text:p>07 00 30</text:p>
          </table:table-cell>
          <table:table-cell table:style-name="ce504"/>
          <table:table-cell table:style-name="ce184"/>
          <table:table-cell table:number-columns-repeated="54"/>
        </table:table-row>
        <table:table-row table:style-name="ro1">
          <table:table-cell table:style-name="ce446" office:value-type="date" office:date-value="2016-11-24" calcext:value-type="date">
            <text:p>24 Nov 2016</text:p>
          </table:table-cell>
          <table:table-cell table:style-name="ce455"/>
          <table:table-cell table:style-name="ce455" office:value-type="float" office:value="6184.36" calcext:value-type="float">
            <text:p>6184.36</text:p>
          </table:table-cell>
          <table:table-cell table:style-name="ce463" table:formula="of:=[.D31]-[.B32]+[.C32]" office:value-type="float" office:value="6184.36" calcext:value-type="float">
            <text:p>6184.36</text:p>
          </table:table-cell>
          <table:table-cell table:style-name="ce469"/>
          <table:table-cell table:style-name="ce476"/>
          <table:table-cell table:style-name="ce489"/>
          <table:table-cell table:style-name="ce498"/>
          <table:table-cell table:style-name="ce504"/>
          <table:table-cell table:style-name="ce184"/>
          <table:table-cell table:style-name="ce474" office:value-type="string" calcext:value-type="string">
            <text:p>Nationwide Flex Account</text:p>
          </table:table-cell>
          <table:table-cell table:style-name="ce487"/>
          <table:table-cell table:style-name="ce521" table:number-columns-repeated="2"/>
          <table:table-cell table:style-name="ce503"/>
          <table:table-cell table:number-columns-repeated="49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32]-[.B33]+[.C33]" office:value-type="float" office:value="6184.36" calcext:value-type="float">
            <text:p>6184.36</text:p>
          </table:table-cell>
          <table:table-cell table:style-name="ce469"/>
          <table:table-cell table:style-name="ce477"/>
          <table:table-cell table:style-name="ce489"/>
          <table:table-cell table:style-name="ce498"/>
          <table:table-cell table:style-name="ce504" office:value-type="float" office:value="201.22" calcext:value-type="float">
            <text:p>201.22</text:p>
          </table:table-cell>
          <table:table-cell table:style-name="ce184"/>
          <table:table-cell table:style-name="ce475" office:value-type="string" calcext:value-type="string">
            <text:p>MR MR GADSBY</text:p>
          </table:table-cell>
          <table:table-cell table:style-name="ce278" table:number-columns-repeated="3"/>
          <table:table-cell table:style-name="ce531"/>
          <table:table-cell table:number-columns-repeated="49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33]-[.B34]+[.C34]" office:value-type="float" office:value="6184.36" calcext:value-type="float">
            <text:p>6184.36</text:p>
          </table:table-cell>
          <table:table-cell table:style-name="ce469"/>
          <table:table-cell table:style-name="ce478"/>
          <table:table-cell table:style-name="ce489"/>
          <table:table-cell table:style-name="ce498"/>
          <table:table-cell table:style-name="ce295" table:formula="of:=[.I33]-[.G34]+[.H34]" office:value-type="float" office:value="201.22" calcext:value-type="float">
            <text:p>201.22</text:p>
          </table:table-cell>
          <table:table-cell table:style-name="ce184"/>
          <table:table-cell table:style-name="ce475" office:value-type="string" calcext:value-type="string">
            <text:p>Account No:</text:p>
          </table:table-cell>
          <table:table-cell table:style-name="ce488"/>
          <table:table-cell table:style-name="ce488" office:value-type="string" calcext:value-type="string">
            <text:p>03153328</text:p>
          </table:table-cell>
          <table:table-cell table:style-name="ce498"/>
          <table:table-cell table:style-name="ce504"/>
          <table:table-cell table:number-columns-repeated="49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34]-[.B35]+[.C35]" office:value-type="float" office:value="6184.36" calcext:value-type="float">
            <text:p>6184.36</text:p>
          </table:table-cell>
          <table:table-cell table:style-name="ce469"/>
          <table:table-cell table:style-name="ce478"/>
          <table:table-cell table:style-name="ce490"/>
          <table:table-cell table:style-name="ce498"/>
          <table:table-cell table:style-name="ce295" table:formula="of:=[.I34]-[.G35]+[.H35]" office:value-type="float" office:value="201.22" calcext:value-type="float">
            <text:p>201.22</text:p>
          </table:table-cell>
          <table:table-cell table:style-name="ce184"/>
          <table:table-cell table:style-name="ce476" office:value-type="string" calcext:value-type="string">
            <text:p>Sort Code:</text:p>
          </table:table-cell>
          <table:table-cell table:style-name="ce488"/>
          <table:table-cell table:style-name="ce490" office:value-type="string" calcext:value-type="string">
            <text:p>07 01 16</text:p>
          </table:table-cell>
          <table:table-cell table:style-name="ce498"/>
          <table:table-cell table:style-name="ce504"/>
          <table:table-cell table:number-columns-repeated="49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35]-[.B36]+[.C36]" office:value-type="float" office:value="6184.36" calcext:value-type="float">
            <text:p>6184.36</text:p>
          </table:table-cell>
          <table:table-cell table:style-name="ce469"/>
          <table:table-cell table:style-name="ce478"/>
          <table:table-cell table:style-name="ce489"/>
          <table:table-cell table:style-name="ce498"/>
          <table:table-cell table:style-name="ce295" table:formula="of:=[.I35]-[.G36]+[.H36]" office:value-type="float" office:value="201.22" calcext:value-type="float">
            <text:p>201.22</text:p>
          </table:table-cell>
          <table:table-cell table:style-name="ce184"/>
          <table:table-cell table:style-name="ce476" office:value-type="string" calcext:value-type="string">
            <text:p>Card Number:</text:p>
          </table:table-cell>
          <table:table-cell table:style-name="ce490"/>
          <table:table-cell table:style-name="ce278" office:value-type="string" calcext:value-type="string">
            <text:p>4543 1338 9410 7429</text:p>
          </table:table-cell>
          <table:table-cell table:style-name="ce498"/>
          <table:table-cell table:style-name="ce504"/>
          <table:table-cell table:number-columns-repeated="49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36]-[.B37]+[.C37]" office:value-type="float" office:value="6184.36" calcext:value-type="float">
            <text:p>6184.36</text:p>
          </table:table-cell>
          <table:table-cell table:style-name="ce469"/>
          <table:table-cell table:style-name="ce475"/>
          <table:table-cell table:style-name="ce489"/>
          <table:table-cell table:style-name="ce498"/>
          <table:table-cell table:style-name="ce295" table:formula="of:=[.I36]-[.G37]+[.H37]" office:value-type="float" office:value="201.22" calcext:value-type="float">
            <text:p>201.22</text:p>
          </table:table-cell>
          <table:table-cell table:style-name="ce184"/>
          <table:table-cell table:style-name="ce476" office:value-type="string" calcext:value-type="string">
            <text:p>From </text:p>
          </table:table-cell>
          <table:table-cell table:style-name="ce489"/>
          <table:table-cell table:style-name="ce522" office:value-type="string" calcext:value-type="string">
            <text:p>07/08</text:p>
          </table:table-cell>
          <table:table-cell table:style-name="ce498"/>
          <table:table-cell table:style-name="ce295"/>
          <table:table-cell table:number-columns-repeated="49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37]-[.B38]+[.C38]" office:value-type="float" office:value="6184.36" calcext:value-type="float">
            <text:p>6184.36</text:p>
          </table:table-cell>
          <table:table-cell table:style-name="ce469"/>
          <table:table-cell table:style-name="ce475"/>
          <table:table-cell table:style-name="ce489"/>
          <table:table-cell table:style-name="ce498"/>
          <table:table-cell table:style-name="ce295" table:formula="of:=[.I37]-[.G38]+[.H38]" office:value-type="float" office:value="201.22" calcext:value-type="float">
            <text:p>201.22</text:p>
          </table:table-cell>
          <table:table-cell table:style-name="ce184"/>
          <table:table-cell table:style-name="ce475" office:value-type="string" calcext:value-type="string">
            <text:p>To</text:p>
          </table:table-cell>
          <table:table-cell table:style-name="ce489"/>
          <table:table-cell table:style-name="ce522" office:value-type="string" calcext:value-type="string">
            <text:p>07/11</text:p>
          </table:table-cell>
          <table:table-cell table:style-name="ce498"/>
          <table:table-cell table:style-name="ce295"/>
          <table:table-cell table:number-columns-repeated="49"/>
        </table:table-row>
        <table:table-row table:style-name="ro1">
          <table:table-cell table:style-name="ce447" office:value-type="string" calcext:value-type="string">
            <text:p>Total</text:p>
          </table:table-cell>
          <table:table-cell table:style-name="ce455" table:number-columns-repeated="2"/>
          <table:table-cell table:style-name="ce465" table:formula="of:=[.D38]-[.B39]+[.C39]" office:value-type="float" office:value="6184.36" calcext:value-type="float">
            <text:p>6184.36</text:p>
          </table:table-cell>
          <table:table-cell table:style-name="ce469"/>
          <table:table-cell table:style-name="ce475"/>
          <table:table-cell table:style-name="ce491"/>
          <table:table-cell table:style-name="ce278"/>
          <table:table-cell table:style-name="ce295" table:formula="of:=[.I38]-[.G39]+[.H39]" office:value-type="float" office:value="201.22" calcext:value-type="float">
            <text:p>201.22</text:p>
          </table:table-cell>
          <table:table-cell table:style-name="ce184"/>
          <table:table-cell table:style-name="ce475"/>
          <table:table-cell table:style-name="ce489"/>
          <table:table-cell table:style-name="ce498" office:value-type="float" office:value="107" calcext:value-type="float">
            <text:p>107</text:p>
          </table:table-cell>
          <table:table-cell table:style-name="ce498"/>
          <table:table-cell table:style-name="ce504"/>
          <table:table-cell table:number-columns-repeated="49"/>
        </table:table-row>
        <table:table-row table:style-name="ro1">
          <table:table-cell table:style-name="ce448" office:value-type="string" calcext:value-type="string">
            <text:p>Matures </text:p>
          </table:table-cell>
          <table:table-cell table:style-name="ce457" office:value-type="date" office:date-value="2019-11-24" calcext:value-type="date">
            <text:p>24 Nov 2019</text:p>
          </table:table-cell>
          <table:table-cell table:style-name="ce455" table:number-columns-repeated="2"/>
          <table:table-cell table:style-name="ce469"/>
          <table:table-cell table:style-name="ce475"/>
          <table:table-cell table:style-name="ce491"/>
          <table:table-cell table:style-name="ce278"/>
          <table:table-cell table:style-name="ce295" table:formula="of:=[.I39]-[.G40]+[.H40]" office:value-type="float" office:value="201.22" calcext:value-type="float">
            <text:p>201.22</text:p>
          </table:table-cell>
          <table:table-cell table:style-name="ce184"/>
          <table:table-cell table:style-name="ce509"/>
          <table:table-cell table:style-name="ce516" office:value-type="date" office:date-value="2015-05-19" calcext:value-type="date">
            <text:p>19-May</text:p>
          </table:table-cell>
          <table:table-cell table:style-name="ce523"/>
          <table:table-cell table:style-name="ce527"/>
          <table:table-cell table:style-name="ce532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449"/>
          <table:table-cell table:style-name="ce458" table:number-columns-repeated="3"/>
          <table:table-cell table:style-name="ce470"/>
          <table:table-cell table:style-name="ce479" office:value-type="string" calcext:value-type="string">
            <text:p>Total</text:p>
          </table:table-cell>
          <table:table-cell table:style-name="ce492"/>
          <table:table-cell table:style-name="ce499"/>
          <table:table-cell table:style-name="ce505" table:formula="of:=[.I40]-[.G41]+[.H41]" office:value-type="float" office:value="201.22" calcext:value-type="float">
            <text:p>201.22</text:p>
          </table:table-cell>
          <table:table-cell/>
          <table:table-cell table:style-name="ce475"/>
          <table:table-cell table:style-name="ce489"/>
          <table:table-cell table:style-name="ce498" table:number-columns-repeated="2"/>
          <table:table-cell table:style-name="ce295" table:formula="of:=[.O40]-[.M41]+[.N4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number-columns-repeated="10"/>
          <table:table-cell table:style-name="ce475"/>
          <table:table-cell table:style-name="ce489"/>
          <table:table-cell table:style-name="ce498" table:number-columns-repeated="2"/>
          <table:table-cell table:style-name="ce295" table:formula="of:=[.O41]-[.M42]+[.N4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450" office:value-type="string" calcext:value-type="string">
            <text:p>Molly Alice Gadsby - Cash Child Trust Fund</text:p>
          </table:table-cell>
          <table:table-cell table:style-name="ce459" table:number-columns-repeated="2"/>
          <table:table-cell table:style-name="ce466"/>
          <table:table-cell/>
          <table:table-cell table:style-name="ce480" office:value-type="string" calcext:value-type="string">
            <text:p>Tesco Internet Save </text:p>
          </table:table-cell>
          <table:table-cell table:style-name="ce493" table:number-columns-repeated="2"/>
          <table:table-cell table:style-name="ce506"/>
          <table:table-cell/>
          <table:table-cell table:style-name="ce479" office:value-type="string" calcext:value-type="string">
            <text:p>Total</text:p>
          </table:table-cell>
          <table:table-cell table:style-name="ce492"/>
          <table:table-cell table:style-name="ce499" table:number-columns-repeated="2"/>
          <table:table-cell table:style-name="ce505" table:formula="of:=[.O42]-[.M43]+[.N43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451" office:value-type="string" calcext:value-type="string">
            <text:p>Nationwide</text:p>
          </table:table-cell>
          <table:table-cell table:style-name="ce460"/>
          <table:table-cell table:style-name="ce460" office:value-type="string" calcext:value-type="string">
            <text:p>PH856072A</text:p>
          </table:table-cell>
          <table:table-cell table:style-name="ce225"/>
          <table:table-cell/>
          <table:table-cell table:style-name="ce481" office:value-type="string" calcext:value-type="string">
            <text:p>Account No:</text:p>
          </table:table-cell>
          <table:table-cell table:style-name="ce494" table:number-columns-repeated="2"/>
          <table:table-cell table:style-name="ce507"/>
          <table:table-cell table:number-columns-repeated="55"/>
        </table:table-row>
        <table:table-row table:style-name="ro1">
          <table:table-cell table:style-name="ce451"/>
          <table:table-cell table:style-name="ce460" table:number-columns-repeated="2"/>
          <table:table-cell table:style-name="ce225"/>
          <table:table-cell/>
          <table:table-cell table:style-name="ce481" office:value-type="string" calcext:value-type="string">
            <text:p>Sort Code:</text:p>
          </table:table-cell>
          <table:table-cell table:style-name="ce494" table:number-columns-repeated="2"/>
          <table:table-cell table:style-name="ce507"/>
          <table:table-cell table:number-columns-repeated="6"/>
          <table:table-cell table:style-name="Default" table:number-columns-repeated="5"/>
          <table:table-cell table:number-columns-repeated="44"/>
        </table:table-row>
        <table:table-row table:style-name="ro1">
          <table:table-cell table:style-name="ce451"/>
          <table:table-cell table:style-name="ce460" table:number-columns-repeated="2"/>
          <table:table-cell table:style-name="ce225" office:value-type="float" office:value="1665.01" calcext:value-type="float">
            <text:p>1665.01</text:p>
          </table:table-cell>
          <table:table-cell/>
          <table:table-cell table:style-name="ce481" office:value-type="string" calcext:value-type="string">
            <text:p>Reference No. </text:p>
          </table:table-cell>
          <table:table-cell table:style-name="ce494"/>
          <table:table-cell table:style-name="ce500" office:value-type="string" calcext:value-type="string">
            <text:p>2009010714914</text:p>
          </table:table-cell>
          <table:table-cell table:style-name="ce507"/>
          <table:table-cell table:number-columns-repeated="6"/>
          <table:table-cell table:style-name="Default" table:number-columns-repeated="5"/>
          <table:table-cell table:number-columns-repeated="44"/>
        </table:table-row>
        <table:table-row table:style-name="ro1">
          <table:table-cell table:style-name="ce452" office:value-type="date" office:date-value="2012-10-15" calcext:value-type="date">
            <text:p>15-Oct-12</text:p>
          </table:table-cell>
          <table:table-cell table:style-name="ce460"/>
          <table:table-cell table:style-name="ce460" office:value-type="float" office:value="18.33" calcext:value-type="float">
            <text:p>18.33</text:p>
          </table:table-cell>
          <table:table-cell table:style-name="ce225" table:formula="of:=[.D46]-[.B47]+[.C47]" office:value-type="float" office:value="1683.34" calcext:value-type="float">
            <text:p>1683.34</text:p>
          </table:table-cell>
          <table:table-cell/>
          <table:table-cell table:style-name="ce482" office:value-type="string" calcext:value-type="string">
            <text:p>Word</text:p>
          </table:table-cell>
          <table:table-cell table:style-name="ce495"/>
          <table:table-cell table:style-name="ce494" office:value-type="string" calcext:value-type="string">
            <text:p>Florence</text:p>
          </table:table-cell>
          <table:table-cell table:style-name="ce507"/>
          <table:table-cell table:number-columns-repeated="55"/>
        </table:table-row>
        <table:table-row table:style-name="ro1">
          <table:table-cell table:style-name="ce452" office:value-type="date" office:date-value="2013-10-15" calcext:value-type="date">
            <text:p>15-Oct-13</text:p>
          </table:table-cell>
          <table:table-cell table:style-name="ce460"/>
          <table:table-cell table:style-name="ce460" office:value-type="float" office:value="18.49" calcext:value-type="float">
            <text:p>18.49</text:p>
          </table:table-cell>
          <table:table-cell table:style-name="ce225" table:formula="of:=[.D47]-[.B48]+[.C48]" office:value-type="float" office:value="1701.83" calcext:value-type="float">
            <text:p>1701.83</text:p>
          </table:table-cell>
          <table:table-cell/>
          <table:table-cell table:style-name="ce483"/>
          <table:table-cell table:style-name="ce495"/>
          <table:table-cell table:style-name="ce494"/>
          <table:table-cell table:style-name="ce507"/>
          <table:table-cell/>
          <table:table-cell table:style-name="ce510" office:value-type="string" calcext:value-type="string">
            <text:p>Fixed Rate ISA (39)</text:p>
          </table:table-cell>
          <table:table-cell table:style-name="ce517" table:number-columns-repeated="2"/>
          <table:table-cell table:style-name="ce517" office:value-type="string" calcext:value-type="string">
            <text:p>MG 2017 allowence</text:p>
          </table:table-cell>
          <table:table-cell table:style-name="ce517"/>
          <table:table-cell table:style-name="ce533"/>
          <table:table-cell table:number-columns-repeated="48"/>
        </table:table-row>
        <table:table-row table:style-name="ro1">
          <table:table-cell table:style-name="ce452" office:value-type="date" office:date-value="2014-10-15" calcext:value-type="date">
            <text:p>15-Oct-14</text:p>
          </table:table-cell>
          <table:table-cell table:style-name="ce460"/>
          <table:table-cell table:style-name="ce460" office:value-type="float" office:value="18.71" calcext:value-type="float">
            <text:p>18.71</text:p>
          </table:table-cell>
          <table:table-cell table:style-name="ce225" table:formula="of:=[.D48]-[.B49]+[.C49]" office:value-type="float" office:value="1720.54" calcext:value-type="float">
            <text:p>1720.54</text:p>
          </table:table-cell>
          <table:table-cell/>
          <table:table-cell table:style-name="ce483"/>
          <table:table-cell table:style-name="ce495"/>
          <table:table-cell table:style-name="ce494"/>
          <table:table-cell table:style-name="ce507" office:value-type="float" office:value="0" calcext:value-type="float">
            <text:p>0</text:p>
          </table:table-cell>
          <table:table-cell/>
          <table:table-cell table:style-name="ce511" office:value-type="string" calcext:value-type="string">
            <text:p>Account No:</text:p>
          </table:table-cell>
          <table:table-cell table:style-name="ce518" office:value-type="string" calcext:value-type="string">
            <text:p>(9)71283485</text:p>
          </table:table-cell>
          <table:table-cell table:style-name="ce524" office:value-type="string" calcext:value-type="string">
            <text:p>40-63-01</text:p>
          </table:table-cell>
          <table:table-cell table:style-name="ce518" office:value-type="string" calcext:value-type="string">
            <text:p>Coventry</text:p>
          </table:table-cell>
          <table:table-cell table:style-name="ce518"/>
          <table:table-cell table:style-name="ce535"/>
          <table:table-cell table:number-columns-repeated="48"/>
        </table:table-row>
        <table:table-row table:style-name="ro1">
          <table:table-cell table:style-name="ce452" office:value-type="date" office:date-value="2015-10-15" calcext:value-type="date">
            <text:p>15-Oct-15</text:p>
          </table:table-cell>
          <table:table-cell table:style-name="ce460"/>
          <table:table-cell table:style-name="ce460" office:value-type="float" office:value="38.48" calcext:value-type="float">
            <text:p>38.48</text:p>
          </table:table-cell>
          <table:table-cell table:style-name="ce225" table:formula="of:=[.D49]-[.B50]+[.C50]" office:value-type="float" office:value="1759.02" calcext:value-type="float">
            <text:p>1759.02</text:p>
          </table:table-cell>
          <table:table-cell/>
          <table:table-cell table:style-name="ce483"/>
          <table:table-cell table:style-name="ce494" table:number-columns-repeated="2"/>
          <table:table-cell table:style-name="ce507" office:value-type="float" office:value="21.89" calcext:value-type="float">
            <text:p>21.89</text:p>
          </table:table-cell>
          <table:table-cell/>
          <table:table-cell table:style-name="ce511" office:value-type="string" calcext:value-type="string">
            <text:p>Rate</text:p>
          </table:table-cell>
          <table:table-cell table:style-name="ce519" office:value-type="percentage" office:value="0.014" calcext:value-type="percentage">
            <text:p>1.40%</text:p>
          </table:table-cell>
          <table:table-cell table:style-name="ce518"/>
          <table:table-cell table:style-name="ce528" office:value-type="float" office:value="0" calcext:value-type="float">
            <text:p>0</text:p>
          </table:table-cell>
          <table:table-cell table:style-name="ce518"/>
          <table:table-cell table:style-name="ce535"/>
          <table:table-cell table:number-columns-repeated="48"/>
        </table:table-row>
        <table:table-row table:style-name="ro1">
          <table:table-cell table:style-name="ce452" office:value-type="date" office:date-value="2016-10-15" calcext:value-type="date">
            <text:p>15-Oct-16</text:p>
          </table:table-cell>
          <table:table-cell table:style-name="ce460"/>
          <table:table-cell table:style-name="ce460" office:value-type="float" office:value="56.66" calcext:value-type="float">
            <text:p>56.66</text:p>
          </table:table-cell>
          <table:table-cell table:style-name="ce225" table:formula="of:=[.D50]-[.B51]+[.C51]" office:value-type="float" office:value="1815.68" calcext:value-type="float">
            <text:p>1815.68</text:p>
          </table:table-cell>
          <table:table-cell/>
          <table:table-cell table:style-name="ce484"/>
          <table:table-cell table:style-name="ce494" table:number-columns-repeated="2"/>
          <table:table-cell table:style-name="ce507" table:formula="of:=[.I50]-[.G51]+[.H51]" office:value-type="float" office:value="21.89" calcext:value-type="float">
            <text:p>21.89</text:p>
          </table:table-cell>
          <table:table-cell/>
          <table:table-cell table:style-name="ce512" office:value-type="date" office:date-value="2017-04-25" calcext:value-type="date">
            <text:p>25 Apr 2017</text:p>
          </table:table-cell>
          <table:table-cell table:style-name="ce518"/>
          <table:table-cell table:style-name="ce518" office:value-type="float" office:value="12500" calcext:value-type="float">
            <text:p>12500</text:p>
          </table:table-cell>
          <table:table-cell table:style-name="ce529" table:formula="of:=[.N50]-[.L51]+[.M51]" office:value-type="float" office:value="12500" calcext:value-type="float">
            <text:p>12500</text:p>
          </table:table-cell>
          <table:table-cell table:style-name="ce518" office:value-type="string" calcext:value-type="string">
            <text:p>MG 2017</text:p>
          </table:table-cell>
          <table:table-cell table:style-name="ce535"/>
          <table:table-cell table:number-columns-repeated="48"/>
        </table:table-row>
        <table:table-row table:style-name="ro1">
          <table:table-cell table:style-name="ce452" office:value-type="date" office:date-value="2017-10-15" calcext:value-type="date">
            <text:p>15-Oct-17</text:p>
          </table:table-cell>
          <table:table-cell table:style-name="ce460"/>
          <table:table-cell table:style-name="ce460" office:value-type="float" office:value="56.66" calcext:value-type="float">
            <text:p>56.66</text:p>
          </table:table-cell>
          <table:table-cell table:style-name="ce225" table:formula="of:=[.D51]-[.B52]+[.C52]" office:value-type="float" office:value="1872.34" calcext:value-type="float">
            <text:p>1872.34</text:p>
          </table:table-cell>
          <table:table-cell office:value-type="string" calcext:value-type="string">
            <text:p>C</text:p>
          </table:table-cell>
          <table:table-cell table:style-name="ce484"/>
          <table:table-cell table:style-name="ce494" table:number-columns-repeated="2"/>
          <table:table-cell table:style-name="ce507" table:formula="of:=[.I51]-[.G52]+[.H52]" office:value-type="float" office:value="21.89" calcext:value-type="float">
            <text:p>21.89</text:p>
          </table:table-cell>
          <table:table-cell/>
          <table:table-cell table:style-name="ce512" office:value-type="date" office:date-value="2017-05-31" calcext:value-type="date">
            <text:p>31 May 2017</text:p>
          </table:table-cell>
          <table:table-cell table:style-name="ce518"/>
          <table:table-cell table:style-name="ce518" office:value-type="float" office:value="17.26" calcext:value-type="float">
            <text:p>17.26</text:p>
          </table:table-cell>
          <table:table-cell table:style-name="ce529" table:formula="of:=[.N51]-[.L52]+[.M52]" office:value-type="float" office:value="12517.26" calcext:value-type="float">
            <text:p>12517.26</text:p>
          </table:table-cell>
          <table:table-cell table:style-name="ce518"/>
          <table:table-cell table:style-name="ce535"/>
          <table:table-cell table:number-columns-repeated="48"/>
        </table:table-row>
        <table:table-row table:style-name="ro1">
          <table:table-cell table:style-name="ce452" office:value-type="date" office:date-value="2018-10-15" calcext:value-type="date">
            <text:p>15-Oct-18</text:p>
          </table:table-cell>
          <table:table-cell table:style-name="ce460"/>
          <table:table-cell table:style-name="ce460" office:value-type="float" office:value="1000" calcext:value-type="float">
            <text:p>1000</text:p>
          </table:table-cell>
          <table:table-cell table:style-name="ce225" table:formula="of:=[.D52]-[.B53]+[.C53]" office:value-type="float" office:value="2872.34" calcext:value-type="float">
            <text:p>2872.34</text:p>
          </table:table-cell>
          <table:table-cell/>
          <table:table-cell table:style-name="ce484"/>
          <table:table-cell table:style-name="ce494" table:number-columns-repeated="2"/>
          <table:table-cell table:style-name="ce507" table:formula="of:=[.I52]-[.G53]+[.H53]" office:value-type="float" office:value="21.89" calcext:value-type="float">
            <text:p>21.89</text:p>
          </table:table-cell>
          <table:table-cell/>
          <table:table-cell table:style-name="ce512" office:value-type="date" office:date-value="2018-05-31" calcext:value-type="date">
            <text:p>31 May 2018</text:p>
          </table:table-cell>
          <table:table-cell table:style-name="ce518"/>
          <table:table-cell table:style-name="ce518" office:value-type="float" office:value="175.24" calcext:value-type="float">
            <text:p>175.24</text:p>
          </table:table-cell>
          <table:table-cell table:style-name="ce529" table:formula="of:=[.N52]-[.L53]+[.M53]" office:value-type="float" office:value="12692.5" calcext:value-type="float">
            <text:p>12692.5</text:p>
          </table:table-cell>
          <table:table-cell table:style-name="ce518"/>
          <table:table-cell table:style-name="ce535"/>
          <table:table-cell table:number-columns-repeated="48"/>
        </table:table-row>
        <table:table-row table:style-name="ro1">
          <table:table-cell table:style-name="ce452" office:value-type="date" office:date-value="2018-10-15" calcext:value-type="date">
            <text:p>15-Oct-18</text:p>
          </table:table-cell>
          <table:table-cell table:style-name="ce460"/>
          <table:table-cell table:style-name="ce460" office:value-type="float" office:value="56.66" calcext:value-type="float">
            <text:p>56.66</text:p>
          </table:table-cell>
          <table:table-cell table:style-name="ce225" table:formula="of:=[.D53]-[.B54]+[.C54]" office:value-type="float" office:value="2929" calcext:value-type="float">
            <text:p>2929</text:p>
          </table:table-cell>
          <table:table-cell office:value-type="string" calcext:value-type="string">
            <text:p>C</text:p>
          </table:table-cell>
          <table:table-cell table:style-name="ce484"/>
          <table:table-cell table:style-name="ce494" table:number-columns-repeated="2"/>
          <table:table-cell table:style-name="ce507" table:formula="of:=[.I53]-[.G54]+[.H54]" office:value-type="float" office:value="21.89" calcext:value-type="float">
            <text:p>21.89</text:p>
          </table:table-cell>
          <table:table-cell/>
          <table:table-cell table:style-name="ce512"/>
          <table:table-cell table:style-name="ce518"/>
          <table:table-cell table:style-name="ce518" office:value-type="float" office:value="177.7" calcext:value-type="float">
            <text:p>177.7</text:p>
          </table:table-cell>
          <table:table-cell table:style-name="ce529" table:formula="of:=[.N53]-[.L54]+[.M54]" office:value-type="float" office:value="12870.2" calcext:value-type="float">
            <text:p>12870.2</text:p>
          </table:table-cell>
          <table:table-cell table:style-name="ce518"/>
          <table:table-cell table:style-name="ce535"/>
          <table:table-cell table:number-columns-repeated="48"/>
        </table:table-row>
        <table:table-row table:style-name="ro1">
          <table:table-cell table:style-name="ce452" office:value-type="date" office:date-value="2019-01-28" calcext:value-type="date">
            <text:p>28-Jan-19</text:p>
          </table:table-cell>
          <table:table-cell table:style-name="ce460" office:value-type="float" office:value="280" calcext:value-type="float">
            <text:p>280</text:p>
          </table:table-cell>
          <table:table-cell table:style-name="ce460"/>
          <table:table-cell table:style-name="ce225" table:formula="of:=[.D54]-[.B55]+[.C55]" office:value-type="float" office:value="2649" calcext:value-type="float">
            <text:p>2649</text:p>
          </table:table-cell>
          <table:table-cell/>
          <table:table-cell table:style-name="ce484"/>
          <table:table-cell table:style-name="ce494" table:number-columns-repeated="2"/>
          <table:table-cell table:style-name="ce507" table:formula="of:=[.I54]-[.G55]+[.H55]" office:value-type="float" office:value="21.89" calcext:value-type="float">
            <text:p>21.89</text:p>
          </table:table-cell>
          <table:table-cell/>
          <table:table-cell table:style-name="ce513" office:value-type="string" calcext:value-type="string">
            <text:p>Total</text:p>
          </table:table-cell>
          <table:table-cell table:style-name="ce518" table:number-columns-repeated="2"/>
          <table:table-cell table:style-name="ce530" table:formula="of:=[.N54]-[.L55]+[.M55]" office:value-type="float" office:value="12870.2" calcext:value-type="float">
            <text:p>12870.2</text:p>
          </table:table-cell>
          <table:table-cell table:style-name="ce518"/>
          <table:table-cell table:style-name="ce535"/>
          <table:table-cell table:number-columns-repeated="48"/>
        </table:table-row>
        <table:table-row table:style-name="ro1">
          <table:table-cell table:style-name="ce451"/>
          <table:table-cell table:style-name="ce460" table:number-columns-repeated="2"/>
          <table:table-cell table:style-name="ce225" table:formula="of:=[.D55]-[.B56]+[.C56]" office:value-type="float" office:value="2649" calcext:value-type="float">
            <text:p>2649</text:p>
          </table:table-cell>
          <table:table-cell/>
          <table:table-cell table:style-name="ce485" office:value-type="string" calcext:value-type="string">
            <text:p>Total</text:p>
          </table:table-cell>
          <table:table-cell table:style-name="ce496" table:number-columns-repeated="2"/>
          <table:table-cell table:style-name="ce508" table:formula="of:=[.I55]-[.G56]+[.H56]" office:value-type="float" office:value="21.89" calcext:value-type="float">
            <text:p>21.89</text:p>
          </table:table-cell>
          <table:table-cell/>
          <table:table-cell table:style-name="ce514" office:value-type="string" calcext:value-type="string">
            <text:p>Matures </text:p>
          </table:table-cell>
          <table:table-cell table:style-name="ce520" office:value-type="date" office:date-value="2020-05-31" calcext:value-type="date">
            <text:p>31 May 2020</text:p>
          </table:table-cell>
          <table:table-cell table:style-name="ce525" table:number-columns-repeated="3"/>
          <table:table-cell table:style-name="ce536"/>
          <table:table-cell table:number-columns-repeated="48"/>
        </table:table-row>
        <table:table-row table:style-name="ro4">
          <table:table-cell table:style-name="ce451"/>
          <table:table-cell table:style-name="ce460" table:number-columns-repeated="2"/>
          <table:table-cell table:style-name="ce225" table:formula="of:=[.D56]-[.B57]+[.C57]" office:value-type="float" office:value="2649" calcext:value-type="float">
            <text:p>2649</text:p>
          </table:table-cell>
          <table:table-cell table:number-columns-repeated="60"/>
        </table:table-row>
        <table:table-row table:style-name="ro1">
          <table:table-cell table:style-name="ce451"/>
          <table:table-cell table:style-name="ce460" table:number-columns-repeated="2"/>
          <table:table-cell table:style-name="ce225" table:formula="of:=[.D57]-[.B58]+[.C58]" office:value-type="float" office:value="2649" calcext:value-type="float">
            <text:p>2649</text:p>
          </table:table-cell>
          <table:table-cell table:number-columns-repeated="60"/>
        </table:table-row>
        <table:table-row table:style-name="ro1">
          <table:table-cell table:style-name="ce451"/>
          <table:table-cell table:style-name="ce460" table:number-columns-repeated="2"/>
          <table:table-cell table:style-name="ce225" table:formula="of:=[.D58]-[.B59]+[.C59]" office:value-type="float" office:value="2649" calcext:value-type="float">
            <text:p>2649</text:p>
          </table:table-cell>
          <table:table-cell table:number-columns-repeated="60"/>
        </table:table-row>
        <table:table-row table:style-name="ro1">
          <table:table-cell table:style-name="ce453" office:value-type="string" calcext:value-type="string">
            <text:p>Total</text:p>
          </table:table-cell>
          <table:table-cell table:style-name="ce461" table:number-columns-repeated="2"/>
          <table:table-cell table:style-name="ce467" table:formula="of:=[.D59]-[.B60]+[.C60]" office:value-type="float" office:value="2649" calcext:value-type="float">
            <text:p>2649</text:p>
          </table:table-cell>
          <table:table-cell table:number-columns-repeated="60"/>
        </table:table-row>
        <table:table-row table:style-name="ro1">
          <table:table-cell table:number-columns-repeated="16"/>
          <table:table-cell table:style-name="ce336" table:number-columns-repeated="4"/>
          <table:table-cell table:number-columns-repeated="4"/>
          <table:table-cell table:style-name="ce324"/>
          <table:table-cell table:number-columns-repeated="39"/>
        </table:table-row>
        <table:table-row table:style-name="ro1">
          <table:table-cell table:number-columns-repeated="16"/>
          <table:table-cell table:style-name="ce339" table:number-columns-repeated="4"/>
          <table:table-cell table:number-columns-repeated="4"/>
          <table:table-cell table:style-name="ce324"/>
          <table:table-cell table:number-columns-repeated="3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324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6">
        <table:table-column table:style-name="co38" table:default-cell-style-name="ce262"/>
        <table:table-column table:style-name="co39" table:default-cell-style-name="ce262"/>
        <table:table-column table:style-name="co12" table:default-cell-style-name="ce553"/>
        <table:table-column table:style-name="co20" table:default-cell-style-name="ce184"/>
        <table:table-column table:style-name="co40" table:default-cell-style-name="ce184"/>
        <table:table-column table:style-name="co17" table:number-columns-repeated="2" table:default-cell-style-name="ce184"/>
        <table:table-column table:style-name="co1" table:default-cell-style-name="ce184"/>
        <table:table-column table:style-name="co41" table:default-cell-style-name="ce184"/>
        <table:table-column table:style-name="co7" table:default-cell-style-name="ce324"/>
        <table:table-column table:style-name="co16" table:default-cell-style-name="ce184"/>
        <table:table-column table:style-name="co42" table:default-cell-style-name="ce184"/>
        <table:table-column table:style-name="co15" table:default-cell-style-name="ce254"/>
        <table:table-column table:style-name="co7" table:default-cell-style-name="ce184"/>
        <table:table-column table:style-name="co15" table:number-columns-repeated="50" table:default-cell-style-name="ce254"/>
        <table:table-row table:style-name="ro1">
          <table:table-cell table:style-name="ce537" office:value-type="string" calcext:value-type="string">
            <text:p>Bill</text:p>
          </table:table-cell>
          <table:table-cell table:style-name="ce543"/>
          <table:table-cell table:style-name="ce550" office:value-type="string" calcext:value-type="string">
            <text:p>Date Due</text:p>
          </table:table-cell>
          <table:table-cell table:style-name="ce554" office:value-type="string" calcext:value-type="string">
            <text:p>Amount</text:p>
          </table:table-cell>
          <table:table-cell table:style-name="ce559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4" table:formula="of:=[.C2]" office:value-type="date" office:date-value="2019-05-25" calcext:value-type="date">
            <text:p>19</text:p>
          </table:table-cell>
          <table:table-cell table:style-name="ce551" office:value-type="date" office:date-value="2019-05-25" calcext:value-type="date">
            <text:p>25-May</text:p>
          </table:table-cell>
          <table:table-cell table:style-name="ce555"/>
          <table:table-cell table:style-name="ce560" table:formula="of:=[.$E$85]" office:value-type="float" office:value="465.693333333333" calcext:value-type="float">
            <text:p>£465.69</text:p>
          </table:table-cell>
          <table:table-cell table:number-columns-repeated="59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5" table:formula="of:=[.C3]" office:value-type="date" office:date-value="2020-05-25" calcext:value-type="date">
            <text:p>20</text:p>
          </table:table-cell>
          <table:table-cell table:style-name="ce551" office:value-type="date" office:date-value="2020-05-25" calcext:value-type="date">
            <text:p>25-May</text:p>
          </table:table-cell>
          <table:table-cell table:style-name="ce556" office:value-type="float" office:value="157" calcext:value-type="float">
            <text:p>£157.00</text:p>
          </table:table-cell>
          <table:table-cell table:style-name="ce560" table:formula="of:=[.E2]-[.D3]" office:value-type="float" office:value="308.693333333333" calcext:value-type="float">
            <text:p>£308.69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Water</text:p>
          </table:table-cell>
          <table:table-cell table:style-name="ce545" table:formula="of:=[.C4]" office:value-type="date" office:date-value="2020-05-28" calcext:value-type="date">
            <text:p>20</text:p>
          </table:table-cell>
          <table:table-cell table:style-name="ce551" office:value-type="date" office:date-value="2020-05-28" calcext:value-type="date">
            <text:p>28-May</text:p>
          </table:table-cell>
          <table:table-cell table:style-name="ce555" office:value-type="float" office:value="300" calcext:value-type="float">
            <text:p>£300.00</text:p>
          </table:table-cell>
          <table:table-cell table:style-name="ce560" table:formula="of:=[.E3]-[.D4]" office:value-type="float" office:value="8.69333333333333" calcext:value-type="float">
            <text:p>£8.69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5]" office:value-type="date" office:date-value="2020-06-01" calcext:value-type="date">
            <text:p>20</text:p>
          </table:table-cell>
          <table:table-cell table:style-name="ce551" office:value-type="date" office:date-value="2020-06-01" calcext:value-type="date">
            <text:p>01-Jun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4]-[.D5]" office:value-type="float" office:value="-27.3066666666667" calcext:value-type="float">
            <text:p>-£27.31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6]" office:value-type="date" office:date-value="2020-06-03" calcext:value-type="date">
            <text:p>20</text:p>
          </table:table-cell>
          <table:table-cell table:style-name="ce551" office:value-type="date" office:date-value="2020-06-03" calcext:value-type="date">
            <text:p>03-Jun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5]-[.D6]" office:value-type="float" office:value="-127.306666666667" calcext:value-type="float">
            <text:p>-£127.31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5" table:formula="of:=[.C7]" office:value-type="date" office:date-value="2020-06-12" calcext:value-type="date">
            <text:p>20</text:p>
          </table:table-cell>
          <table:table-cell table:style-name="ce551" office:value-type="date" office:date-value="2020-06-12" calcext:value-type="date">
            <text:p>12-Jun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6]-[.D7]" office:value-type="float" office:value="-139.416666666667" calcext:value-type="float">
            <text:p>-£139.42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8]" office:value-type="date" office:date-value="2020-06-20" calcext:value-type="date">
            <text:p>20</text:p>
          </table:table-cell>
          <table:table-cell table:style-name="ce551" office:value-type="date" office:date-value="2020-06-20" calcext:value-type="date">
            <text:p>20-Jun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7]-[.D8]" office:value-type="float" office:value="-174.416666666667" calcext:value-type="float">
            <text:p>-£174.42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CT</text:p>
          </table:table-cell>
          <table:table-cell table:style-name="ce545" table:formula="of:=[.C9]" office:value-type="date" office:date-value="2020-06-25" calcext:value-type="date">
            <text:p>20</text:p>
          </table:table-cell>
          <table:table-cell table:style-name="ce551" office:value-type="date" office:date-value="2020-06-25" calcext:value-type="date">
            <text:p>25-Jun</text:p>
          </table:table-cell>
          <table:table-cell table:style-name="ce556" office:value-type="float" office:value="157" calcext:value-type="float">
            <text:p>£157.00</text:p>
          </table:table-cell>
          <table:table-cell table:style-name="ce560" table:formula="of:=[.E8]-[.D9]" office:value-type="float" office:value="-331.416666666667" calcext:value-type="float">
            <text:p>-£331.42</text:p>
          </table:table-cell>
          <table:table-cell/>
          <table:table-cell table:style-name="ce553" table:number-columns-repeated="2"/>
          <table:table-cell table:number-columns-repeated="56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10]" office:value-type="date" office:date-value="2020-06-25" calcext:value-type="date">
            <text:p>20</text:p>
          </table:table-cell>
          <table:table-cell table:style-name="ce551" office:value-type="date" office:date-value="2020-06-25" calcext:value-type="date">
            <text:p>25-Jun</text:p>
          </table:table-cell>
          <table:table-cell table:style-name="ce555"/>
          <table:table-cell table:style-name="ce560" table:formula="of:=[.E9]+[.$E$85]" office:value-type="float" office:value="134.276666666667" calcext:value-type="float">
            <text:p>£134.28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11]" office:value-type="date" office:date-value="2020-07-01" calcext:value-type="date">
            <text:p>20</text:p>
          </table:table-cell>
          <table:table-cell table:style-name="ce551" office:value-type="date" office:date-value="2020-07-01" calcext:value-type="date">
            <text:p>01-Jul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10]-[.D11]" office:value-type="float" office:value="98.2766666666666" calcext:value-type="float">
            <text:p>£98.28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12]" office:value-type="date" office:date-value="2020-07-03" calcext:value-type="date">
            <text:p>20</text:p>
          </table:table-cell>
          <table:table-cell table:style-name="ce551" office:value-type="date" office:date-value="2020-07-03" calcext:value-type="date">
            <text:p>03-Jul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11]-[.D12]" office:value-type="float" office:value="-1.72333333333336" calcext:value-type="float">
            <text:p>-£1.72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5" table:formula="of:=[.C13]" office:value-type="date" office:date-value="2020-07-12" calcext:value-type="date">
            <text:p>20</text:p>
          </table:table-cell>
          <table:table-cell table:style-name="ce551" office:value-type="date" office:date-value="2020-07-12" calcext:value-type="date">
            <text:p>12-Jul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12]-[.D13]" office:value-type="float" office:value="-13.8333333333334" calcext:value-type="float">
            <text:p>-£13.83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14]" office:value-type="date" office:date-value="2020-07-20" calcext:value-type="date">
            <text:p>20</text:p>
          </table:table-cell>
          <table:table-cell table:style-name="ce551" office:value-type="date" office:date-value="2020-07-20" calcext:value-type="date">
            <text:p>20-Jul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13]-[.D14]" office:value-type="float" office:value="-48.8333333333334" calcext:value-type="float">
            <text:p>-£48.83</text:p>
          </table:table-cell>
          <table:table-cell table:number-columns-repeated="59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5" table:formula="of:=[.C15]" office:value-type="date" office:date-value="2020-07-25" calcext:value-type="date">
            <text:p>20</text:p>
          </table:table-cell>
          <table:table-cell table:style-name="ce551" office:value-type="date" office:date-value="2020-07-25" calcext:value-type="date">
            <text:p>25-Jul</text:p>
          </table:table-cell>
          <table:table-cell table:style-name="ce556" office:value-type="float" office:value="157" calcext:value-type="float">
            <text:p>£157.00</text:p>
          </table:table-cell>
          <table:table-cell table:style-name="ce560" table:formula="of:=[.E14]-[.D15]" office:value-type="float" office:value="-205.833333333333" calcext:value-type="float">
            <text:p>-£205.83</text:p>
          </table:table-cell>
          <table:table-cell table:number-columns-repeated="59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16]" office:value-type="date" office:date-value="2020-07-25" calcext:value-type="date">
            <text:p>20</text:p>
          </table:table-cell>
          <table:table-cell table:style-name="ce551" office:value-type="date" office:date-value="2020-07-25" calcext:value-type="date">
            <text:p>25-Jul</text:p>
          </table:table-cell>
          <table:table-cell table:style-name="ce555"/>
          <table:table-cell table:style-name="ce560" table:formula="of:=[.E15]+[.$E$85]" office:value-type="float" office:value="259.86" calcext:value-type="float">
            <text:p>£259.86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17]" office:value-type="date" office:date-value="2020-08-01" calcext:value-type="date">
            <text:p>20</text:p>
          </table:table-cell>
          <table:table-cell table:style-name="ce551" office:value-type="date" office:date-value="2020-08-01" calcext:value-type="date">
            <text:p>01-Aug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16]-[.D17]" office:value-type="float" office:value="223.86" calcext:value-type="float">
            <text:p>£223.86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18]" office:value-type="date" office:date-value="2020-08-03" calcext:value-type="date">
            <text:p>20</text:p>
          </table:table-cell>
          <table:table-cell table:style-name="ce551" office:value-type="date" office:date-value="2020-08-03" calcext:value-type="date">
            <text:p>03-Aug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17]-[.D18]" office:value-type="float" office:value="123.86" calcext:value-type="float">
            <text:p>£123.86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5" table:formula="of:=[.C19]" office:value-type="date" office:date-value="2020-08-12" calcext:value-type="date">
            <text:p>20</text:p>
          </table:table-cell>
          <table:table-cell table:style-name="ce551" office:value-type="date" office:date-value="2020-08-12" calcext:value-type="date">
            <text:p>12-Aug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18]-[.D19]" office:value-type="float" office:value="111.75" calcext:value-type="float">
            <text:p>£111.75</text:p>
          </table:table-cell>
          <table:table-cell/>
          <table:table-cell table:style-name="ce553"/>
          <table:table-cell table:number-columns-repeated="57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20]" office:value-type="date" office:date-value="2020-08-20" calcext:value-type="date">
            <text:p>20</text:p>
          </table:table-cell>
          <table:table-cell table:style-name="ce551" office:value-type="date" office:date-value="2020-08-20" calcext:value-type="date">
            <text:p>20-Aug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19]-[.D20]" office:value-type="float" office:value="76.75" calcext:value-type="float">
            <text:p>£76.75</text:p>
          </table:table-cell>
          <table:table-cell table:number-columns-repeated="8"/>
          <table:table-cell table:style-name="ce553"/>
          <table:table-cell table:number-columns-repeated="50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5" table:formula="of:=[.C21]" office:value-type="date" office:date-value="2020-08-25" calcext:value-type="date">
            <text:p>20</text:p>
          </table:table-cell>
          <table:table-cell table:style-name="ce551" office:value-type="date" office:date-value="2020-08-25" calcext:value-type="date">
            <text:p>25-Aug</text:p>
          </table:table-cell>
          <table:table-cell table:style-name="ce556" office:value-type="float" office:value="157" calcext:value-type="float">
            <text:p>£157.00</text:p>
          </table:table-cell>
          <table:table-cell table:style-name="ce560" table:formula="of:=[.E20]-[.D21]" office:value-type="float" office:value="-80.25" calcext:value-type="float">
            <text:p>-£80.25</text:p>
          </table:table-cell>
          <table:table-cell table:number-columns-repeated="59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22]" office:value-type="date" office:date-value="2020-08-25" calcext:value-type="date">
            <text:p>20</text:p>
          </table:table-cell>
          <table:table-cell table:style-name="ce551" office:value-type="date" office:date-value="2020-08-25" calcext:value-type="date">
            <text:p>25-Aug</text:p>
          </table:table-cell>
          <table:table-cell table:style-name="ce555"/>
          <table:table-cell table:style-name="ce560" table:formula="of:=[.E21]+[.$E$85]" office:value-type="float" office:value="385.443333333333" calcext:value-type="float">
            <text:p>£385.44</text:p>
          </table:table-cell>
          <table:table-cell table:number-columns-repeated="2"/>
          <table:table-cell table:style-name="ce553"/>
          <table:table-cell table:number-columns-repeated="56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23]" office:value-type="date" office:date-value="2020-09-01" calcext:value-type="date">
            <text:p>20</text:p>
          </table:table-cell>
          <table:table-cell table:style-name="ce551" office:value-type="date" office:date-value="2020-09-01" calcext:value-type="date">
            <text:p>01-Sep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22]-[.D23]" office:value-type="float" office:value="349.443333333333" calcext:value-type="float">
            <text:p>£349.44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24]" office:value-type="date" office:date-value="2020-09-03" calcext:value-type="date">
            <text:p>20</text:p>
          </table:table-cell>
          <table:table-cell table:style-name="ce551" office:value-type="date" office:date-value="2020-09-03" calcext:value-type="date">
            <text:p>03-Sep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23]-[.D24]" office:value-type="float" office:value="249.443333333333" calcext:value-type="float">
            <text:p>£249.44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5" table:formula="of:=[.C25]" office:value-type="date" office:date-value="2020-09-12" calcext:value-type="date">
            <text:p>20</text:p>
          </table:table-cell>
          <table:table-cell table:style-name="ce551" office:value-type="date" office:date-value="2020-09-12" calcext:value-type="date">
            <text:p>12-Sep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24]-[.D25]" office:value-type="float" office:value="237.333333333333" calcext:value-type="float">
            <text:p>£237.33</text:p>
          </table:table-cell>
          <table:table-cell table:number-columns-repeated="5"/>
          <table:table-cell table:style-name="ce249"/>
          <table:table-cell table:number-columns-repeated="53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26]" office:value-type="date" office:date-value="2020-09-20" calcext:value-type="date">
            <text:p>20</text:p>
          </table:table-cell>
          <table:table-cell table:style-name="ce551" office:value-type="date" office:date-value="2020-09-20" calcext:value-type="date">
            <text:p>20-Sep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25]-[.D26]" office:value-type="float" office:value="202.333333333333" calcext:value-type="float">
            <text:p>£202.33</text:p>
          </table:table-cell>
          <table:table-cell table:number-columns-repeated="5"/>
          <table:table-cell table:style-name="ce249"/>
          <table:table-cell table:number-columns-repeated="53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5" table:formula="of:=[.C27]" office:value-type="date" office:date-value="2020-09-25" calcext:value-type="date">
            <text:p>20</text:p>
          </table:table-cell>
          <table:table-cell table:style-name="ce551" office:value-type="date" office:date-value="2020-09-25" calcext:value-type="date">
            <text:p>25-Sep</text:p>
          </table:table-cell>
          <table:table-cell table:style-name="ce556" office:value-type="float" office:value="157" calcext:value-type="float">
            <text:p>£157.00</text:p>
          </table:table-cell>
          <table:table-cell table:style-name="ce560" table:formula="of:=[.E26]-[.D27]" office:value-type="float" office:value="45.3333333333333" calcext:value-type="float">
            <text:p>£45.33</text:p>
          </table:table-cell>
          <table:table-cell table:number-columns-repeated="5"/>
          <table:table-cell table:style-name="ce249"/>
          <table:table-cell table:number-columns-repeated="53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28]" office:value-type="date" office:date-value="2020-09-25" calcext:value-type="date">
            <text:p>20</text:p>
          </table:table-cell>
          <table:table-cell table:style-name="ce551" office:value-type="date" office:date-value="2020-09-25" calcext:value-type="date">
            <text:p>25-Sep</text:p>
          </table:table-cell>
          <table:table-cell table:style-name="ce555"/>
          <table:table-cell table:style-name="ce560" table:formula="of:=[.E27]+[.$E$85]" office:value-type="float" office:value="511.026666666667" calcext:value-type="float">
            <text:p>£511.03</text:p>
          </table:table-cell>
          <table:table-cell/>
          <table:table-cell table:style-name="ce553" table:number-columns-repeated="2"/>
          <table:table-cell table:number-columns-repeated="2"/>
          <table:table-cell table:style-name="ce249"/>
          <table:table-cell table:number-columns-repeated="53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29]" office:value-type="date" office:date-value="2020-10-01" calcext:value-type="date">
            <text:p>20</text:p>
          </table:table-cell>
          <table:table-cell table:style-name="ce551" office:value-type="date" office:date-value="2020-10-01" calcext:value-type="date">
            <text:p>01-Oct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28]-[.D29]" office:value-type="float" office:value="475.026666666667" calcext:value-type="float">
            <text:p>£475.03</text:p>
          </table:table-cell>
          <table:table-cell table:number-columns-repeated="5"/>
          <table:table-cell table:style-name="ce249"/>
          <table:table-cell table:number-columns-repeated="53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30]" office:value-type="date" office:date-value="2020-10-03" calcext:value-type="date">
            <text:p>20</text:p>
          </table:table-cell>
          <table:table-cell table:style-name="ce552" office:value-type="date" office:date-value="2020-10-03" calcext:value-type="date">
            <text:p>03-Oct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29]-[.D30]" office:value-type="float" office:value="375.026666666667" calcext:value-type="float">
            <text:p>£375.03</text:p>
          </table:table-cell>
          <table:table-cell table:number-columns-repeated="2"/>
          <table:table-cell table:style-name="ce553"/>
          <table:table-cell table:number-columns-repeated="2"/>
          <table:table-cell table:style-name="ce249"/>
          <table:table-cell table:number-columns-repeated="53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5" table:formula="of:=[.C31]" office:value-type="date" office:date-value="2020-10-12" calcext:value-type="date">
            <text:p>20</text:p>
          </table:table-cell>
          <table:table-cell table:style-name="ce551" office:value-type="date" office:date-value="2020-10-12" calcext:value-type="date">
            <text:p>12-Oct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30]-[.D31]" office:value-type="float" office:value="362.916666666667" calcext:value-type="float">
            <text:p>£362.92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32]" office:value-type="date" office:date-value="2020-10-20" calcext:value-type="date">
            <text:p>20</text:p>
          </table:table-cell>
          <table:table-cell table:style-name="ce551" office:value-type="date" office:date-value="2020-10-20" calcext:value-type="date">
            <text:p>20-Oct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31]-[.D32]" office:value-type="float" office:value="327.916666666667" calcext:value-type="float">
            <text:p>£327.92</text:p>
          </table:table-cell>
          <table:table-cell table:style-name="ce553"/>
          <table:table-cell table:number-columns-repeated="58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5" table:formula="of:=[.C33]" office:value-type="date" office:date-value="2020-10-25" calcext:value-type="date">
            <text:p>20</text:p>
          </table:table-cell>
          <table:table-cell table:style-name="ce551" office:value-type="date" office:date-value="2020-10-25" calcext:value-type="date">
            <text:p>25-Oct</text:p>
          </table:table-cell>
          <table:table-cell table:style-name="ce556" office:value-type="float" office:value="157" calcext:value-type="float">
            <text:p>£157.00</text:p>
          </table:table-cell>
          <table:table-cell table:style-name="ce560" table:formula="of:=[.E32]-[.D33]" office:value-type="float" office:value="170.916666666667" calcext:value-type="float">
            <text:p>£170.92</text:p>
          </table:table-cell>
          <table:table-cell table:number-columns-repeated="59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34]" office:value-type="date" office:date-value="2020-10-25" calcext:value-type="date">
            <text:p>20</text:p>
          </table:table-cell>
          <table:table-cell table:style-name="ce551" office:value-type="date" office:date-value="2020-10-25" calcext:value-type="date">
            <text:p>25-Oct</text:p>
          </table:table-cell>
          <table:table-cell table:style-name="ce555"/>
          <table:table-cell table:style-name="ce560" table:formula="of:=[.E33]+[.$E$85]" office:value-type="float" office:value="636.61" calcext:value-type="float">
            <text:p>£636.61</text:p>
          </table:table-cell>
          <table:table-cell/>
          <table:table-cell table:style-name="ce553"/>
          <table:table-cell table:number-columns-repeated="57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4" table:formula="of:=[.C35]" office:value-type="date" office:date-value="2019-11-01" calcext:value-type="date">
            <text:p>19</text:p>
          </table:table-cell>
          <table:table-cell table:style-name="ce551" office:value-type="date" office:date-value="2019-11-01" calcext:value-type="date">
            <text:p>01-Nov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34]-[.D35]" office:value-type="float" office:value="600.61" calcext:value-type="float">
            <text:p>£600.61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4" table:formula="of:=[.C36]" office:value-type="date" office:date-value="2019-11-03" calcext:value-type="date">
            <text:p>19</text:p>
          </table:table-cell>
          <table:table-cell table:style-name="ce551" office:value-type="date" office:date-value="2019-11-03" calcext:value-type="date">
            <text:p>03-Nov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35]-[.D36]" office:value-type="float" office:value="500.61" calcext:value-type="float">
            <text:p>£500.61</text:p>
          </table:table-cell>
          <table:table-cell/>
          <table:table-cell table:style-name="ce553" table:number-columns-repeated="2"/>
          <table:table-cell table:number-columns-repeated="56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4" table:formula="of:=[.C37]" office:value-type="date" office:date-value="2019-11-12" calcext:value-type="date">
            <text:p>19</text:p>
          </table:table-cell>
          <table:table-cell table:style-name="ce551" office:value-type="date" office:date-value="2019-11-12" calcext:value-type="date">
            <text:p>12-Nov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36]-[.D37]" office:value-type="float" office:value="488.5" calcext:value-type="float">
            <text:p>£488.50</text:p>
          </table:table-cell>
          <table:table-cell table:number-columns-repeated="2"/>
          <table:table-cell table:style-name="ce553"/>
          <table:table-cell table:number-columns-repeated="56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4" table:formula="of:=[.C38]" office:value-type="date" office:date-value="2019-11-20" calcext:value-type="date">
            <text:p>19</text:p>
          </table:table-cell>
          <table:table-cell table:style-name="ce551" office:value-type="date" office:date-value="2019-11-20" calcext:value-type="date">
            <text:p>20-Nov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37]-[.D38]" office:value-type="float" office:value="453.5" calcext:value-type="float">
            <text:p>£453.50</text:p>
          </table:table-cell>
          <table:table-cell table:number-columns-repeated="59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4" table:formula="of:=[.C39]" office:value-type="date" office:date-value="2019-11-25" calcext:value-type="date">
            <text:p>19</text:p>
          </table:table-cell>
          <table:table-cell table:style-name="ce551" office:value-type="date" office:date-value="2019-11-25" calcext:value-type="date">
            <text:p>25-Nov</text:p>
          </table:table-cell>
          <table:table-cell table:style-name="ce556" office:value-type="float" office:value="157" calcext:value-type="float">
            <text:p>£157.00</text:p>
          </table:table-cell>
          <table:table-cell table:style-name="ce560" table:formula="of:=[.E38]-[.D39]" office:value-type="float" office:value="296.5" calcext:value-type="float">
            <text:p>£296.50</text:p>
          </table:table-cell>
          <table:table-cell table:number-columns-repeated="2"/>
          <table:table-cell table:style-name="ce553"/>
          <table:table-cell table:number-columns-repeated="56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4" table:formula="of:=[.C40]" office:value-type="date" office:date-value="2019-11-25" calcext:value-type="date">
            <text:p>19</text:p>
          </table:table-cell>
          <table:table-cell table:style-name="ce551" office:value-type="date" office:date-value="2019-11-25" calcext:value-type="date">
            <text:p>25-Nov</text:p>
          </table:table-cell>
          <table:table-cell table:style-name="ce555"/>
          <table:table-cell table:style-name="ce560" table:formula="of:=[.E39]+[.$E$85]" office:value-type="float" office:value="762.193333333333" calcext:value-type="float">
            <text:p>£762.19</text:p>
          </table:table-cell>
          <table:table-cell/>
          <table:table-cell table:style-name="ce553"/>
          <table:table-cell table:style-name="ce564"/>
          <table:table-cell table:number-columns-repeated="56"/>
        </table:table-row>
        <table:table-row table:style-name="ro1">
          <table:table-cell table:style-name="ce540" office:value-type="string" calcext:value-type="string">
            <text:p>Water </text:p>
          </table:table-cell>
          <table:table-cell table:style-name="ce544" table:formula="of:=[.C41]" office:value-type="date" office:date-value="2019-11-30" calcext:value-type="date">
            <text:p>19</text:p>
          </table:table-cell>
          <table:table-cell table:style-name="ce551" office:value-type="date" office:date-value="2019-11-30" calcext:value-type="date">
            <text:p>30-Nov</text:p>
          </table:table-cell>
          <table:table-cell table:style-name="ce555" office:value-type="float" office:value="300" calcext:value-type="float">
            <text:p>£300.00</text:p>
          </table:table-cell>
          <table:table-cell table:style-name="ce560" table:formula="of:=[.E40]-[.D41]" office:value-type="float" office:value="462.193333333333" calcext:value-type="float">
            <text:p>£462.19</text:p>
          </table:table-cell>
          <table:table-cell table:number-columns-repeated="2"/>
          <table:table-cell table:style-name="ce553"/>
          <table:table-cell/>
          <table:table-cell table:style-name="ce184"/>
          <table:table-cell table:number-columns-repeated="54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4" table:formula="of:=[.C42]" office:value-type="date" office:date-value="2019-12-01" calcext:value-type="date">
            <text:p>19</text:p>
          </table:table-cell>
          <table:table-cell table:style-name="ce551" office:value-type="date" office:date-value="2019-12-01" calcext:value-type="date">
            <text:p>01-Dec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41]-[.D42]" office:value-type="float" office:value="426.193333333333" calcext:value-type="float">
            <text:p>£426.19</text:p>
          </table:table-cell>
          <table:table-cell/>
          <table:table-cell table:style-name="ce553"/>
          <table:table-cell table:number-columns-repeated="2"/>
          <table:table-cell table:style-name="ce184"/>
          <table:table-cell table:number-columns-repeated="54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4" table:formula="of:=[.C43]" office:value-type="date" office:date-value="2019-12-02" calcext:value-type="date">
            <text:p>19</text:p>
          </table:table-cell>
          <table:table-cell table:style-name="ce551" office:value-type="date" office:date-value="2019-12-02" calcext:value-type="date">
            <text:p>02-Dec</text:p>
          </table:table-cell>
          <table:table-cell table:style-name="ce555" table:formula="of:=84+58" office:value-type="float" office:value="142" calcext:value-type="float">
            <text:p>£142.00</text:p>
          </table:table-cell>
          <table:table-cell table:style-name="ce560" table:formula="of:=[.E42]-[.D43]" office:value-type="float" office:value="284.193333333333" calcext:value-type="float">
            <text:p>£284.19</text:p>
          </table:table-cell>
          <table:table-cell/>
          <table:table-cell table:style-name="ce553" table:number-columns-repeated="2"/>
          <table:table-cell table:number-columns-repeated="56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4" table:formula="of:=[.C44]" office:value-type="date" office:date-value="2019-12-12" calcext:value-type="date">
            <text:p>19</text:p>
          </table:table-cell>
          <table:table-cell table:style-name="ce551" office:value-type="date" office:date-value="2019-12-12" calcext:value-type="date">
            <text:p>12-Dec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43]-[.D44]" office:value-type="float" office:value="249.193333333333" calcext:value-type="float">
            <text:p>£249.19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Art Fund</text:p>
          </table:table-cell>
          <table:table-cell table:style-name="ce544" table:formula="of:=[.C45]" office:value-type="date" office:date-value="2019-12-16" calcext:value-type="date">
            <text:p>19</text:p>
          </table:table-cell>
          <table:table-cell table:style-name="ce551" office:value-type="date" office:date-value="2019-12-16" calcext:value-type="date">
            <text:p>16-Dec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44]-[.D45]" office:value-type="float" office:value="237.083333333333" calcext:value-type="float">
            <text:p>£237.08</text:p>
          </table:table-cell>
          <table:table-cell table:style-name="ce553" table:number-columns-repeated="2"/>
          <table:table-cell table:number-columns-repeated="57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4" table:formula="of:=[.C46]" office:value-type="date" office:date-value="2019-12-20" calcext:value-type="date">
            <text:p>19</text:p>
          </table:table-cell>
          <table:table-cell table:style-name="ce551" office:value-type="date" office:date-value="2019-12-20" calcext:value-type="date">
            <text:p>20-Dec</text:p>
          </table:table-cell>
          <table:table-cell table:style-name="ce555" office:value-type="float" office:value="120" calcext:value-type="float">
            <text:p>£120.00</text:p>
          </table:table-cell>
          <table:table-cell table:style-name="ce560" table:formula="of:=[.E45]-[.D46]" office:value-type="float" office:value="117.083333333333" calcext:value-type="float">
            <text:p>£117.08</text:p>
          </table:table-cell>
          <table:table-cell table:number-columns-repeated="2"/>
          <table:table-cell table:style-name="ce553"/>
          <table:table-cell table:number-columns-repeated="56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4" table:formula="of:=[.C47]" office:value-type="date" office:date-value="2019-12-25" calcext:value-type="date">
            <text:p>19</text:p>
          </table:table-cell>
          <table:table-cell table:style-name="ce551" office:value-type="date" office:date-value="2019-12-25" calcext:value-type="date">
            <text:p>25-Dec</text:p>
          </table:table-cell>
          <table:table-cell table:style-name="ce556" office:value-type="float" office:value="157" calcext:value-type="float">
            <text:p>£157.00</text:p>
          </table:table-cell>
          <table:table-cell table:style-name="ce560" table:formula="of:=[.E46]-[.D47]" office:value-type="float" office:value="-39.9166666666669" calcext:value-type="float">
            <text:p>-£39.92</text:p>
          </table:table-cell>
          <table:table-cell table:number-columns-repeated="59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48]" office:value-type="date" office:date-value="2020-12-25" calcext:value-type="date">
            <text:p>20</text:p>
          </table:table-cell>
          <table:table-cell table:style-name="ce551" office:value-type="date" office:date-value="2020-12-25" calcext:value-type="date">
            <text:p>25-Dec</text:p>
          </table:table-cell>
          <table:table-cell table:style-name="ce555"/>
          <table:table-cell table:style-name="ce560" table:formula="of:=[.E47]+[.$E$85]" office:value-type="float" office:value="425.776666666667" calcext:value-type="float">
            <text:p>£425.78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6" table:formula="of:=[.C49]" office:value-type="date" office:date-value="2020-01-01" calcext:value-type="date">
            <text:p>20</text:p>
          </table:table-cell>
          <table:table-cell table:style-name="ce551" office:value-type="date" office:date-value="2020-01-01" calcext:value-type="date">
            <text:p>01-Jan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48]-[.D49]" office:value-type="float" office:value="389.776666666666" calcext:value-type="float">
            <text:p>£389.78</text:p>
          </table:table-cell>
          <table:table-cell table:style-name="ce553"/>
          <table:table-cell table:number-columns-repeated="58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50]" office:value-type="date" office:date-value="2020-01-03" calcext:value-type="date">
            <text:p>20</text:p>
          </table:table-cell>
          <table:table-cell table:style-name="ce551" office:value-type="date" office:date-value="2020-01-03" calcext:value-type="date">
            <text:p>03-Jan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49]-[.D50]" office:value-type="float" office:value="289.776666666666" calcext:value-type="float">
            <text:p>£289.78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7" table:formula="of:=[.C51]" office:value-type="date" office:date-value="2020-01-10" calcext:value-type="date">
            <text:p>20</text:p>
          </table:table-cell>
          <table:table-cell table:style-name="ce551" office:value-type="date" office:date-value="2020-01-10" calcext:value-type="date">
            <text:p>10-Jan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50]-[.D51]" office:value-type="float" office:value="277.666666666666" calcext:value-type="float">
            <text:p>£277.67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52]" office:value-type="date" office:date-value="2020-01-20" calcext:value-type="date">
            <text:p>20</text:p>
          </table:table-cell>
          <table:table-cell table:style-name="ce551" office:value-type="date" office:date-value="2020-01-20" calcext:value-type="date">
            <text:p>20-Jan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51]-[.D52]" office:value-type="float" office:value="242.666666666666" calcext:value-type="float">
            <text:p>£242.67</text:p>
          </table:table-cell>
          <table:table-cell table:number-columns-repeated="59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5" table:formula="of:=[.C53]" office:value-type="date" office:date-value="2020-01-25" calcext:value-type="date">
            <text:p>20</text:p>
          </table:table-cell>
          <table:table-cell table:style-name="ce551" office:value-type="date" office:date-value="2020-01-25" calcext:value-type="date">
            <text:p>25-Jan</text:p>
          </table:table-cell>
          <table:table-cell table:style-name="ce555" office:value-type="float" office:value="157" calcext:value-type="float">
            <text:p>£157.00</text:p>
          </table:table-cell>
          <table:table-cell table:style-name="ce560" table:formula="of:=[.E52]-[.D53]" office:value-type="float" office:value="85.6666666666665" calcext:value-type="float">
            <text:p>£85.67</text:p>
          </table:table-cell>
          <table:table-cell table:number-columns-repeated="59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54]" office:value-type="date" office:date-value="2020-01-25" calcext:value-type="date">
            <text:p>20</text:p>
          </table:table-cell>
          <table:table-cell table:style-name="ce551" office:value-type="date" office:date-value="2020-01-25" calcext:value-type="date">
            <text:p>25-Jan</text:p>
          </table:table-cell>
          <table:table-cell table:style-name="ce555"/>
          <table:table-cell table:style-name="ce560" table:formula="of:=[.E53]+[.$E$85]" office:value-type="float" office:value="551.36" calcext:value-type="float">
            <text:p>£551.36</text:p>
          </table:table-cell>
          <table:table-cell/>
          <table:table-cell table:style-name="ce553"/>
          <table:table-cell table:number-columns-repeated="57"/>
        </table:table-row>
        <table:table-row table:style-name="ro1">
          <table:table-cell table:style-name="ce540" office:value-type="string" calcext:value-type="string">
            <text:p>Car Tax</text:p>
          </table:table-cell>
          <table:table-cell table:style-name="ce545" table:formula="of:=[.C55]" office:value-type="date" office:date-value="2020-01-31" calcext:value-type="date">
            <text:p>20</text:p>
          </table:table-cell>
          <table:table-cell table:style-name="ce551" office:value-type="date" office:date-value="2020-01-31" calcext:value-type="date">
            <text:p>31-Jan</text:p>
          </table:table-cell>
          <table:table-cell table:style-name="ce555" office:value-type="float" office:value="20" calcext:value-type="float">
            <text:p>£20.00</text:p>
          </table:table-cell>
          <table:table-cell table:style-name="ce560" table:formula="of:=[.E54]-[.D55]" office:value-type="float" office:value="531.36" calcext:value-type="float">
            <text:p>£531.36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56]" office:value-type="date" office:date-value="2020-02-01" calcext:value-type="date">
            <text:p>20</text:p>
          </table:table-cell>
          <table:table-cell table:style-name="ce551" office:value-type="date" office:date-value="2020-02-01" calcext:value-type="date">
            <text:p>01-Feb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55]-[.D56]" office:value-type="float" office:value="495.36" calcext:value-type="float">
            <text:p>£495.36</text:p>
          </table:table-cell>
          <table:table-cell table:number-columns-repeated="2"/>
          <table:table-cell table:style-name="ce553"/>
          <table:table-cell table:number-columns-repeated="56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57]" office:value-type="date" office:date-value="2020-02-03" calcext:value-type="date">
            <text:p>20</text:p>
          </table:table-cell>
          <table:table-cell table:style-name="ce551" office:value-type="date" office:date-value="2020-02-03" calcext:value-type="date">
            <text:p>03-Feb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56]-[.D57]" office:value-type="float" office:value="395.36" calcext:value-type="float">
            <text:p>£395.36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5" table:formula="of:=[.C58]" office:value-type="date" office:date-value="2020-02-11" calcext:value-type="date">
            <text:p>20</text:p>
          </table:table-cell>
          <table:table-cell table:style-name="ce551" office:value-type="date" office:date-value="2020-02-11" calcext:value-type="date">
            <text:p>11-Feb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57]-[.D58]" office:value-type="float" office:value="383.25" calcext:value-type="float">
            <text:p>£383.25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Parking Permit</text:p>
          </table:table-cell>
          <table:table-cell table:style-name="ce545" table:formula="of:=[.C59]" office:value-type="date" office:date-value="2020-02-20" calcext:value-type="date">
            <text:p>20</text:p>
          </table:table-cell>
          <table:table-cell table:style-name="ce551" office:value-type="date" office:date-value="2020-02-20" calcext:value-type="date">
            <text:p>20-Feb</text:p>
          </table:table-cell>
          <table:table-cell table:style-name="ce555" office:value-type="float" office:value="50" calcext:value-type="float">
            <text:p>£50.00</text:p>
          </table:table-cell>
          <table:table-cell table:style-name="ce560" table:formula="of:=[.E58]-[.D59]" office:value-type="float" office:value="333.25" calcext:value-type="float">
            <text:p>£333.25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60]" office:value-type="date" office:date-value="2020-02-20" calcext:value-type="date">
            <text:p>20</text:p>
          </table:table-cell>
          <table:table-cell table:style-name="ce551" office:value-type="date" office:date-value="2020-02-20" calcext:value-type="date">
            <text:p>20-Feb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59]-[.D60]" office:value-type="float" office:value="298.25" calcext:value-type="float">
            <text:p>£298.25</text:p>
          </table:table-cell>
          <table:table-cell table:number-columns-repeated="2"/>
          <table:table-cell table:style-name="ce553"/>
          <table:table-cell table:number-columns-repeated="56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5" table:formula="of:=[.C61]" office:value-type="date" office:date-value="2020-02-25" calcext:value-type="date">
            <text:p>20</text:p>
          </table:table-cell>
          <table:table-cell table:style-name="ce551" office:value-type="date" office:date-value="2020-02-25" calcext:value-type="date">
            <text:p>25-Feb</text:p>
          </table:table-cell>
          <table:table-cell table:style-name="ce555" office:value-type="float" office:value="157" calcext:value-type="float">
            <text:p>£157.00</text:p>
          </table:table-cell>
          <table:table-cell table:style-name="ce560" table:formula="of:=[.E60]-[.D61]" office:value-type="float" office:value="141.25" calcext:value-type="float">
            <text:p>£141.25</text:p>
          </table:table-cell>
          <table:table-cell table:number-columns-repeated="59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62]" office:value-type="date" office:date-value="2020-02-25" calcext:value-type="date">
            <text:p>20</text:p>
          </table:table-cell>
          <table:table-cell table:style-name="ce551" office:value-type="date" office:date-value="2020-02-25" calcext:value-type="date">
            <text:p>25-Feb</text:p>
          </table:table-cell>
          <table:table-cell table:style-name="ce555"/>
          <table:table-cell table:style-name="ce560" table:formula="of:=[.E61]+[.$E$85]" office:value-type="float" office:value="606.943333333333" calcext:value-type="float">
            <text:p>£606.94</text:p>
          </table:table-cell>
          <table:table-cell/>
          <table:table-cell table:style-name="ce553"/>
          <table:table-cell table:number-columns-repeated="57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63]" office:value-type="date" office:date-value="2020-03-01" calcext:value-type="date">
            <text:p>20</text:p>
          </table:table-cell>
          <table:table-cell table:style-name="ce551" office:value-type="date" office:date-value="2020-03-01" calcext:value-type="date">
            <text:p>01-Mar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62]-[.D63]" office:value-type="float" office:value="570.943333333333" calcext:value-type="float">
            <text:p>£570.94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64]" office:value-type="date" office:date-value="2020-03-03" calcext:value-type="date">
            <text:p>20</text:p>
          </table:table-cell>
          <table:table-cell table:style-name="ce551" office:value-type="date" office:date-value="2020-03-03" calcext:value-type="date">
            <text:p>03-Mar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63]-[.D64]" office:value-type="float" office:value="470.943333333333" calcext:value-type="float">
            <text:p>£470.94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House Insurance</text:p>
          </table:table-cell>
          <table:table-cell table:style-name="ce545" table:formula="of:=[.C65]" office:value-type="date" office:date-value="2020-03-03" calcext:value-type="date">
            <text:p>20</text:p>
          </table:table-cell>
          <table:table-cell table:style-name="ce551" office:value-type="date" office:date-value="2020-03-03" calcext:value-type="date">
            <text:p>03-Mar</text:p>
          </table:table-cell>
          <table:table-cell table:style-name="ce555" office:value-type="float" office:value="145" calcext:value-type="float">
            <text:p>£145.00</text:p>
          </table:table-cell>
          <table:table-cell table:style-name="ce560" table:formula="of:=[.E64]-[.D65]" office:value-type="float" office:value="325.943333333333" calcext:value-type="float">
            <text:p>£325.94</text:p>
          </table:table-cell>
          <table:table-cell/>
          <table:table-cell table:style-name="ce553"/>
          <table:table-cell table:number-columns-repeated="57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5" table:formula="of:=[.C66]" office:value-type="date" office:date-value="2020-03-12" calcext:value-type="date">
            <text:p>20</text:p>
          </table:table-cell>
          <table:table-cell table:style-name="ce551" office:value-type="date" office:date-value="2020-03-12" calcext:value-type="date">
            <text:p>12-Mar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65]-[.D66]" office:value-type="float" office:value="313.833333333333" calcext:value-type="float">
            <text:p>£313.83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67]" office:value-type="date" office:date-value="2020-03-20" calcext:value-type="date">
            <text:p>20</text:p>
          </table:table-cell>
          <table:table-cell table:style-name="ce551" office:value-type="date" office:date-value="2020-03-20" calcext:value-type="date">
            <text:p>20-Mar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66]-[.D67]" office:value-type="float" office:value="278.833333333333" calcext:value-type="float">
            <text:p>£278.83</text:p>
          </table:table-cell>
          <table:table-cell table:number-columns-repeated="59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5" table:formula="of:=[.C68]" office:value-type="date" office:date-value="2020-03-25" calcext:value-type="date">
            <text:p>20</text:p>
          </table:table-cell>
          <table:table-cell table:style-name="ce551" office:value-type="date" office:date-value="2020-03-25" calcext:value-type="date">
            <text:p>25-Mar</text:p>
          </table:table-cell>
          <table:table-cell table:style-name="ce555" office:value-type="float" office:value="157" calcext:value-type="float">
            <text:p>£157.00</text:p>
          </table:table-cell>
          <table:table-cell table:style-name="ce560" table:formula="of:=[.E67]-[.D68]" office:value-type="float" office:value="121.833333333333" calcext:value-type="float">
            <text:p>£121.83</text:p>
          </table:table-cell>
          <table:table-cell/>
          <table:table-cell table:style-name="ce553"/>
          <table:table-cell table:number-columns-repeated="57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69]" office:value-type="date" office:date-value="2020-03-25" calcext:value-type="date">
            <text:p>20</text:p>
          </table:table-cell>
          <table:table-cell table:style-name="ce551" office:value-type="date" office:date-value="2020-03-25" calcext:value-type="date">
            <text:p>25-Mar</text:p>
          </table:table-cell>
          <table:table-cell table:style-name="ce555"/>
          <table:table-cell table:style-name="ce560" table:formula="of:=[.E68]+[.$E$85]" office:value-type="float" office:value="587.526666666666" calcext:value-type="float">
            <text:p>£587.53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Car insurance</text:p>
          </table:table-cell>
          <table:table-cell table:style-name="ce545" table:formula="of:=[.C70]" office:value-type="date" office:date-value="2020-03-31" calcext:value-type="date">
            <text:p>20</text:p>
          </table:table-cell>
          <table:table-cell table:style-name="ce551" office:value-type="date" office:date-value="2020-03-31" calcext:value-type="date">
            <text:p>31-Mar</text:p>
          </table:table-cell>
          <table:table-cell table:style-name="ce555" office:value-type="float" office:value="530" calcext:value-type="float">
            <text:p>£530.00</text:p>
          </table:table-cell>
          <table:table-cell table:style-name="ce560" table:formula="of:=[.E69]-[.D70]" office:value-type="float" office:value="57.5266666666664" calcext:value-type="float">
            <text:p>£57.53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71]" office:value-type="date" office:date-value="2020-04-01" calcext:value-type="date">
            <text:p>20</text:p>
          </table:table-cell>
          <table:table-cell table:style-name="ce551" office:value-type="date" office:date-value="2020-04-01" calcext:value-type="date">
            <text:p>01-Apr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70]-[.D71]" office:value-type="float" office:value="21.5266666666664" calcext:value-type="float">
            <text:p>£21.53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72]" office:value-type="date" office:date-value="2020-04-03" calcext:value-type="date">
            <text:p>20</text:p>
          </table:table-cell>
          <table:table-cell table:style-name="ce551" office:value-type="date" office:date-value="2020-04-03" calcext:value-type="date">
            <text:p>03-Apr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71]-[.D72]" office:value-type="float" office:value="-78.4733333333336" calcext:value-type="float">
            <text:p>-£78.47</text:p>
          </table:table-cell>
          <table:table-cell/>
          <table:table-cell table:style-name="ce553" table:number-columns-repeated="2"/>
          <table:table-cell table:number-columns-repeated="56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5" table:formula="of:=[.C73]" office:value-type="date" office:date-value="2020-04-12" calcext:value-type="date">
            <text:p>20</text:p>
          </table:table-cell>
          <table:table-cell table:style-name="ce551" office:value-type="date" office:date-value="2020-04-12" calcext:value-type="date">
            <text:p>12-Apr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72]-[.D73]" office:value-type="float" office:value="-90.5833333333336" calcext:value-type="float">
            <text:p>-£90.58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74]" office:value-type="date" office:date-value="2020-04-20" calcext:value-type="date">
            <text:p>20</text:p>
          </table:table-cell>
          <table:table-cell table:style-name="ce551" office:value-type="date" office:date-value="2020-04-20" calcext:value-type="date">
            <text:p>20-Apr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73]-[.D74]" office:value-type="float" office:value="-125.583333333334" calcext:value-type="float">
            <text:p>-£125.58</text:p>
          </table:table-cell>
          <table:table-cell/>
          <table:table-cell table:style-name="ce553"/>
          <table:table-cell table:number-columns-repeated="57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5" table:formula="of:=[.C75]" office:value-type="date" office:date-value="2020-04-25" calcext:value-type="date">
            <text:p>20</text:p>
          </table:table-cell>
          <table:table-cell table:style-name="ce551" office:value-type="date" office:date-value="2020-04-25" calcext:value-type="date">
            <text:p>25-Apr</text:p>
          </table:table-cell>
          <table:table-cell table:style-name="ce555" office:value-type="float" office:value="157" calcext:value-type="float">
            <text:p>£157.00</text:p>
          </table:table-cell>
          <table:table-cell table:style-name="ce560" table:formula="of:=[.E74]-[.D75]" office:value-type="float" office:value="-282.583333333334" calcext:value-type="float">
            <text:p>-£282.58</text:p>
          </table:table-cell>
          <table:table-cell/>
          <table:table-cell table:style-name="ce553"/>
          <table:table-cell table:number-columns-repeated="57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76]" office:value-type="date" office:date-value="2020-04-25" calcext:value-type="date">
            <text:p>20</text:p>
          </table:table-cell>
          <table:table-cell table:style-name="ce551" office:value-type="date" office:date-value="2020-04-25" calcext:value-type="date">
            <text:p>25-Apr</text:p>
          </table:table-cell>
          <table:table-cell table:style-name="ce555"/>
          <table:table-cell table:style-name="ce560" table:formula="of:=[.E75]+[.$E$85]" office:value-type="float" office:value="183.11" calcext:value-type="float">
            <text:p>£183.11</text:p>
          </table:table-cell>
          <table:table-cell/>
          <table:table-cell table:style-name="ce553"/>
          <table:table-cell table:number-columns-repeated="57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77]" office:value-type="date" office:date-value="2020-05-01" calcext:value-type="date">
            <text:p>20</text:p>
          </table:table-cell>
          <table:table-cell table:style-name="ce551" office:value-type="date" office:date-value="2020-05-01" calcext:value-type="date">
            <text:p>01-May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76]-[.D77]" office:value-type="float" office:value="147.11" calcext:value-type="float">
            <text:p>£147.11</text:p>
          </table:table-cell>
          <table:table-cell/>
          <table:table-cell table:style-name="ce553"/>
          <table:table-cell table:number-columns-repeated="57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78]" office:value-type="date" office:date-value="2020-05-03" calcext:value-type="date">
            <text:p>20</text:p>
          </table:table-cell>
          <table:table-cell table:style-name="ce551" office:value-type="date" office:date-value="2020-05-03" calcext:value-type="date">
            <text:p>03-May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77]-[.D78]" office:value-type="float" office:value="47.1099999999997" calcext:value-type="float">
            <text:p>£47.11</text:p>
          </table:table-cell>
          <table:table-cell/>
          <table:table-cell table:style-name="ce553"/>
          <table:table-cell table:number-columns-repeated="57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5" table:formula="of:=[.C79]" office:value-type="date" office:date-value="2020-05-12" calcext:value-type="date">
            <text:p>20</text:p>
          </table:table-cell>
          <table:table-cell table:style-name="ce551" office:value-type="date" office:date-value="2020-05-12" calcext:value-type="date">
            <text:p>12-May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78]-[.D79]" office:value-type="float" office:value="34.9999999999997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541" office:value-type="string" calcext:value-type="string">
            <text:p>MOT (in car fund)</text:p>
          </table:table-cell>
          <table:table-cell table:style-name="ce545" table:formula="of:=[.C80]" office:value-type="date" office:date-value="2020-05-17" calcext:value-type="date">
            <text:p>20</text:p>
          </table:table-cell>
          <table:table-cell table:style-name="ce551" office:value-type="date" office:date-value="2020-05-17" calcext:value-type="date">
            <text:p>17-May</text:p>
          </table:table-cell>
          <table:table-cell table:style-name="ce555" office:value-type="float" office:value="0" calcext:value-type="float">
            <text:p>£0.00</text:p>
          </table:table-cell>
          <table:table-cell table:style-name="ce560" table:formula="of:=[.E79]-[.D80]" office:value-type="float" office:value="34.9999999999997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81]" office:value-type="date" office:date-value="2020-05-20" calcext:value-type="date">
            <text:p>20</text:p>
          </table:table-cell>
          <table:table-cell table:style-name="ce551" office:value-type="date" office:date-value="2020-05-20" calcext:value-type="date">
            <text:p>20-May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80]-[.D81]" office:value-type="float" office:value="-0.000000000000270006239588838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541"/>
          <table:table-cell table:style-name="ce544"/>
          <table:table-cell table:style-name="ce551"/>
          <table:table-cell table:style-name="ce555"/>
          <table:table-cell table:style-name="ce560" table:formula="of:=[.E81]-[.D82]" office:value-type="float" office:value="-0.000000000000270006239588838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540"/>
          <table:table-cell table:style-name="ce544"/>
          <table:table-cell table:style-name="ce551"/>
          <table:table-cell table:style-name="ce555"/>
          <table:table-cell table:style-name="ce562"/>
          <table:table-cell table:number-columns-repeated="59"/>
        </table:table-row>
        <table:table-row table:style-name="ro1">
          <table:table-cell table:style-name="ce540"/>
          <table:table-cell table:style-name="ce548" table:number-columns-repeated="2"/>
          <table:table-cell table:style-name="ce557"/>
          <table:table-cell table:style-name="ce324"/>
          <table:table-cell table:number-columns-repeated="59"/>
        </table:table-row>
        <table:table-row table:style-name="ro1">
          <table:table-cell table:style-name="ce542" office:value-type="string" calcext:value-type="string">
            <text:p>Totals</text:p>
          </table:table-cell>
          <table:table-cell table:style-name="ce549" table:number-columns-repeated="2"/>
          <table:table-cell table:style-name="ce558" table:formula="of:=SUM([.D2:.D81])" office:value-type="float" office:value="5588.32" calcext:value-type="float">
            <text:p>£5,588.32</text:p>
          </table:table-cell>
          <table:table-cell table:style-name="ce563" table:formula="of:=[.D85]/12" office:value-type="float" office:value="465.693333333333" calcext:value-type="float">
            <text:p>466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 style:data-style-name="N2" text:time-value="09:37:07.2608602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Gadsby, Mark R.</meta:initial-creator>
    <meta:creation-date>2009-11-16T09:44:12</meta:creation-date>
    <dc:date>2019-10-29T09:40:11.524118662</dc:date>
    <meta:print-date>2017-11-13T10:27:50</meta:print-date>
    <meta:generator>LibreOffice/6.3.2.2$Linux_X86_64 LibreOffice_project/30$Build-2</meta:generator>
    <meta:editing-duration>PT7H42M30S</meta:editing-duration>
    <meta:editing-cycles>46</meta:editing-cycles>
    <meta:document-statistic meta:table-count="6" meta:cell-count="1261" meta:object-count="0"/>
  </office:meta>
</office:document-meta>
</file>